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fo:font-style="normal" fo:font-weight="bold" officeooo:rsid="000381c4" officeooo:paragraph-rsid="000381c4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font-weight="normal" officeooo:rsid="0002868e" fo:background-color="transparent" loext:char-shading-value="0" style:font-weight-asian="normal" style:font-weight-complex="normal"/>
    </style:style>
    <style:style style:name="T3" style:family="text">
      <style:text-properties officeooo:rsid="000381c4"/>
    </style:style>
    <style:style style:name="T4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381c4" fo:background-color="#ffff00" loext:char-shading-value="0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veenkumarnaidu@alekhya-ThinkPad-E14-Gen-2:~/Documents/Eclipse/Basics$ <text:span text:style-name="T1">git init</text:span></text:p>
      <text:p text:style-name="P1">hint: Using 'master' as the name for the initial branch. This default branch name</text:p>
      <text:p text:style-name="P1">hint: is subject to change. To configure the initial branch name to use in all</text:p>
      <text:p text:style-name="P1">hint: of your new repositories, which will suppress this warning, call:</text:p>
      <text:p text:style-name="P1">hint: </text:p>
      <text:p text:style-name="P1">hint: <text:tab/>git config --global init.defaultBranch &lt;name&gt;</text:p>
      <text:p text:style-name="P1">hint: </text:p>
      <text:p text:style-name="P1">hint: Names commonly chosen instead of 'master' are 'main', 'trunk' and</text:p>
      <text:p text:style-name="P1">hint: 'development'. The just-created branch can be renamed via this command:</text:p>
      <text:p text:style-name="P1">hint: </text:p>
      <text:p text:style-name="P1">hint: <text:tab/>git branch -m &lt;name&gt;</text:p>
      <text:p text:style-name="P1">Initialized empty Git repository in /home/praveenkumarnaidu/Documents/Eclipse/Basics/.git/</text:p>
      <text:p text:style-name="P1">praveenkumarnaidu@alekhya-ThinkPad-E14-Gen-2:~/Documents/Eclipse/Basics$ <text:span text:style-name="T1">ls -a</text:span></text:p>
      <text:p text:style-name="P1">. <text:s text:c="13"/>Day10Lib2 <text:s/>Day13Lib2 <text:s/>Day4Oops <text:s/>Day7Lib1 <text:s/>.git</text:p>
      <text:p text:style-name="P1">.. <text:s text:c="12"/>Day11Lib2 <text:s/>Day2 <text:s text:c="6"/>Day5Oops <text:s/>Day8Lib2 <text:s/>JavaExcercises</text:p>
      <text:p text:style-name="P1">BasicPrograms <text:s/>Day12Lib2 <text:s/>Day3Oops <text:s text:c="2"/>Day6Lib1 <text:s/>Day9Lib2 <text:s/>.metadata</text:p>
      <text:p text:style-name="P1">praveenkumarnaidu@alekhya-ThinkPad-E14-Gen-2:~/Documents/Eclipse/Basics$ <text:span text:style-name="T1">git status</text:span></text:p>
      <text:p text:style-name="P1">On branch master</text:p>
      <text:p text:style-name="P1"/>
      <text:p text:style-name="P1">No commits yet</text:p>
      <text:p text:style-name="P1"/>
      <text:p text:style-name="P1">Untracked files:</text:p>
      <text:p text:style-name="P1"><text:s text:c="2"/>(use "git add &lt;file&gt;..." to include in what will be committed)</text:p>
      <text:p text:style-name="P1"><text:tab/>.metadata/</text:p>
      <text:p text:style-name="P1"><text:tab/>BasicPrograms/</text:p>
      <text:p text:style-name="P1"><text:tab/>Day10Lib2/</text:p>
      <text:p text:style-name="P1"><text:tab/>Day11Lib2/</text:p>
      <text:p text:style-name="P1"><text:tab/>Day12Lib2/</text:p>
      <text:p text:style-name="P1"><text:tab/>Day13Lib2/</text:p>
      <text:p text:style-name="P1"><text:tab/>Day2/</text:p>
      <text:p text:style-name="P1"><text:tab/>Day3Oops/</text:p>
      <text:p text:style-name="P1"><text:tab/>Day4Oops/</text:p>
      <text:p text:style-name="P1"><text:tab/>Day5Oops/</text:p>
      <text:p text:style-name="P1"><text:tab/>Day6Lib1/</text:p>
      <text:p text:style-name="P1"><text:tab/>Day7Lib1/</text:p>
      <text:p text:style-name="P1"><text:tab/>Day8Lib2/</text:p>
      <text:p text:style-name="P1"><text:tab/>Day9Lib2/</text:p>
      <text:p text:style-name="P1"><text:tab/>JavaExcercises/</text:p>
      <text:p text:style-name="P1"/>
      <text:p text:style-name="P1">nothing added to commit but untracked files present (use "git add" to track)</text:p>
      <text:p text:style-name="P1"><text:soft-page-break/>praveenkumarnaidu@alekhya-ThinkPad-E14-Gen-2:~/Documents/Eclipse/Basics$ <text:span text:style-name="T1">git add .</text:span></text:p>
      <text:p text:style-name="P1">praveenkumarnaidu@alekhya-ThinkPad-E14-Gen-2:~/Documents/Eclipse/Basics$ <text:span text:style-name="T1">git status</text:span></text:p>
      <text:p text:style-name="P1">On branch master</text:p>
      <text:p text:style-name="P1"/>
      <text:p text:style-name="P1">No commits yet</text:p>
      <text:p text:style-name="P1"/>
      <text:p text:style-name="P1">Changes to be committed:</text:p>
      <text:p text:style-name="P1"><text:s text:c="2"/>(use "git rm --cached &lt;file&gt;..." to unstage)</text:p>
      <text:p text:style-name="P1"><text:tab/>new file: <text:s text:c="2"/>.metadata/.lock</text:p>
      <text:p text:style-name="P1"><text:tab/>new file: <text:s text:c="2"/>.metadata/.log</text:p>
      <text:p text:style-name="P1"><text:tab/>new file: <text:s text:c="2"/>.metadata/.plugins/org.eclipse.core.resources/.history/0/b0c014d36a24001e13858dcdcb5a9133</text:p>
      <text:p text:style-name="P1"><text:tab/>new file: <text:s text:c="2"/>.metadata/.plugins/org.eclipse.core.resources/.history/1/901bf8501c22001e1c2cfd7989c2f91b</text:p>
      <text:p text:style-name="P1"><text:tab/>new file: <text:s text:c="2"/>.metadata/.plugins/org.eclipse.core.resources/.history/10/20b905ca9620001e1d96ae053040a8ac</text:p>
      <text:p text:style-name="P1"><text:tab/>new file: <text:s text:c="2"/>.metadata/.plugins/org.eclipse.core.resources/.history/10/20bfc5257921001e1746aeaec05b3e6f</text:p>
      <text:p text:style-name="P1"><text:tab/>new file: <text:s text:c="2"/>.metadata/.plugins/org.eclipse.core.resources/.history/10/90fe86db9420001e1d96ae053040a8ac</text:p>
      <text:p text:style-name="P1"><text:tab/>new file: <text:s text:c="2"/>.metadata/.plugins/org.eclipse.core.resources/.history/14/0031ae5f8320001e1d96ae053040a8ac</text:p>
      <text:p text:style-name="P1"><text:tab/>new file: <text:s text:c="2"/>.metadata/.plugins/org.eclipse.core.resources/.history/14/a06ef29b7921001e1746aeaec05b3e6f</text:p>
      <text:p text:style-name="P1"><text:tab/>new file: <text:s text:c="2"/>.metadata/.plugins/org.eclipse.core.resources/.history/15/30442a98e61f001e1fae9ab10491afef</text:p>
      <text:p text:style-name="P1"><text:tab/>new file: <text:s text:c="2"/>.metadata/.plugins/org.eclipse.core.resources/.history/15/f0bbee927a21001e1746aeaec05b3e6f</text:p>
      <text:p text:style-name="P1"><text:tab/>new file: <text:s text:c="2"/>.metadata/.plugins/org.eclipse.core.resources/.history/17/90b7519c7721001e1746aeaec05b3e6f</text:p>
      <text:p text:style-name="P1"><text:tab/>new file: <text:s text:c="2"/>.metadata/.plugins/org.eclipse.core.resources/.history/17/90d5903a8fff001d1977b0876bdb159e</text:p>
      <text:p text:style-name="P1"><text:soft-page-break/><text:tab/>new file: <text:s text:c="2"/>.metadata/.plugins/org.eclipse.core.resources/.history/18/00da667e7b20001e1d96ae053040a8ac</text:p>
      <text:p text:style-name="P1"><text:tab/>new file: <text:s text:c="2"/>.metadata/.plugins/org.eclipse.core.resources/.history/18/d0cf839d8320001e1d96ae053040a8ac</text:p>
      <text:p text:style-name="P1"><text:tab/>new file: <text:s text:c="2"/>.metadata/.plugins/org.eclipse.core.resources/.history/19/909a70828eff001d1977b0876bdb159e</text:p>
      <text:p text:style-name="P1"><text:tab/>new file: <text:s text:c="2"/>.metadata/.plugins/org.eclipse.core.resources/.history/19/a0f3f3399c20001e1d96ae053040a8ac</text:p>
      <text:p text:style-name="P1"><text:tab/>new file: <text:s text:c="2"/>.metadata/.plugins/org.eclipse.core.resources/.history/1a/20dcd5ec92ff001d1977b0876bdb159e</text:p>
      <text:p text:style-name="P1"><text:tab/>new file: <text:s text:c="2"/>.metadata/.plugins/org.eclipse.core.resources/.history/1a/601f3ef59120001e1d96ae053040a8ac</text:p>
      <text:p text:style-name="P1"><text:tab/>new file: <text:s text:c="2"/>.metadata/.plugins/org.eclipse.core.resources/.history/1a/b085fcdd8420001e1d96ae053040a8ac</text:p>
      <text:p text:style-name="P1"><text:tab/>new file: <text:s text:c="2"/>.metadata/.plugins/org.eclipse.core.resources/.history/1d/e0f6aaa895ff001d1977b0876bdb159e</text:p>
      <text:p text:style-name="P1"><text:tab/>new file: <text:s text:c="2"/>.metadata/.plugins/org.eclipse.core.resources/.history/1e/70244c9a8320001e1d96ae053040a8ac</text:p>
      <text:p text:style-name="P1"><text:tab/>new file: <text:s text:c="2"/>.metadata/.plugins/org.eclipse.core.resources/.history/1e/a00a97f63c22001e1c2cfd7989c2f91b</text:p>
      <text:p text:style-name="P1"><text:tab/>new file: <text:s text:c="2"/>.metadata/.plugins/org.eclipse.core.resources/.history/20/10394f7f3a22001e1c2cfd7989c2f91b</text:p>
      <text:p text:style-name="P1"><text:tab/>new file: <text:s text:c="2"/>.metadata/.plugins/org.eclipse.core.resources/.history/20/30d1556b9b20001e1d96ae053040a8ac</text:p>
      <text:p text:style-name="P1"><text:tab/>new file: <text:s text:c="2"/>.metadata/.plugins/org.eclipse.core.resources/.history/20/c089c5c08320001e1d96ae053040a8ac</text:p>
      <text:p text:style-name="P1"><text:tab/>new file: <text:s text:c="2"/>.metadata/.plugins/org.eclipse.core.resources/.history/24/60e7f26e9620001e1d96ae053040a8ac</text:p>
      <text:p text:style-name="P1"><text:tab/>new file: <text:s text:c="2"/>.metadata/.plugins/org.eclipse.core.resources/.history/24/f09c79547620001e1d96ae053040a8ac</text:p>
      <text:p text:style-name="P1"><text:soft-page-break/><text:tab/>new file: <text:s text:c="2"/>.metadata/.plugins/org.eclipse.core.resources/.history/26/9009dea77921001e1746aeaec05b3e6f</text:p>
      <text:p text:style-name="P1"><text:tab/>new file: <text:s text:c="2"/>.metadata/.plugins/org.eclipse.core.resources/.history/26/e0fa1af09520001e1d96ae053040a8ac</text:p>
      <text:p text:style-name="P1"><text:tab/>new file: <text:s text:c="2"/>.metadata/.plugins/org.eclipse.core.resources/.history/28/c0658ad21f22001e1c2cfd7989c2f91b</text:p>
      <text:p text:style-name="P1"><text:tab/>new file: <text:s text:c="2"/>.metadata/.plugins/org.eclipse.core.resources/.history/29/c08ecc667b21001e1746aeaec05b3e6f</text:p>
      <text:p text:style-name="P1"><text:tab/>new file: <text:s text:c="2"/>.metadata/.plugins/org.eclipse.core.resources/.history/29/f0a640617a20001e1d96ae053040a8ac</text:p>
      <text:p text:style-name="P1"><text:tab/>new file: <text:s text:c="2"/>.metadata/.plugins/org.eclipse.core.resources/.history/2b/90a56d837721001e1746aeaec05b3e6f</text:p>
      <text:p text:style-name="P1"><text:tab/>new file: <text:s text:c="2"/>.metadata/.plugins/org.eclipse.core.resources/.history/2c/a01a74ed9120001e1d96ae053040a8ac</text:p>
      <text:p text:style-name="P1"><text:tab/>new file: <text:s text:c="2"/>.metadata/.plugins/org.eclipse.core.resources/.history/2d/309eb46591ff001d1977b0876bdb159e</text:p>
      <text:p text:style-name="P1"><text:tab/>new file: <text:s text:c="2"/>.metadata/.plugins/org.eclipse.core.resources/.history/2d/80a3218e7a21001e1746aeaec05b3e6f</text:p>
      <text:p text:style-name="P1"><text:tab/>new file: <text:s text:c="2"/>.metadata/.plugins/org.eclipse.core.resources/.history/2e/205da4f7e51f001e1fae9ab10491afef</text:p>
      <text:p text:style-name="P1"><text:tab/>new file: <text:s text:c="2"/>.metadata/.plugins/org.eclipse.core.resources/.history/30/90506b961f22001e1c2cfd7989c2f91b</text:p>
      <text:p text:style-name="P1"><text:tab/>new file: <text:s text:c="2"/>.metadata/.plugins/org.eclipse.core.resources/.history/30/c0aa9dd03c22001e1c2cfd7989c2f91b</text:p>
      <text:p text:style-name="P1"><text:tab/>new file: <text:s text:c="2"/>.metadata/.plugins/org.eclipse.core.resources/.history/30/c0ddc6849720001e1d96ae053040a8ac</text:p>
      <text:p text:style-name="P1"><text:tab/>new file: <text:s text:c="2"/>.metadata/.plugins/org.eclipse.core.resources/.history/30/f0f5b1a57520001e1d96ae053040a8ac</text:p>
      <text:p text:style-name="P1"><text:tab/>new file: <text:s text:c="2"/>.metadata/.plugins/org.eclipse.core.resources/.history/31/50ff233e7921001e1746aeaec05b3e6f</text:p>
      <text:p text:style-name="P1"><text:soft-page-break/><text:tab/>new file: <text:s text:c="2"/>.metadata/.plugins/org.eclipse.core.resources/.history/31/b0ac029e9720001e1d96ae053040a8ac</text:p>
      <text:p text:style-name="P1"><text:tab/>new file: <text:s text:c="2"/>.metadata/.plugins/org.eclipse.core.resources/.history/33/50c10b371c22001e1c2cfd7989c2f91b</text:p>
      <text:p text:style-name="P1"><text:tab/>new file: <text:s text:c="2"/>.metadata/.plugins/org.eclipse.core.resources/.history/34/909f8e4c1f22001e1c2cfd7989c2f91b</text:p>
      <text:p text:style-name="P1"><text:tab/>new file: <text:s text:c="2"/>.metadata/.plugins/org.eclipse.core.resources/.history/35/c049d1218420001e1d96ae053040a8ac</text:p>
      <text:p text:style-name="P1"><text:tab/>new file: <text:s text:c="2"/>.metadata/.plugins/org.eclipse.core.resources/.history/37/609eb52893ff001d1977b0876bdb159e</text:p>
      <text:p text:style-name="P1"><text:tab/>new file: <text:s text:c="2"/>.metadata/.plugins/org.eclipse.core.resources/.history/39/902813029520001e1d96ae053040a8ac</text:p>
      <text:p text:style-name="P1"><text:tab/>new file: <text:s text:c="2"/>.metadata/.plugins/org.eclipse.core.resources/.history/3a/6059cd2e7b20001e1d96ae053040a8ac</text:p>
      <text:p text:style-name="P1"><text:tab/>new file: <text:s text:c="2"/>.metadata/.plugins/org.eclipse.core.resources/.history/3b/7092e3ea9620001e1d96ae053040a8ac</text:p>
      <text:p text:style-name="P1"><text:tab/>new file: <text:s text:c="2"/>.metadata/.plugins/org.eclipse.core.resources/.history/3c/a0bec93693ff001d1977b0876bdb159e</text:p>
      <text:p text:style-name="P1"><text:tab/>new file: <text:s text:c="2"/>.metadata/.plugins/org.eclipse.core.resources/.history/3d/401f199d96ff001d1977b0876bdb159e</text:p>
      <text:p text:style-name="P1"><text:tab/>new file: <text:s text:c="2"/>.metadata/.plugins/org.eclipse.core.resources/.history/3f/206cb43595ff001d1977b0876bdb159e</text:p>
      <text:p text:style-name="P1"><text:tab/>new file: <text:s text:c="2"/>.metadata/.plugins/org.eclipse.core.resources/.history/4/6051bb1c9820001e1d96ae053040a8ac</text:p>
      <text:p text:style-name="P1"><text:tab/>new file: <text:s text:c="2"/>.metadata/.plugins/org.eclipse.core.resources/.history/40/7092ab0391ff001d1977b0876bdb159e</text:p>
      <text:p text:style-name="P1"><text:tab/>new file: <text:s text:c="2"/>.metadata/.plugins/org.eclipse.core.resources/.history/41/40f569357921001e1746aeaec05b3e6f</text:p>
      <text:p text:style-name="P1"><text:tab/>new file: <text:s text:c="2"/>.metadata/.plugins/org.eclipse.core.resources/.history/41/a00ad0b490ff001d1977b0876bdb159e</text:p>
      <text:p text:style-name="P1"><text:soft-page-break/><text:tab/>new file: <text:s text:c="2"/>.metadata/.plugins/org.eclipse.core.resources/.history/42/90a992dc9120001e1d96ae053040a8ac</text:p>
      <text:p text:style-name="P1"><text:tab/>new file: <text:s text:c="2"/>.metadata/.plugins/org.eclipse.core.resources/.history/44/00417bf69620001e1d96ae053040a8ac</text:p>
      <text:p text:style-name="P1"><text:tab/>new file: <text:s text:c="2"/>.metadata/.plugins/org.eclipse.core.resources/.history/44/2038ae043d22001e1c2cfd7989c2f91b</text:p>
      <text:p text:style-name="P1"><text:tab/>new file: <text:s text:c="2"/>.metadata/.plugins/org.eclipse.core.resources/.history/44/20c1c6559c20001e1d96ae053040a8ac</text:p>
      <text:p text:style-name="P1"><text:tab/>new file: <text:s text:c="2"/>.metadata/.plugins/org.eclipse.core.resources/.history/44/4015d7ee90ff001d1977b0876bdb159e</text:p>
      <text:p text:style-name="P1"><text:tab/>new file: <text:s text:c="2"/>.metadata/.plugins/org.eclipse.core.resources/.history/45/109a938c7520001e1d96ae053040a8ac</text:p>
      <text:p text:style-name="P1"><text:tab/>new file: <text:s text:c="2"/>.metadata/.plugins/org.eclipse.core.resources/.history/46/80c977547921001e1746aeaec05b3e6f</text:p>
      <text:p text:style-name="P1"><text:tab/>new file: <text:s text:c="2"/>.metadata/.plugins/org.eclipse.core.resources/.history/48/609791b87a21001e1746aeaec05b3e6f</text:p>
      <text:p text:style-name="P1"><text:tab/>new file: <text:s text:c="2"/>.metadata/.plugins/org.eclipse.core.resources/.history/49/e032f62f8420001e1d96ae053040a8ac</text:p>
      <text:p text:style-name="P1"><text:tab/>new file: <text:s text:c="2"/>.metadata/.plugins/org.eclipse.core.resources/.history/4a/6098245e95ff001d1977b0876bdb159e</text:p>
      <text:p text:style-name="P1"><text:tab/>new file: <text:s text:c="2"/>.metadata/.plugins/org.eclipse.core.resources/.history/4a/60b9d29b92ff001d1977b0876bdb159e</text:p>
      <text:p text:style-name="P1"><text:tab/>new file: <text:s text:c="2"/>.metadata/.plugins/org.eclipse.core.resources/.history/4a/902d388c7b21001e1746aeaec05b3e6f</text:p>
      <text:p text:style-name="P1"><text:tab/>new file: <text:s text:c="2"/>.metadata/.plugins/org.eclipse.core.resources/.history/4b/70c8b887e51f001e1fae9ab10491afef</text:p>
      <text:p text:style-name="P1"><text:tab/>new file: <text:s text:c="2"/>.metadata/.plugins/org.eclipse.core.resources/.history/4b/a02aae973c22001e1c2cfd7989c2f91b</text:p>
      <text:p text:style-name="P1"><text:tab/>new file: <text:s text:c="2"/>.metadata/.plugins/org.eclipse.core.resources/.history/4b/f0d26d517b21001e1746aeaec05b3e6f</text:p>
      <text:p text:style-name="P1"><text:soft-page-break/><text:tab/>new file: <text:s text:c="2"/>.metadata/.plugins/org.eclipse.core.resources/.history/4c/d03d16b43d22001e1c2cfd7989c2f91b</text:p>
      <text:p text:style-name="P1"><text:tab/>new file: <text:s text:c="2"/>.metadata/.plugins/org.eclipse.core.resources/.history/4e/3047ed461f22001e1c2cfd7989c2f91b</text:p>
      <text:p text:style-name="P1"><text:tab/>new file: <text:s text:c="2"/>.metadata/.plugins/org.eclipse.core.resources/.history/4e/900e60dc9620001e1d96ae053040a8ac</text:p>
      <text:p text:style-name="P1"><text:tab/>new file: <text:s text:c="2"/>.metadata/.plugins/org.eclipse.core.resources/.history/4f/106d536c8520001e1d96ae053040a8ac</text:p>
      <text:p text:style-name="P1"><text:tab/>new file: <text:s text:c="2"/>.metadata/.plugins/org.eclipse.core.resources/.history/4f/70ea13517b20001e1d96ae053040a8ac</text:p>
      <text:p text:style-name="P1"><text:tab/>new file: <text:s text:c="2"/>.metadata/.plugins/org.eclipse.core.resources/.history/5/8049b6239c20001e1d96ae053040a8ac</text:p>
      <text:p text:style-name="P1"><text:tab/>new file: <text:s text:c="2"/>.metadata/.plugins/org.eclipse.core.resources/.history/50/10fc21d990ff001d1977b0876bdb159e</text:p>
      <text:p text:style-name="P1"><text:tab/>new file: <text:s text:c="2"/>.metadata/.plugins/org.eclipse.core.resources/.history/53/a024f3649b20001e1d96ae053040a8ac</text:p>
      <text:p text:style-name="P1"><text:tab/>new file: <text:s text:c="2"/>.metadata/.plugins/org.eclipse.core.resources/.history/55/e0a4b1737b21001e1746aeaec05b3e6f</text:p>
      <text:p text:style-name="P1"><text:tab/>new file: <text:s text:c="2"/>.metadata/.plugins/org.eclipse.core.resources/.history/56/900034209c20001e1d96ae053040a8ac</text:p>
      <text:p text:style-name="P1"><text:tab/>new file: <text:s text:c="2"/>.metadata/.plugins/org.eclipse.core.resources/.history/57/507cf65f3e22001e1c2cfd7989c2f91b</text:p>
      <text:p text:style-name="P1"><text:tab/>new file: <text:s text:c="2"/>.metadata/.plugins/org.eclipse.core.resources/.history/59/c0c86b857520001e1d96ae053040a8ac</text:p>
      <text:p text:style-name="P1"><text:tab/>new file: <text:s text:c="2"/>.metadata/.plugins/org.eclipse.core.resources/.history/5a/20deb8447620001e1d96ae053040a8ac</text:p>
      <text:p text:style-name="P1"><text:tab/>new file: <text:s text:c="2"/>.metadata/.plugins/org.eclipse.core.resources/.history/5b/30b18c589720001e1d96ae053040a8ac</text:p>
      <text:p text:style-name="P1"><text:tab/>new file: <text:s text:c="2"/>.metadata/.plugins/org.eclipse.core.resources/.history/5b/d0c7af7990ff001d1977b0876bdb159e</text:p>
      <text:p text:style-name="P1"><text:soft-page-break/><text:tab/>new file: <text:s text:c="2"/>.metadata/.plugins/org.eclipse.core.resources/.history/5b/f01c66523c22001e1c2cfd7989c2f91b</text:p>
      <text:p text:style-name="P1"><text:tab/>new file: <text:s text:c="2"/>.metadata/.plugins/org.eclipse.core.resources/.history/5c/30a8d76b9720001e1d96ae053040a8ac</text:p>
      <text:p text:style-name="P1"><text:tab/>new file: <text:s text:c="2"/>.metadata/.plugins/org.eclipse.core.resources/.history/5e/c03344a2e31f001e1fae9ab10491afef</text:p>
      <text:p text:style-name="P1"><text:tab/>new file: <text:s text:c="2"/>.metadata/.plugins/org.eclipse.core.resources/.history/5f/30a5c4ac92ff001d1977b0876bdb159e</text:p>
      <text:p text:style-name="P1"><text:tab/>new file: <text:s text:c="2"/>.metadata/.plugins/org.eclipse.core.resources/.history/5f/30f2991f9620001e1d96ae053040a8ac</text:p>
      <text:p text:style-name="P1"><text:tab/>new file: <text:s text:c="2"/>.metadata/.plugins/org.eclipse.core.resources/.history/5f/b00feeec1b22001e1c2cfd7989c2f91b</text:p>
      <text:p text:style-name="P1"><text:tab/>new file: <text:s text:c="2"/>.metadata/.plugins/org.eclipse.core.resources/.history/60/f07b81843a22001e1c2cfd7989c2f91b</text:p>
      <text:p text:style-name="P1"><text:tab/>new file: <text:s text:c="2"/>.metadata/.plugins/org.eclipse.core.resources/.history/61/d05219c68d20001e1d96ae053040a8ac</text:p>
      <text:p text:style-name="P1"><text:tab/>new file: <text:s text:c="2"/>.metadata/.plugins/org.eclipse.core.resources/.history/62/2057a34c90ff001d1977b0876bdb159e</text:p>
      <text:p text:style-name="P1"><text:tab/>new file: <text:s text:c="2"/>.metadata/.plugins/org.eclipse.core.resources/.history/64/408614277921001e1746aeaec05b3e6f</text:p>
      <text:p text:style-name="P1"><text:tab/>new file: <text:s text:c="2"/>.metadata/.plugins/org.eclipse.core.resources/.history/69/505628578320001e1d96ae053040a8ac</text:p>
      <text:p text:style-name="P1"><text:tab/>new file: <text:s text:c="2"/>.metadata/.plugins/org.eclipse.core.resources/.history/6b/901b18247b20001e1d96ae053040a8ac</text:p>
      <text:p text:style-name="P1"><text:tab/>new file: <text:s text:c="2"/>.metadata/.plugins/org.eclipse.core.resources/.history/6b/a0d773921f22001e1c2cfd7989c2f91b</text:p>
      <text:p text:style-name="P1"><text:tab/>new file: <text:s text:c="2"/>.metadata/.plugins/org.eclipse.core.resources/.history/6b/d0d0442d7c21001e1746aeaec05b3e6f</text:p>
      <text:p text:style-name="P1"><text:tab/>new file: <text:s text:c="2"/>.metadata/.plugins/org.eclipse.core.resources/.history/6c/200dd85d1222001e1c2cfd7989c2f91b</text:p>
      <text:p text:style-name="P1"><text:soft-page-break/><text:tab/>new file: <text:s text:c="2"/>.metadata/.plugins/org.eclipse.core.resources/.history/6c/c02b7f8b9420001e1d96ae053040a8ac</text:p>
      <text:p text:style-name="P1"><text:tab/>new file: <text:s text:c="2"/>.metadata/.plugins/org.eclipse.core.resources/.history/6d/4051d3768fff001d1977b0876bdb159e</text:p>
      <text:p text:style-name="P1"><text:tab/>new file: <text:s text:c="2"/>.metadata/.plugins/org.eclipse.core.resources/.history/6d/d0091a249b20001e1d96ae053040a8ac</text:p>
      <text:p text:style-name="P1"><text:tab/>new file: <text:s text:c="2"/>.metadata/.plugins/org.eclipse.core.resources/.history/71/e04d71f11b22001e1c2cfd7989c2f91b</text:p>
      <text:p text:style-name="P1"><text:tab/>new file: <text:s text:c="2"/>.metadata/.plugins/org.eclipse.core.resources/.history/72/00dc3f3f7b20001e1d96ae053040a8ac</text:p>
      <text:p text:style-name="P1"><text:tab/>new file: <text:s text:c="2"/>.metadata/.plugins/org.eclipse.core.resources/.history/73/307f3be29520001e1d96ae053040a8ac</text:p>
      <text:p text:style-name="P1"><text:tab/>new file: <text:s text:c="2"/>.metadata/.plugins/org.eclipse.core.resources/.history/73/b0187af992ff001d1977b0876bdb159e</text:p>
      <text:p text:style-name="P1"><text:tab/>new file: <text:s text:c="2"/>.metadata/.plugins/org.eclipse.core.resources/.history/77/905e625a7620001e1d96ae053040a8ac</text:p>
      <text:p text:style-name="P1"><text:tab/>new file: <text:s text:c="2"/>.metadata/.plugins/org.eclipse.core.resources/.history/78/f02e17661f22001e1c2cfd7989c2f91b</text:p>
      <text:p text:style-name="P1"><text:tab/>new file: <text:s text:c="2"/>.metadata/.plugins/org.eclipse.core.resources/.history/7c/70e3708c92ff001d1977b0876bdb159e</text:p>
      <text:p text:style-name="P1"><text:tab/>new file: <text:s text:c="2"/>.metadata/.plugins/org.eclipse.core.resources/.history/7d/9022b58c7721001e1746aeaec05b3e6f</text:p>
      <text:p text:style-name="P1"><text:tab/>new file: <text:s text:c="2"/>.metadata/.plugins/org.eclipse.core.resources/.history/7e/b08ccff07821001e1746aeaec05b3e6f</text:p>
      <text:p text:style-name="P1"><text:tab/>new file: <text:s text:c="2"/>.metadata/.plugins/org.eclipse.core.resources/.history/7e/f07e99a292ff001d1977b0876bdb159e</text:p>
      <text:p text:style-name="P1"><text:tab/>new file: <text:s text:c="2"/>.metadata/.plugins/org.eclipse.core.resources/.history/7f/009a33809720001e1d96ae053040a8ac</text:p>
      <text:p text:style-name="P1"><text:tab/>new file: <text:s text:c="2"/>.metadata/.plugins/org.eclipse.core.resources/.history/7f/9088ffd37a21001e1746aeaec05b3e6f</text:p>
      <text:p text:style-name="P1"><text:soft-page-break/><text:tab/>new file: <text:s text:c="2"/>.metadata/.plugins/org.eclipse.core.resources/.history/7f/b08a1ab37721001e1746aeaec05b3e6f</text:p>
      <text:p text:style-name="P1"><text:tab/>new file: <text:s text:c="2"/>.metadata/.plugins/org.eclipse.core.resources/.history/8/30fd067a3a22001e1c2cfd7989c2f91b</text:p>
      <text:p text:style-name="P1"><text:tab/>new file: <text:s text:c="2"/>.metadata/.plugins/org.eclipse.core.resources/.history/80/5092e6f790ff001d1977b0876bdb159e</text:p>
      <text:p text:style-name="P1"><text:tab/>new file: <text:s text:c="2"/>.metadata/.plugins/org.eclipse.core.resources/.history/81/00b3cba28220001e1d96ae053040a8ac</text:p>
      <text:p text:style-name="P1"><text:tab/>new file: <text:s text:c="2"/>.metadata/.plugins/org.eclipse.core.resources/.history/81/201d3c767721001e1746aeaec05b3e6f</text:p>
      <text:p text:style-name="P1"><text:tab/>new file: <text:s text:c="2"/>.metadata/.plugins/org.eclipse.core.resources/.history/82/80c650349c20001e1d96ae053040a8ac</text:p>
      <text:p text:style-name="P1"><text:tab/>new file: <text:s text:c="2"/>.metadata/.plugins/org.eclipse.core.resources/.history/83/50ea043f8520001e1d96ae053040a8ac</text:p>
      <text:p text:style-name="P1"><text:tab/>new file: <text:s text:c="2"/>.metadata/.plugins/org.eclipse.core.resources/.history/83/80b0efe87c20001e1d96ae053040a8ac</text:p>
      <text:p text:style-name="P1"><text:tab/>new file: <text:s text:c="2"/>.metadata/.plugins/org.eclipse.core.resources/.history/83/e0b632057b20001e1d96ae053040a8ac</text:p>
      <text:p text:style-name="P1"><text:tab/>new file: <text:s text:c="2"/>.metadata/.plugins/org.eclipse.core.resources/.history/83/f06da0269820001e1d96ae053040a8ac</text:p>
      <text:p text:style-name="P1"><text:tab/>new file: <text:s text:c="2"/>.metadata/.plugins/org.eclipse.core.resources/.history/85/b03fa69f6a24001e13858dcdcb5a9133</text:p>
      <text:p text:style-name="P1"><text:tab/>new file: <text:s text:c="2"/>.metadata/.plugins/org.eclipse.core.resources/.history/8b/902bf0893a22001e1c2cfd7989c2f91b</text:p>
      <text:p text:style-name="P1"><text:tab/>new file: <text:s text:c="2"/>.metadata/.plugins/org.eclipse.core.resources/.history/8d/20f4fa149920001e1d96ae053040a8ac</text:p>
      <text:p text:style-name="P1"><text:tab/>new file: <text:s text:c="2"/>.metadata/.plugins/org.eclipse.core.resources/.history/9/30f06aaf7721001e1746aeaec05b3e6f</text:p>
      <text:p text:style-name="P1"><text:tab/>new file: <text:s text:c="2"/>.metadata/.plugins/org.eclipse.core.resources/.history/90/2031e77c7620001e1d96ae053040a8ac</text:p>
      <text:p text:style-name="P1"><text:soft-page-break/><text:tab/>new file: <text:s text:c="2"/>.metadata/.plugins/org.eclipse.core.resources/.history/92/601ad1077920001e1d96ae053040a8ac</text:p>
      <text:p text:style-name="P1"><text:tab/>new file: <text:s text:c="2"/>.metadata/.plugins/org.eclipse.core.resources/.history/94/4041febf7721001e1746aeaec05b3e6f</text:p>
      <text:p text:style-name="P1"><text:tab/>new file: <text:s text:c="2"/>.metadata/.plugins/org.eclipse.core.resources/.history/94/d02b89107d20001e1d96ae053040a8ac</text:p>
      <text:p text:style-name="P1"><text:tab/>new file: <text:s text:c="2"/>.metadata/.plugins/org.eclipse.core.resources/.history/95/102f27ea3d22001e1c2cfd7989c2f91b</text:p>
      <text:p text:style-name="P1"><text:tab/>new file: <text:s text:c="2"/>.metadata/.plugins/org.eclipse.core.resources/.history/95/909717b93b22001e1c2cfd7989c2f91b</text:p>
      <text:p text:style-name="P1"><text:tab/>new file: <text:s text:c="2"/>.metadata/.plugins/org.eclipse.core.resources/.history/96/20508e623c22001e1c2cfd7989c2f91b</text:p>
      <text:p text:style-name="P1"><text:tab/>new file: <text:s text:c="2"/>.metadata/.plugins/org.eclipse.core.resources/.history/96/90f2e1b53c22001e1c2cfd7989c2f91b</text:p>
      <text:p text:style-name="P1"><text:tab/>new file: <text:s text:c="2"/>.metadata/.plugins/org.eclipse.core.resources/.history/97/906140b17921001e1746aeaec05b3e6f</text:p>
      <text:p text:style-name="P1"><text:tab/>new file: <text:s text:c="2"/>.metadata/.plugins/org.eclipse.core.resources/.history/98/d0a369e28420001e1d96ae053040a8ac</text:p>
      <text:p text:style-name="P1"><text:tab/>new file: <text:s text:c="2"/>.metadata/.plugins/org.eclipse.core.resources/.history/99/b0c9e5489c20001e1d96ae053040a8ac</text:p>
      <text:p text:style-name="P1"><text:tab/>new file: <text:s text:c="2"/>.metadata/.plugins/org.eclipse.core.resources/.history/99/c0d0a1769b20001e1d96ae053040a8ac</text:p>
      <text:p text:style-name="P1"><text:tab/>new file: <text:s text:c="2"/>.metadata/.plugins/org.eclipse.core.resources/.history/9a/5090d3591c22001e1c2cfd7989c2f91b</text:p>
      <text:p text:style-name="P1"><text:tab/>new file: <text:s text:c="2"/>.metadata/.plugins/org.eclipse.core.resources/.history/9a/90103e417921001e1746aeaec05b3e6f</text:p>
      <text:p text:style-name="P1"><text:tab/>new file: <text:s text:c="2"/>.metadata/.plugins/org.eclipse.core.resources/.history/9c/80827992e61f001e1fae9ab10491afef</text:p>
      <text:p text:style-name="P1"><text:tab/>new file: <text:s text:c="2"/>.metadata/.plugins/org.eclipse.core.resources/.history/9c/90a5e5517c21001e1746aeaec05b3e6f</text:p>
      <text:p text:style-name="P1"><text:soft-page-break/><text:tab/>new file: <text:s text:c="2"/>.metadata/.plugins/org.eclipse.core.resources/.history/9d/a00ad38f9620001e1d96ae053040a8ac</text:p>
      <text:p text:style-name="P1"><text:tab/>new file: <text:s text:c="2"/>.metadata/.plugins/org.eclipse.core.resources/.history/9e/40ea54ee7c20001e1d96ae053040a8ac</text:p>
      <text:p text:style-name="P1"><text:tab/>new file: <text:s text:c="2"/>.metadata/.plugins/org.eclipse.core.resources/.history/a0/501141987721001e1746aeaec05b3e6f</text:p>
      <text:p text:style-name="P1"><text:tab/>new file: <text:s text:c="2"/>.metadata/.plugins/org.eclipse.core.resources/.history/a1/0015bad77921001e1746aeaec05b3e6f</text:p>
      <text:p text:style-name="P1"><text:tab/>new file: <text:s text:c="2"/>.metadata/.plugins/org.eclipse.core.resources/.history/a1/003f227b7b21001e1746aeaec05b3e6f</text:p>
      <text:p text:style-name="P1"><text:tab/>new file: <text:s text:c="2"/>.metadata/.plugins/org.eclipse.core.resources/.history/a1/103a50b99620001e1d96ae053040a8ac</text:p>
      <text:p text:style-name="P1"><text:tab/>new file: <text:s text:c="2"/>.metadata/.plugins/org.eclipse.core.resources/.history/a1/40535f388320001e1d96ae053040a8ac</text:p>
      <text:p text:style-name="P1"><text:tab/>new file: <text:s text:c="2"/>.metadata/.plugins/org.eclipse.core.resources/.history/a2/e01de8377720001e1d96ae053040a8ac</text:p>
      <text:p text:style-name="P1"><text:tab/>new file: <text:s text:c="2"/>.metadata/.plugins/org.eclipse.core.resources/.history/a2/e09142937520001e1d96ae053040a8ac</text:p>
      <text:p text:style-name="P1"><text:tab/>new file: <text:s text:c="2"/>.metadata/.plugins/org.eclipse.core.resources/.history/a3/80834e8b92ff001d1977b0876bdb159e</text:p>
      <text:p text:style-name="P1"><text:tab/>new file: <text:s text:c="2"/>.metadata/.plugins/org.eclipse.core.resources/.history/a4/f006a2491f22001e1c2cfd7989c2f91b</text:p>
      <text:p text:style-name="P1"><text:tab/>new file: <text:s text:c="2"/>.metadata/.plugins/org.eclipse.core.resources/.history/a4/f03dac568220001e1d96ae053040a8ac</text:p>
      <text:p text:style-name="P1"><text:tab/>new file: <text:s text:c="2"/>.metadata/.plugins/org.eclipse.core.resources/.history/a5/00a0dac73c22001e1c2cfd7989c2f91b</text:p>
      <text:p text:style-name="P1"><text:tab/>new file: <text:s text:c="2"/>.metadata/.plugins/org.eclipse.core.resources/.history/a5/2071f5168420001e1d96ae053040a8ac</text:p>
      <text:p text:style-name="P1"><text:tab/>new file: <text:s text:c="2"/>.metadata/.plugins/org.eclipse.core.resources/.history/a6/002b71441c22001e1c2cfd7989c2f91b</text:p>
      <text:p text:style-name="P1"><text:soft-page-break/><text:tab/>new file: <text:s text:c="2"/>.metadata/.plugins/org.eclipse.core.resources/.history/a6/80c9bb018420001e1d96ae053040a8ac</text:p>
      <text:p text:style-name="P1"><text:tab/>new file: <text:s text:c="2"/>.metadata/.plugins/org.eclipse.core.resources/.history/ab/80a9f0701222001e1c2cfd7989c2f91b</text:p>
      <text:p text:style-name="P1"><text:tab/>new file: <text:s text:c="2"/>.metadata/.plugins/org.eclipse.core.resources/.history/ab/b00aa1889720001e1d96ae053040a8ac</text:p>
      <text:p text:style-name="P1"><text:tab/>new file: <text:s text:c="2"/>.metadata/.plugins/org.eclipse.core.resources/.history/ad/906ddcd28320001e1d96ae053040a8ac</text:p>
      <text:p text:style-name="P1"><text:tab/>new file: <text:s text:c="2"/>.metadata/.plugins/org.eclipse.core.resources/.history/ad/90d7ec1b7921001e1746aeaec05b3e6f</text:p>
      <text:p text:style-name="P1"><text:tab/>new file: <text:s text:c="2"/>.metadata/.plugins/org.eclipse.core.resources/.history/ad/b02396b393ff001d1977b0876bdb159e</text:p>
      <text:p text:style-name="P1"><text:tab/>new file: <text:s text:c="2"/>.metadata/.plugins/org.eclipse.core.resources/.history/ae/10807f557a21001e1746aeaec05b3e6f</text:p>
      <text:p text:style-name="P1"><text:tab/>new file: <text:s text:c="2"/>.metadata/.plugins/org.eclipse.core.resources/.history/af/b0dd06498520001e1d96ae053040a8ac</text:p>
      <text:p text:style-name="P1"><text:tab/>new file: <text:s text:c="2"/>.metadata/.plugins/org.eclipse.core.resources/.history/af/d08f8ae78eff001d1977b0876bdb159e</text:p>
      <text:p text:style-name="P1"><text:tab/>new file: <text:s text:c="2"/>.metadata/.plugins/org.eclipse.core.resources/.history/b/306e9b388fff001d1977b0876bdb159e</text:p>
      <text:p text:style-name="P1"><text:tab/>new file: <text:s text:c="2"/>.metadata/.plugins/org.eclipse.core.resources/.history/b/90c318317921001e1746aeaec05b3e6f</text:p>
      <text:p text:style-name="P1"><text:tab/>new file: <text:s text:c="2"/>.metadata/.plugins/org.eclipse.core.resources/.history/b0/503e0fcf9620001e1d96ae053040a8ac</text:p>
      <text:p text:style-name="P1"><text:tab/>new file: <text:s text:c="2"/>.metadata/.plugins/org.eclipse.core.resources/.history/b1/3058d3917a20001e1d96ae053040a8ac</text:p>
      <text:p text:style-name="P1"><text:tab/>new file: <text:s text:c="2"/>.metadata/.plugins/org.eclipse.core.resources/.history/b3/c04525219920001e1d96ae053040a8ac</text:p>
      <text:p text:style-name="P1"><text:tab/>new file: <text:s text:c="2"/>.metadata/.plugins/org.eclipse.core.resources/.history/b5/e06ecb147921001e1746aeaec05b3e6f</text:p>
      <text:p text:style-name="P1"><text:soft-page-break/><text:tab/>new file: <text:s text:c="2"/>.metadata/.plugins/org.eclipse.core.resources/.history/b6/a05951999720001e1d96ae053040a8ac</text:p>
      <text:p text:style-name="P1"><text:tab/>new file: <text:s text:c="2"/>.metadata/.plugins/org.eclipse.core.resources/.history/b7/108382c77a21001e1746aeaec05b3e6f</text:p>
      <text:p text:style-name="P1"><text:tab/>new file: <text:s text:c="2"/>.metadata/.plugins/org.eclipse.core.resources/.history/b7/80e7cb9295ff001d1977b0876bdb159e</text:p>
      <text:p text:style-name="P1"><text:tab/>new file: <text:s text:c="2"/>.metadata/.plugins/org.eclipse.core.resources/.history/b7/a030c8e38eff001d1977b0876bdb159e</text:p>
      <text:p text:style-name="P1"><text:tab/>new file: <text:s text:c="2"/>.metadata/.plugins/org.eclipse.core.resources/.history/b7/c0faca758520001e1d96ae053040a8ac</text:p>
      <text:p text:style-name="P1"><text:tab/>new file: <text:s text:c="2"/>.metadata/.plugins/org.eclipse.core.resources/.history/b9/00f4c4137c21001e1746aeaec05b3e6f</text:p>
      <text:p text:style-name="P1"><text:tab/>new file: <text:s text:c="2"/>.metadata/.plugins/org.eclipse.core.resources/.history/b9/30777dd93a22001e1c2cfd7989c2f91b</text:p>
      <text:p text:style-name="P1"><text:tab/>new file: <text:s text:c="2"/>.metadata/.plugins/org.eclipse.core.resources/.history/ba/50f854f57921001e1746aeaec05b3e6f</text:p>
      <text:p text:style-name="P1"><text:tab/>new file: <text:s text:c="2"/>.metadata/.plugins/org.eclipse.core.resources/.history/bb/2028dc2e9aff001d1977b0876bdb159e</text:p>
      <text:p text:style-name="P1"><text:tab/>new file: <text:s text:c="2"/>.metadata/.plugins/org.eclipse.core.resources/.history/bb/d04a93141c22001e1c2cfd7989c2f91b</text:p>
      <text:p text:style-name="P1"><text:tab/>new file: <text:s text:c="2"/>.metadata/.plugins/org.eclipse.core.resources/.history/bc/702e80ce7a20001e1d96ae053040a8ac</text:p>
      <text:p text:style-name="P1"><text:tab/>new file: <text:s text:c="2"/>.metadata/.plugins/org.eclipse.core.resources/.history/bd/50ad977f8520001e1d96ae053040a8ac</text:p>
      <text:p text:style-name="P1"><text:tab/>new file: <text:s text:c="2"/>.metadata/.plugins/org.eclipse.core.resources/.history/be/30b8fc908320001e1d96ae053040a8ac</text:p>
      <text:p text:style-name="P1"><text:tab/>new file: <text:s text:c="2"/>.metadata/.plugins/org.eclipse.core.resources/.history/be/80041fd67a20001e1d96ae053040a8ac</text:p>
      <text:p text:style-name="P1"><text:tab/>new file: <text:s text:c="2"/>.metadata/.plugins/org.eclipse.core.resources/.history/be/d0bcb7b390ff001d1977b0876bdb159e</text:p>
      <text:p text:style-name="P1"><text:soft-page-break/><text:tab/>new file: <text:s text:c="2"/>.metadata/.plugins/org.eclipse.core.resources/.history/c/f0d75ead8420001e1d96ae053040a8ac</text:p>
      <text:p text:style-name="P1"><text:tab/>new file: <text:s text:c="2"/>.metadata/.plugins/org.eclipse.core.resources/.history/c3/80aa6ebc7a21001e1746aeaec05b3e6f</text:p>
      <text:p text:style-name="P1"><text:tab/>new file: <text:s text:c="2"/>.metadata/.plugins/org.eclipse.core.resources/.history/c5/204ae0309720001e1d96ae053040a8ac</text:p>
      <text:p text:style-name="P1"><text:tab/>new file: <text:s text:c="2"/>.metadata/.plugins/org.eclipse.core.resources/.history/c6/a03bd1e79120001e1d96ae053040a8ac</text:p>
      <text:p text:style-name="P1"><text:tab/>new file: <text:s text:c="2"/>.metadata/.plugins/org.eclipse.core.resources/.history/c6/f047f4b07a21001e1746aeaec05b3e6f</text:p>
      <text:p text:style-name="P1"><text:tab/>new file: <text:s text:c="2"/>.metadata/.plugins/org.eclipse.core.resources/.history/cb/2034170c1c22001e1c2cfd7989c2f91b</text:p>
      <text:p text:style-name="P1"><text:tab/>new file: <text:s text:c="2"/>.metadata/.plugins/org.eclipse.core.resources/.history/cb/c0564afb90ff001d1977b0876bdb159e</text:p>
      <text:p text:style-name="P1"><text:tab/>new file: <text:s text:c="2"/>.metadata/.plugins/org.eclipse.core.resources/.history/cd/90e2fca43d22001e1c2cfd7989c2f91b</text:p>
      <text:p text:style-name="P1"><text:tab/>new file: <text:s text:c="2"/>.metadata/.plugins/org.eclipse.core.resources/.history/cf/d08d78897a21001e1746aeaec05b3e6f</text:p>
      <text:p text:style-name="P1"><text:tab/>new file: <text:s text:c="2"/>.metadata/.plugins/org.eclipse.core.resources/.history/d1/10cc06439c20001e1d96ae053040a8ac</text:p>
      <text:p text:style-name="P1"><text:tab/>new file: <text:s text:c="2"/>.metadata/.plugins/org.eclipse.core.resources/.history/d1/c0c5bae69520001e1d96ae053040a8ac</text:p>
      <text:p text:style-name="P1"><text:tab/>new file: <text:s text:c="2"/>.metadata/.plugins/org.eclipse.core.resources/.history/d3/a04206251c22001e1c2cfd7989c2f91b</text:p>
      <text:p text:style-name="P1"><text:tab/>new file: <text:s text:c="2"/>.metadata/.plugins/org.eclipse.core.resources/.history/d3/b024ab0f7920001e1d96ae053040a8ac</text:p>
      <text:p text:style-name="P1"><text:tab/>new file: <text:s text:c="2"/>.metadata/.plugins/org.eclipse.core.resources/.history/d4/d011cd8090ff001d1977b0876bdb159e</text:p>
      <text:p text:style-name="P1"><text:tab/>new file: <text:s text:c="2"/>.metadata/.plugins/org.eclipse.core.resources/.history/d4/d0e5615c7b20001e1d96ae053040a8ac</text:p>
      <text:p text:style-name="P1"><text:soft-page-break/><text:tab/>new file: <text:s text:c="2"/>.metadata/.plugins/org.eclipse.core.resources/.history/d8/1008c6ea8520001e1d96ae053040a8ac</text:p>
      <text:p text:style-name="P1"><text:tab/>new file: <text:s text:c="2"/>.metadata/.plugins/org.eclipse.core.resources/.history/d8/50e5628296ff001d1977b0876bdb159e</text:p>
      <text:p text:style-name="P1"><text:tab/>new file: <text:s text:c="2"/>.metadata/.plugins/org.eclipse.core.resources/.history/d8/a05006977520001e1d96ae053040a8ac</text:p>
      <text:p text:style-name="P1"><text:tab/>new file: <text:s text:c="2"/>.metadata/.plugins/org.eclipse.core.resources/.history/d8/e0f6363c7d20001e1d96ae053040a8ac</text:p>
      <text:p text:style-name="P1"><text:tab/>new file: <text:s text:c="2"/>.metadata/.plugins/org.eclipse.core.resources/.history/da/000f0dd33a22001e1c2cfd7989c2f91b</text:p>
      <text:p text:style-name="P1"><text:tab/>new file: <text:s text:c="2"/>.metadata/.plugins/org.eclipse.core.resources/.history/dc/708c66f48320001e1d96ae053040a8ac</text:p>
      <text:p text:style-name="P1"><text:tab/>new file: <text:s text:c="2"/>.metadata/.plugins/org.eclipse.core.resources/.history/de/20eb0300e61f001e1fae9ab10491afef</text:p>
      <text:p text:style-name="P1"><text:tab/>new file: <text:s text:c="2"/>.metadata/.plugins/org.eclipse.core.resources/.history/de/502929b37a21001e1746aeaec05b3e6f</text:p>
      <text:p text:style-name="P1"><text:tab/>new file: <text:s text:c="2"/>.metadata/.plugins/org.eclipse.core.resources/.history/e/8016b41c7920001e1d96ae053040a8ac</text:p>
      <text:p text:style-name="P1"><text:tab/>new file: <text:s text:c="2"/>.metadata/.plugins/org.eclipse.core.resources/.history/e/c010ae5a7a20001e1d96ae053040a8ac</text:p>
      <text:p text:style-name="P1"><text:tab/>new file: <text:s text:c="2"/>.metadata/.plugins/org.eclipse.core.resources/.history/e0/e026cb9f7721001e1746aeaec05b3e6f</text:p>
      <text:p text:style-name="P1"><text:tab/>new file: <text:s text:c="2"/>.metadata/.plugins/org.eclipse.core.resources/.history/e1/307c0fb33d22001e1c2cfd7989c2f91b</text:p>
      <text:p text:style-name="P1"><text:tab/>new file: <text:s text:c="2"/>.metadata/.plugins/org.eclipse.core.resources/.history/e1/d01c61cb7a21001e1746aeaec05b3e6f</text:p>
      <text:p text:style-name="P1"><text:tab/>new file: <text:s text:c="2"/>.metadata/.plugins/org.eclipse.core.resources/.history/e3/206ac2e39120001e1d96ae053040a8ac</text:p>
      <text:p text:style-name="P1"><text:tab/>new file: <text:s text:c="2"/>.metadata/.plugins/org.eclipse.core.resources/.history/e5/902511639820001e1d96ae053040a8ac</text:p>
      <text:p text:style-name="P1"><text:soft-page-break/><text:tab/>new file: <text:s text:c="2"/>.metadata/.plugins/org.eclipse.core.resources/.history/e6/405b77179820001e1d96ae053040a8ac</text:p>
      <text:p text:style-name="P1"><text:tab/>new file: <text:s text:c="2"/>.metadata/.plugins/org.eclipse.core.resources/.history/e8/407e7e86e61f001e1fae9ab10491afef</text:p>
      <text:p text:style-name="P1"><text:tab/>new file: <text:s text:c="2"/>.metadata/.plugins/org.eclipse.core.resources/.history/ea/70c54dd495ff001d1977b0876bdb159e</text:p>
      <text:p text:style-name="P1"><text:tab/>new file: <text:s text:c="2"/>.metadata/.plugins/org.eclipse.core.resources/.history/ee/c09cc2728520001e1d96ae053040a8ac</text:p>
      <text:p text:style-name="P1"><text:tab/>new file: <text:s text:c="2"/>.metadata/.plugins/org.eclipse.core.resources/.history/ef/801284088020001e1d96ae053040a8ac</text:p>
      <text:p text:style-name="P1"><text:tab/>new file: <text:s text:c="2"/>.metadata/.plugins/org.eclipse.core.resources/.history/ef/80eec7ce7a21001e1746aeaec05b3e6f</text:p>
      <text:p text:style-name="P1"><text:tab/>new file: <text:s text:c="2"/>.metadata/.plugins/org.eclipse.core.resources/.history/f/9066d5ad3c22001e1c2cfd7989c2f91b</text:p>
      <text:p text:style-name="P1"><text:tab/>new file: <text:s text:c="2"/>.metadata/.plugins/org.eclipse.core.resources/.history/f6/709452b87b20001e1d96ae053040a8ac</text:p>
      <text:p text:style-name="P1"><text:tab/>new file: <text:s text:c="2"/>.metadata/.plugins/org.eclipse.core.resources/.history/f7/606dd4968420001e1d96ae053040a8ac</text:p>
      <text:p text:style-name="P1"><text:tab/>new file: <text:s text:c="2"/>.metadata/.plugins/org.eclipse.core.resources/.history/f7/800351123e22001e1c2cfd7989c2f91b</text:p>
      <text:p text:style-name="P1"><text:tab/>new file: <text:s text:c="2"/>.metadata/.plugins/org.eclipse.core.resources/.history/f7/c095b1767b20001e1d96ae053040a8ac</text:p>
      <text:p text:style-name="P1"><text:tab/>new file: <text:s text:c="2"/>.metadata/.plugins/org.eclipse.core.resources/.history/fa/106453dc6a24001e13858dcdcb5a9133</text:p>
      <text:p text:style-name="P1"><text:tab/>new file: <text:s text:c="2"/>.metadata/.plugins/org.eclipse.core.resources/.history/fa/5014d3fa9420001e1d96ae053040a8ac</text:p>
      <text:p text:style-name="P1"><text:tab/>new file: <text:s text:c="2"/>.metadata/.plugins/org.eclipse.core.resources/.history/fa/509850467a20001e1d96ae053040a8ac</text:p>
      <text:p text:style-name="P1"><text:tab/>new file: <text:s text:c="2"/>.metadata/.plugins/org.eclipse.core.resources/.history/fb/a074488196ff001d1977b0876bdb159e</text:p>
      <text:p text:style-name="P1"><text:soft-page-break/><text:tab/>new file: <text:s text:c="2"/>.metadata/.plugins/org.eclipse.core.resources/.history/fd/b0afa9b73b22001e1c2cfd7989c2f91b</text:p>
      <text:p text:style-name="P1"><text:tab/>new file: <text:s text:c="2"/>.metadata/.plugins/org.eclipse.core.resources/.history/ff/90c002299b20001e1d96ae053040a8ac</text:p>
      <text:p text:style-name="P1"><text:tab/>new file: <text:s text:c="2"/>.metadata/.plugins/org.eclipse.core.resources/.projects/.org.eclipse.egit.core.cmp/.location</text:p>
      <text:p text:style-name="P1"><text:tab/>new file: <text:s text:c="2"/>.metadata/.plugins/org.eclipse.core.resources/.projects/BasicPrograms/.indexes/e4/2e/history.index</text:p>
      <text:p text:style-name="P1"><text:tab/>new file: <text:s text:c="2"/>.metadata/.plugins/org.eclipse.core.resources/.projects/BasicPrograms/.markers</text:p>
      <text:p text:style-name="P1"><text:tab/>new file: <text:s text:c="2"/>.metadata/.plugins/org.eclipse.core.resources/.projects/BasicPrograms/org.eclipse.jdt.core/state.dat</text:p>
      <text:p text:style-name="P1"><text:tab/>new file: <text:s text:c="2"/>.metadata/.plugins/org.eclipse.core.resources/.projects/Day10Lib2/.markers</text:p>
      <text:p text:style-name="P1"><text:tab/>new file: <text:s text:c="2"/>.metadata/.plugins/org.eclipse.core.resources/.projects/Day10Lib2/org.eclipse.jdt.core/state.dat</text:p>
      <text:p text:style-name="P1"><text:tab/>new file: <text:s text:c="2"/>.metadata/.plugins/org.eclipse.core.resources/.projects/Day11Lib2/.markers</text:p>
      <text:p text:style-name="P1"><text:tab/>new file: <text:s text:c="2"/>.metadata/.plugins/org.eclipse.core.resources/.projects/Day11Lib2/org.eclipse.jdt.core/state.dat</text:p>
      <text:p text:style-name="P1"><text:tab/>new file: <text:s text:c="2"/>.metadata/.plugins/org.eclipse.core.resources/.projects/Day12Lib2/org.eclipse.jdt.core/state.dat</text:p>
      <text:p text:style-name="P1"><text:tab/>new file: <text:s text:c="2"/>.metadata/.plugins/org.eclipse.core.resources/.projects/Day13Lib2/.indexes/e4/81/history.index</text:p>
      <text:p text:style-name="P1"><text:tab/>new file: <text:s text:c="2"/>.metadata/.plugins/org.eclipse.core.resources/.projects/Day13Lib2/.indexes/e4/d/history.index</text:p>
      <text:p text:style-name="P1"><text:tab/>new file: <text:s text:c="2"/>.metadata/.plugins/org.eclipse.core.resources/.projects/Day13Lib2/org.eclipse.jdt.core/state.dat</text:p>
      <text:p text:style-name="P1"><text:tab/>new file: <text:s text:c="2"/>.metadata/.plugins/org.eclipse.core.resources/.projects/Day2/.indexes/e4/7b/history.index</text:p>
      <text:p text:style-name="P1"><text:tab/>new file: <text:s text:c="2"/>.metadata/.plugins/org.eclipse.core.resources/.projects/Day2/.indexes/e4/81/history.index</text:p>
      <text:p text:style-name="P1"><text:tab/>new file: <text:s text:c="2"/>.metadata/.plugins/org.eclipse.core.resources/.projects/Day2/.markers</text:p>
      <text:p text:style-name="P1"><text:soft-page-break/><text:tab/>new file: <text:s text:c="2"/>.metadata/.plugins/org.eclipse.core.resources/.projects/Day2/org.eclipse.jdt.core/state.dat</text:p>
      <text:p text:style-name="P1"><text:tab/>new file: <text:s text:c="2"/>.metadata/.plugins/org.eclipse.core.resources/.projects/Day3Oops/.indexes/e4/81/history.index</text:p>
      <text:p text:style-name="P1"><text:tab/>new file: <text:s text:c="2"/>.metadata/.plugins/org.eclipse.core.resources/.projects/Day3Oops/.indexes/e4/ab/history.index</text:p>
      <text:p text:style-name="P1"><text:tab/>new file: <text:s text:c="2"/>.metadata/.plugins/org.eclipse.core.resources/.projects/Day3Oops/.markers</text:p>
      <text:p text:style-name="P1"><text:tab/>new file: <text:s text:c="2"/>.metadata/.plugins/org.eclipse.core.resources/.projects/Day3Oops/org.eclipse.jdt.core/state.dat</text:p>
      <text:p text:style-name="P1"><text:tab/>new file: <text:s text:c="2"/>.metadata/.plugins/org.eclipse.core.resources/.projects/Day4Oops/.indexes/e4/81/history.index</text:p>
      <text:p text:style-name="P1"><text:tab/>new file: <text:s text:c="2"/>.metadata/.plugins/org.eclipse.core.resources/.projects/Day4Oops/.markers</text:p>
      <text:p text:style-name="P1"><text:tab/>new file: <text:s text:c="2"/>.metadata/.plugins/org.eclipse.core.resources/.projects/Day4Oops/org.eclipse.jdt.core/state.dat</text:p>
      <text:p text:style-name="P1"><text:tab/>new file: <text:s text:c="2"/>.metadata/.plugins/org.eclipse.core.resources/.projects/Day5Oops/org.eclipse.jdt.core/state.dat</text:p>
      <text:p text:style-name="P1"><text:tab/>new file: <text:s text:c="2"/>.metadata/.plugins/org.eclipse.core.resources/.projects/Day6Lib1/.markers</text:p>
      <text:p text:style-name="P1"><text:tab/>new file: <text:s text:c="2"/>.metadata/.plugins/org.eclipse.core.resources/.projects/Day6Lib1/org.eclipse.jdt.core/state.dat</text:p>
      <text:p text:style-name="P1"><text:tab/>new file: <text:s text:c="2"/>.metadata/.plugins/org.eclipse.core.resources/.projects/Day7Lib1/org.eclipse.jdt.core/state.dat</text:p>
      <text:p text:style-name="P1"><text:tab/>new file: <text:s text:c="2"/>.metadata/.plugins/org.eclipse.core.resources/.projects/Day8Lib2/.markers</text:p>
      <text:p text:style-name="P1"><text:tab/>new file: <text:s text:c="2"/>.metadata/.plugins/org.eclipse.core.resources/.projects/Day8Lib2/org.eclipse.jdt.core/state.dat</text:p>
      <text:p text:style-name="P1"><text:tab/>new file: <text:s text:c="2"/>.metadata/.plugins/org.eclipse.core.resources/.projects/Day9Lib2/org.eclipse.jdt.core/state.dat</text:p>
      <text:p text:style-name="P1"><text:tab/>new file: <text:s text:c="2"/>.metadata/.plugins/org.eclipse.core.resources/.projects/JavaExcercises/.markers</text:p>
      <text:p text:style-name="P1"><text:soft-page-break/><text:tab/>new file: <text:s text:c="2"/>.metadata/.plugins/org.eclipse.core.resources/.projects/JavaExcercises/org.eclipse.jdt.core/state.dat</text:p>
      <text:p text:style-name="P1"><text:tab/>new file: <text:s text:c="2"/>.metadata/.plugins/org.eclipse.core.resources/.root/.indexes/history.version</text:p>
      <text:p text:style-name="P1"><text:tab/>new file: <text:s text:c="2"/>.metadata/.plugins/org.eclipse.core.resources/.root/.indexes/properties.index</text:p>
      <text:p text:style-name="P1"><text:tab/>new file: <text:s text:c="2"/>.metadata/.plugins/org.eclipse.core.resources/.root/.indexes/properties.version</text:p>
      <text:p text:style-name="P1"><text:tab/>new file: <text:s text:c="2"/>.metadata/.plugins/org.eclipse.core.resources/.root/33.tree</text:p>
      <text:p text:style-name="P1"><text:tab/>new file: <text:s text:c="2"/>.metadata/.plugins/org.eclipse.core.resources/.safetable/org.eclipse.core.resources</text:p>
      <text:p text:style-name="P1"><text:tab/>new file: <text:s text:c="2"/>.metadata/.plugins/org.eclipse.core.runtime/.settings/org.eclipse.core.resources.prefs</text:p>
      <text:p text:style-name="P1"><text:tab/>new file: <text:s text:c="2"/>.metadata/.plugins/org.eclipse.core.runtime/.settings/org.eclipse.debug.ui.prefs</text:p>
      <text:p text:style-name="P1"><text:tab/>new file: <text:s text:c="2"/>.metadata/.plugins/org.eclipse.core.runtime/.settings/org.eclipse.epp.mpc.ui.prefs</text:p>
      <text:p text:style-name="P1"><text:tab/>new file: <text:s text:c="2"/>.metadata/.plugins/org.eclipse.core.runtime/.settings/org.eclipse.jdt.core.prefs</text:p>
      <text:p text:style-name="P1"><text:tab/>new file: <text:s text:c="2"/>.metadata/.plugins/org.eclipse.core.runtime/.settings/org.eclipse.jdt.junit.prefs</text:p>
      <text:p text:style-name="P1"><text:tab/>new file: <text:s text:c="2"/>.metadata/.plugins/org.eclipse.core.runtime/.settings/org.eclipse.jdt.launching.prefs</text:p>
      <text:p text:style-name="P1"><text:tab/>new file: <text:s text:c="2"/>.metadata/.plugins/org.eclipse.core.runtime/.settings/org.eclipse.jdt.ui.prefs</text:p>
      <text:p text:style-name="P1"><text:tab/>new file: <text:s text:c="2"/>.metadata/.plugins/org.eclipse.core.runtime/.settings/org.eclipse.jst.j2ee.webservice.ui.prefs</text:p>
      <text:p text:style-name="P1"><text:tab/>new file: <text:s text:c="2"/>.metadata/.plugins/org.eclipse.core.runtime/.settings/org.eclipse.jst.jsp.core.prefs</text:p>
      <text:p text:style-name="P1"><text:tab/>new file: <text:s text:c="2"/>.metadata/.plugins/org.eclipse.core.runtime/.settings/org.eclipse.m2e.discovery.prefs</text:p>
      <text:p text:style-name="P1"><text:tab/>new file: <text:s text:c="2"/>.metadata/.plugins/org.eclipse.core.runtime/.settings/org.eclipse.pde.api.tools.prefs</text:p>
      <text:p text:style-name="P1"><text:tab/>new file: <text:s text:c="2"/>.metadata/.plugins/org.eclipse.core.runtime/.settings/org.eclipse.ui.browser.prefs</text:p>
      <text:p text:style-name="P1"><text:tab/>new file: <text:s text:c="2"/>.metadata/.plugins/org.eclipse.core.runtime/.settings/org.eclipse.ui.ide.prefs</text:p>
      <text:p text:style-name="P1"><text:tab/>new file: <text:s text:c="2"/>.metadata/.plugins/org.eclipse.core.runtime/.settings/org.eclipse.ui.navigator.prefs</text:p>
      <text:p text:style-name="P1"><text:tab/>new file: <text:s text:c="2"/>.metadata/.plugins/org.eclipse.core.runtime/.settings/org.eclipse.ui.prefs</text:p>
      <text:p text:style-name="P1"><text:tab/>new file: <text:s text:c="2"/>.metadata/.plugins/org.eclipse.core.runtime/.settings/org.eclipse.ui.workbench.prefs</text:p>
      <text:p text:style-name="P1"><text:soft-page-break/><text:tab/>new file: <text:s text:c="2"/>.metadata/.plugins/org.eclipse.core.runtime/.settings/org.eclipse.urischeme.prefs</text:p>
      <text:p text:style-name="P1"><text:tab/>new file: <text:s text:c="2"/>.metadata/.plugins/org.eclipse.core.runtime/.settings/org.eclipse.wst.jsdt.ui.prefs</text:p>
      <text:p text:style-name="P1"><text:tab/>new file: <text:s text:c="2"/>.metadata/.plugins/org.eclipse.core.runtime/.settings/org.eclipse.wst.ws.service.policy.prefs</text:p>
      <text:p text:style-name="P1"><text:tab/>new file: <text:s text:c="2"/>.metadata/.plugins/org.eclipse.debug.core/.launches/Account.launch</text:p>
      <text:p text:style-name="P1"><text:tab/>new file: <text:s text:c="2"/>.metadata/.plugins/org.eclipse.debug.core/.launches/AlphabetsDigits.launch</text:p>
      <text:p text:style-name="P1"><text:tab/>new file: <text:s text:c="2"/>.metadata/.plugins/org.eclipse.debug.core/.launches/ArrSquare.launch</text:p>
      <text:p text:style-name="P1"><text:tab/>new file: <text:s text:c="2"/>.metadata/.plugins/org.eclipse.debug.core/.launches/ArrayAvg.launch</text:p>
      <text:p text:style-name="P1"><text:tab/>new file: <text:s text:c="2"/>.metadata/.plugins/org.eclipse.debug.core/.launches/ArrayRandomOrder.launch</text:p>
      <text:p text:style-name="P1"><text:tab/>new file: <text:s text:c="2"/>.metadata/.plugins/org.eclipse.debug.core/.launches/AvgofNumbers.launch</text:p>
      <text:p text:style-name="P1"><text:tab/>new file: <text:s text:c="2"/>.metadata/.plugins/org.eclipse.debug.core/.launches/AvgofPositive.launch</text:p>
      <text:p text:style-name="P1"><text:tab/>new file: <text:s text:c="2"/>.metadata/.plugins/org.eclipse.debug.core/.launches/Bmi.launch</text:p>
      <text:p text:style-name="P1"><text:tab/>new file: <text:s text:c="2"/>.metadata/.plugins/org.eclipse.debug.core/.launches/Collections.launch</text:p>
      <text:p text:style-name="P1"><text:tab/>new file: <text:s text:c="2"/>.metadata/.plugins/org.eclipse.debug.core/.launches/Conversions.launch</text:p>
      <text:p text:style-name="P1"><text:tab/>new file: <text:s text:c="2"/>.metadata/.plugins/org.eclipse.debug.core/.launches/Count (1).launch</text:p>
      <text:p text:style-name="P1"><text:tab/>new file: <text:s text:c="2"/>.metadata/.plugins/org.eclipse.debug.core/.launches/Count (2).launch</text:p>
      <text:p text:style-name="P1"><text:tab/>new file: <text:s text:c="2"/>.metadata/.plugins/org.eclipse.debug.core/.launches/Count.launch</text:p>
      <text:p text:style-name="P1"><text:tab/>new file: <text:s text:c="2"/>.metadata/.plugins/org.eclipse.debug.core/.launches/CountNames.launch</text:p>
      <text:p text:style-name="P1"><text:tab/>new file: <text:s text:c="2"/>.metadata/.plugins/org.eclipse.debug.core/.launches/Courses (1).launch</text:p>
      <text:p text:style-name="P1"><text:tab/>new file: <text:s text:c="2"/>.metadata/.plugins/org.eclipse.debug.core/.launches/Courses.launch</text:p>
      <text:p text:style-name="P1"><text:tab/>new file: <text:s text:c="2"/>.metadata/.plugins/org.eclipse.debug.core/.launches/DaysBetween.launch</text:p>
      <text:p text:style-name="P1"><text:tab/>new file: <text:s text:c="2"/>.metadata/.plugins/org.eclipse.debug.core/.launches/DaysOrder.launch</text:p>
      <text:p text:style-name="P1"><text:tab/>new file: <text:s text:c="2"/>.metadata/.plugins/org.eclipse.debug.core/.launches/DaysSortedOrder.launch</text:p>
      <text:p text:style-name="P1"><text:tab/>new file: <text:s text:c="2"/>.metadata/.plugins/org.eclipse.debug.core/.launches/DaysinMonth.launch</text:p>
      <text:p text:style-name="P1"><text:tab/>new file: <text:s text:c="2"/>.metadata/.plugins/org.eclipse.debug.core/.launches/Details.launch</text:p>
      <text:p text:style-name="P1"><text:soft-page-break/><text:tab/>new file: <text:s text:c="2"/>.metadata/.plugins/org.eclipse.debug.core/.launches/DisplayAllLines.launch</text:p>
      <text:p text:style-name="P1"><text:tab/>new file: <text:s text:c="2"/>.metadata/.plugins/org.eclipse.debug.core/.launches/DisplayAverage.launch</text:p>
      <text:p text:style-name="P1"><text:tab/>new file: <text:s text:c="2"/>.metadata/.plugins/org.eclipse.debug.core/.launches/DisplayFactors.launch</text:p>
      <text:p text:style-name="P1"><text:tab/>new file: <text:s text:c="2"/>.metadata/.plugins/org.eclipse.debug.core/.launches/Divisible (1).launch</text:p>
      <text:p text:style-name="P1"><text:tab/>new file: <text:s text:c="2"/>.metadata/.plugins/org.eclipse.debug.core/.launches/Divisible.launch</text:p>
      <text:p text:style-name="P1"><text:tab/>new file: <text:s text:c="2"/>.metadata/.plugins/org.eclipse.debug.core/.launches/DoctorDetails (1).launch</text:p>
      <text:p text:style-name="P1"><text:tab/>new file: <text:s text:c="2"/>.metadata/.plugins/org.eclipse.debug.core/.launches/DoctorDetails (2).launch</text:p>
      <text:p text:style-name="P1"><text:tab/>new file: <text:s text:c="2"/>.metadata/.plugins/org.eclipse.debug.core/.launches/DoctorDetails.launch</text:p>
      <text:p text:style-name="P1"><text:tab/>new file: <text:s text:c="2"/>.metadata/.plugins/org.eclipse.debug.core/.launches/EachWordSeparate.launch</text:p>
      <text:p text:style-name="P1"><text:tab/>new file: <text:s text:c="2"/>.metadata/.plugins/org.eclipse.debug.core/.launches/EnterMarks.launch</text:p>
      <text:p text:style-name="P1"><text:tab/>new file: <text:s text:c="2"/>.metadata/.plugins/org.eclipse.debug.core/.launches/EnterNewMarks.launch</text:p>
      <text:p text:style-name="P1"><text:tab/>new file: <text:s text:c="2"/>.metadata/.plugins/org.eclipse.debug.core/.launches/EvenOdd.launch</text:p>
      <text:p text:style-name="P1"><text:tab/>new file: <text:s text:c="2"/>.metadata/.plugins/org.eclipse.debug.core/.launches/EvenOddNumbers.launch</text:p>
      <text:p text:style-name="P1"><text:tab/>new file: <text:s text:c="2"/>.metadata/.plugins/org.eclipse.debug.core/.launches/EvenReverseOrder.launch</text:p>
      <text:p text:style-name="P1"><text:tab/>new file: <text:s text:c="2"/>.metadata/.plugins/org.eclipse.debug.core/.launches/Fibonacci.launch</text:p>
      <text:p text:style-name="P1"><text:tab/>new file: <text:s text:c="2"/>.metadata/.plugins/org.eclipse.debug.core/.launches/First10Fibonacci (1).launch</text:p>
      <text:p text:style-name="P1"><text:tab/>new file: <text:s text:c="2"/>.metadata/.plugins/org.eclipse.debug.core/.launches/First10Fibonacci.launch</text:p>
      <text:p text:style-name="P1"><text:tab/>new file: <text:s text:c="2"/>.metadata/.plugins/org.eclipse.debug.core/.launches/Function.launch</text:p>
      <text:p text:style-name="P1"><text:tab/>new file: <text:s text:c="2"/>.metadata/.plugins/org.eclipse.debug.core/.launches/GCDnumbers.launch</text:p>
      <text:p text:style-name="P1"><text:tab/>new file: <text:s text:c="2"/>.metadata/.plugins/org.eclipse.debug.core/.launches/Gcd.launch</text:p>
      <text:p text:style-name="P1"><text:tab/>new file: <text:s text:c="2"/>.metadata/.plugins/org.eclipse.debug.core/.launches/Goods.launch</text:p>
      <text:p text:style-name="P1"><text:tab/>new file: <text:s text:c="2"/>.metadata/.plugins/org.eclipse.debug.core/.launches/GuessingNumber (1).launch</text:p>
      <text:p text:style-name="P1"><text:tab/>new file: <text:s text:c="2"/>.metadata/.plugins/org.eclipse.debug.core/.launches/GuessingNumber.launch</text:p>
      <text:p text:style-name="P1"><text:tab/>new file: <text:s text:c="2"/>.metadata/.plugins/org.eclipse.debug.core/.launches/GuessingWithoutHint.launch</text:p>
      <text:p text:style-name="P1"><text:soft-page-break/><text:tab/>new file: <text:s text:c="2"/>.metadata/.plugins/org.eclipse.debug.core/.launches/HighestFactor.launch</text:p>
      <text:p text:style-name="P1"><text:tab/>new file: <text:s text:c="2"/>.metadata/.plugins/org.eclipse.debug.core/.launches/Interest (1).launch</text:p>
      <text:p text:style-name="P1"><text:tab/>new file: <text:s text:c="2"/>.metadata/.plugins/org.eclipse.debug.core/.launches/Interest.launch</text:p>
      <text:p text:style-name="P1"><text:tab/>new file: <text:s text:c="2"/>.metadata/.plugins/org.eclipse.debug.core/.launches/InterfaceShape.launch</text:p>
      <text:p text:style-name="P1"><text:tab/>new file: <text:s text:c="2"/>.metadata/.plugins/org.eclipse.debug.core/.launches/InvertofCharacters.launch</text:p>
      <text:p text:style-name="P1"><text:tab/>new file: <text:s text:c="2"/>.metadata/.plugins/org.eclipse.debug.core/.launches/LargerthanCharacters.launch</text:p>
      <text:p text:style-name="P1"><text:tab/>new file: <text:s text:c="2"/>.metadata/.plugins/org.eclipse.debug.core/.launches/Largest.launch</text:p>
      <text:p text:style-name="P1"><text:tab/>new file: <text:s text:c="2"/>.metadata/.plugins/org.eclipse.debug.core/.launches/LargestFactor (1).launch</text:p>
      <text:p text:style-name="P1"><text:tab/>new file: <text:s text:c="2"/>.metadata/.plugins/org.eclipse.debug.core/.launches/LargestFactor.launch</text:p>
      <text:p text:style-name="P1"><text:tab/>new file: <text:s text:c="2"/>.metadata/.plugins/org.eclipse.debug.core/.launches/LargestNumber.launch</text:p>
      <text:p text:style-name="P1"><text:tab/>new file: <text:s text:c="2"/>.metadata/.plugins/org.eclipse.debug.core/.launches/LargestString.launch</text:p>
      <text:p text:style-name="P1"><text:tab/>new file: <text:s text:c="2"/>.metadata/.plugins/org.eclipse.debug.core/.launches/LargestStringIgnoreCase.launch</text:p>
      <text:p text:style-name="P1"><text:tab/>new file: <text:s text:c="2"/>.metadata/.plugins/org.eclipse.debug.core/.launches/LargestofAll.launch</text:p>
      <text:p text:style-name="P1"><text:tab/>new file: <text:s text:c="2"/>.metadata/.plugins/org.eclipse.debug.core/.launches/ListMarks.launch</text:p>
      <text:p text:style-name="P1"><text:tab/>new file: <text:s text:c="2"/>.metadata/.plugins/org.eclipse.debug.core/.launches/MInMaxofArray.launch</text:p>
      <text:p text:style-name="P1"><text:tab/>new file: <text:s text:c="2"/>.metadata/.plugins/org.eclipse.debug.core/.launches/Main.launch</text:p>
      <text:p text:style-name="P1"><text:tab/>new file: <text:s text:c="2"/>.metadata/.plugins/org.eclipse.debug.core/.launches/Marks (1).launch</text:p>
      <text:p text:style-name="P1"><text:tab/>new file: <text:s text:c="2"/>.metadata/.plugins/org.eclipse.debug.core/.launches/Marks.launch</text:p>
      <text:p text:style-name="P1"><text:tab/>new file: <text:s text:c="2"/>.metadata/.plugins/org.eclipse.debug.core/.launches/MobilesSortedOrder.launch</text:p>
      <text:p text:style-name="P1"><text:tab/>new file: <text:s text:c="2"/>.metadata/.plugins/org.eclipse.debug.core/.launches/NameMobileSort.launch</text:p>
      <text:p text:style-name="P1"><text:tab/>new file: <text:s text:c="2"/>.metadata/.plugins/org.eclipse.debug.core/.launches/Names.launch</text:p>
      <text:p text:style-name="P1"><text:tab/>new file: <text:s text:c="2"/>.metadata/.plugins/org.eclipse.debug.core/.launches/Names2.launch</text:p>
      <text:p text:style-name="P1"><text:tab/>new file: <text:s text:c="2"/>.metadata/.plugins/org.eclipse.debug.core/.launches/NonBlankLines.launch</text:p>
      <text:p text:style-name="P1"><text:tab/>new file: <text:s text:c="2"/>.metadata/.plugins/org.eclipse.debug.core/.launches/Palindrome (1).launch</text:p>
      <text:p text:style-name="P1"><text:tab/>new file: <text:s text:c="2"/>.metadata/.plugins/org.eclipse.debug.core/.launches/Palindrome.launch</text:p>
      <text:p text:style-name="P1"><text:soft-page-break/><text:tab/>new file: <text:s text:c="2"/>.metadata/.plugins/org.eclipse.debug.core/.launches/PerfectorNot.launch</text:p>
      <text:p text:style-name="P1"><text:tab/>new file: <text:s text:c="2"/>.metadata/.plugins/org.eclipse.debug.core/.launches/PersonDet.launch</text:p>
      <text:p text:style-name="P1"><text:tab/>new file: <text:s text:c="2"/>.metadata/.plugins/org.eclipse.debug.core/.launches/PersonNameAge.launch</text:p>
      <text:p text:style-name="P1"><text:tab/>new file: <text:s text:c="2"/>.metadata/.plugins/org.eclipse.debug.core/.launches/PersonSortbyName.launch</text:p>
      <text:p text:style-name="P1"><text:tab/>new file: <text:s text:c="2"/>.metadata/.plugins/org.eclipse.debug.core/.launches/Prime.launch</text:p>
      <text:p text:style-name="P1"><text:tab/>new file: <text:s text:c="2"/>.metadata/.plugins/org.eclipse.debug.core/.launches/Product.launch</text:p>
      <text:p text:style-name="P1"><text:tab/>new file: <text:s text:c="2"/>.metadata/.plugins/org.eclipse.debug.core/.launches/ProductAndCounter (1).launch</text:p>
      <text:p text:style-name="P1"><text:tab/>new file: <text:s text:c="2"/>.metadata/.plugins/org.eclipse.debug.core/.launches/ProductTaxRate.launch</text:p>
      <text:p text:style-name="P1"><text:tab/>new file: <text:s text:c="2"/>.metadata/.plugins/org.eclipse.debug.core/.launches/PushandPop.launch</text:p>
      <text:p text:style-name="P1"><text:tab/>new file: <text:s text:c="2"/>.metadata/.plugins/org.eclipse.debug.core/.launches/RandomMarks.launch</text:p>
      <text:p text:style-name="P1"><text:tab/>new file: <text:s text:c="2"/>.metadata/.plugins/org.eclipse.debug.core/.launches/RecordCircle.launch</text:p>
      <text:p text:style-name="P1"><text:tab/>new file: <text:s text:c="2"/>.metadata/.plugins/org.eclipse.debug.core/.launches/RemovingBlankLines.launch</text:p>
      <text:p text:style-name="P1"><text:tab/>new file: <text:s text:c="2"/>.metadata/.plugins/org.eclipse.debug.core/.launches/ReverseNumber.launch</text:p>
      <text:p text:style-name="P1"><text:tab/>new file: <text:s text:c="2"/>.metadata/.plugins/org.eclipse.debug.core/.launches/ReverseOrder (1).launch</text:p>
      <text:p text:style-name="P1"><text:tab/>new file: <text:s text:c="2"/>.metadata/.plugins/org.eclipse.debug.core/.launches/ReverseOrder (2).launch</text:p>
      <text:p text:style-name="P1"><text:tab/>new file: <text:s text:c="2"/>.metadata/.plugins/org.eclipse.debug.core/.launches/ReverseOrder.launch</text:p>
      <text:p text:style-name="P1"><text:tab/>new file: <text:s text:c="2"/>.metadata/.plugins/org.eclipse.debug.core/.launches/Sales (1).launch</text:p>
      <text:p text:style-name="P1"><text:tab/>new file: <text:s text:c="2"/>.metadata/.plugins/org.eclipse.debug.core/.launches/Sales.launch</text:p>
      <text:p text:style-name="P1"><text:tab/>new file: <text:s text:c="2"/>.metadata/.plugins/org.eclipse.debug.core/.launches/SeparateLine.launch</text:p>
      <text:p text:style-name="P1"><text:tab/>new file: <text:s text:c="2"/>.metadata/.plugins/org.eclipse.debug.core/.launches/Separating.launch</text:p>
      <text:p text:style-name="P1"><text:tab/>new file: <text:s text:c="2"/>.metadata/.plugins/org.eclipse.debug.core/.launches/SmallestFactor.launch</text:p>
      <text:p text:style-name="P1"><text:tab/>new file: <text:s text:c="2"/>.metadata/.plugins/org.eclipse.debug.core/.launches/SortbyLength.launch</text:p>
      <text:p text:style-name="P1"><text:tab/>new file: <text:s text:c="2"/>.metadata/.plugins/org.eclipse.debug.core/.launches/SortbyName.launch</text:p>
      <text:p text:style-name="P1"><text:tab/>new file: <text:s text:c="2"/>.metadata/.plugins/org.eclipse.debug.core/.launches/SortedOrder.launch</text:p>
      <text:p text:style-name="P1"><text:soft-page-break/><text:tab/>new file: <text:s text:c="2"/>.metadata/.plugins/org.eclipse.debug.core/.launches/SquareSide.launch</text:p>
      <text:p text:style-name="P1"><text:tab/>new file: <text:s text:c="2"/>.metadata/.plugins/org.eclipse.debug.core/.launches/StoreDet.launch</text:p>
      <text:p text:style-name="P1"><text:tab/>new file: <text:s text:c="2"/>.metadata/.plugins/org.eclipse.debug.core/.launches/StoreDetail.launch</text:p>
      <text:p text:style-name="P1"><text:tab/>new file: <text:s text:c="2"/>.metadata/.plugins/org.eclipse.debug.core/.launches/StoreDetails.launch</text:p>
      <text:p text:style-name="P1"><text:tab/>new file: <text:s text:c="2"/>.metadata/.plugins/org.eclipse.debug.core/.launches/Streams.launch</text:p>
      <text:p text:style-name="P1"><text:tab/>new file: <text:s text:c="2"/>.metadata/.plugins/org.eclipse.debug.core/.launches/StreamsPrimenumbers.launch</text:p>
      <text:p text:style-name="P1"><text:tab/>new file: <text:s text:c="2"/>.metadata/.plugins/org.eclipse.debug.core/.launches/StringSortedOrder.launch</text:p>
      <text:p text:style-name="P1"><text:tab/>new file: <text:s text:c="2"/>.metadata/.plugins/org.eclipse.debug.core/.launches/StringsbyLength.launch</text:p>
      <text:p text:style-name="P1"><text:tab/>new file: <text:s text:c="2"/>.metadata/.plugins/org.eclipse.debug.core/.launches/StudentDetails (1).launch</text:p>
      <text:p text:style-name="P1"><text:tab/>new file: <text:s text:c="2"/>.metadata/.plugins/org.eclipse.debug.core/.launches/StudentDetails.launch</text:p>
      <text:p text:style-name="P1"><text:tab/>new file: <text:s text:c="2"/>.metadata/.plugins/org.eclipse.debug.core/.launches/StudentMarks (1).launch</text:p>
      <text:p text:style-name="P1"><text:tab/>new file: <text:s text:c="2"/>.metadata/.plugins/org.eclipse.debug.core/.launches/StudentMarks.launch</text:p>
      <text:p text:style-name="P1"><text:tab/>new file: <text:s text:c="2"/>.metadata/.plugins/org.eclipse.debug.core/.launches/StudentRollno.launch</text:p>
      <text:p text:style-name="P1"><text:tab/>new file: <text:s text:c="2"/>.metadata/.plugins/org.eclipse.debug.core/.launches/Substring.launch</text:p>
      <text:p text:style-name="P1"><text:tab/>new file: <text:s text:c="2"/>.metadata/.plugins/org.eclipse.debug.core/.launches/SumofDigits.launch</text:p>
      <text:p text:style-name="P1"><text:tab/>new file: <text:s text:c="2"/>.metadata/.plugins/org.eclipse.debug.core/.launches/TestCourse.launch</text:p>
      <text:p text:style-name="P1"><text:tab/>new file: <text:s text:c="2"/>.metadata/.plugins/org.eclipse.debug.core/.launches/TestEmployee.launch</text:p>
      <text:p text:style-name="P1"><text:tab/>new file: <text:s text:c="2"/>.metadata/.plugins/org.eclipse.debug.core/.launches/Top5Marks.launch</text:p>
      <text:p text:style-name="P1"><text:tab/>new file: <text:s text:c="2"/>.metadata/.plugins/org.eclipse.debug.core/.launches/TotalMarks.launch</text:p>
      <text:p text:style-name="P1"><text:tab/>new file: <text:s text:c="2"/>.metadata/.plugins/org.eclipse.debug.core/.launches/UniqueLines.launch</text:p>
      <text:p text:style-name="P1"><text:tab/>new file: <text:s text:c="2"/>.metadata/.plugins/org.eclipse.debug.core/.launches/UntilEND.launch</text:p>
      <text:p text:style-name="P1"><text:tab/>new file: <text:s text:c="2"/>.metadata/.plugins/org.eclipse.debug.core/.launches/UntilENDSortedOrder.launch</text:p>
      <text:p text:style-name="P1"><text:tab/>new file: <text:s text:c="2"/>.metadata/.plugins/org.eclipse.debug.core/.launches/UpperLowerDigit.launch</text:p>
      <text:p text:style-name="P1"><text:tab/>new file: <text:s text:c="2"/>.metadata/.plugins/org.eclipse.debug.core/.launches/Wages.launch</text:p>
      <text:p text:style-name="P1"><text:soft-page-break/><text:tab/>new file: <text:s text:c="2"/>.metadata/.plugins/org.eclipse.debug.core/.launches/Welcome.launch</text:p>
      <text:p text:style-name="P1"><text:tab/>new file: <text:s text:c="2"/>.metadata/.plugins/org.eclipse.debug.core/.launches/WordsSortedCount.launch</text:p>
      <text:p text:style-name="P1"><text:tab/>new file: <text:s text:c="2"/>.metadata/.plugins/org.eclipse.debug.ui/dialog_settings.xml</text:p>
      <text:p text:style-name="P1"><text:tab/>new file: <text:s text:c="2"/>.metadata/.plugins/org.eclipse.debug.ui/launchConfigurationHistory.xml</text:p>
      <text:p text:style-name="P1"><text:tab/>new file: <text:s text:c="2"/>.metadata/.plugins/org.eclipse.e4.workbench/workbench.xmi</text:p>
      <text:p text:style-name="P1"><text:tab/>new file: <text:s text:c="2"/>.metadata/.plugins/org.eclipse.egit.core/.org.eclipse.egit.core.cmp/.project</text:p>
      <text:p text:style-name="P1"><text:tab/>new file: <text:s text:c="2"/>.metadata/.plugins/org.eclipse.egit.core/.org.eclipse.egit.core.cmp/.settings/org.eclipse.core.resources.prefs</text:p>
      <text:p text:style-name="P1"><text:tab/>new file: <text:s text:c="2"/>.metadata/.plugins/org.eclipse.epp.mpc.ui/dialog_settings.xml</text:p>
      <text:p text:style-name="P1"><text:tab/>new file: <text:s text:c="2"/>.metadata/.plugins/org.eclipse.equinox.p2.ui/dialog_settings.xml</text:p>
      <text:p text:style-name="P1"><text:tab/>new file: <text:s text:c="2"/>.metadata/.plugins/org.eclipse.jdt.core/1722601277.index</text:p>
      <text:p text:style-name="P1"><text:tab/>new file: <text:s text:c="2"/>.metadata/.plugins/org.eclipse.jdt.core/1865797976.index</text:p>
      <text:p text:style-name="P1"><text:tab/>new file: <text:s text:c="2"/>.metadata/.plugins/org.eclipse.jdt.core/2415080027.index</text:p>
      <text:p text:style-name="P1"><text:tab/>new file: <text:s text:c="2"/>.metadata/.plugins/org.eclipse.jdt.core/2494231600.index</text:p>
      <text:p text:style-name="P1"><text:tab/>new file: <text:s text:c="2"/>.metadata/.plugins/org.eclipse.jdt.core/2536821187.index</text:p>
      <text:p text:style-name="P1"><text:tab/>new file: <text:s text:c="2"/>.metadata/.plugins/org.eclipse.jdt.core/2607549996.index</text:p>
      <text:p text:style-name="P1"><text:tab/>new file: <text:s text:c="2"/>.metadata/.plugins/org.eclipse.jdt.core/2785814428.index</text:p>
      <text:p text:style-name="P1"><text:tab/>new file: <text:s text:c="2"/>.metadata/.plugins/org.eclipse.jdt.core/2848644480.index</text:p>
      <text:p text:style-name="P1"><text:tab/>new file: <text:s text:c="2"/>.metadata/.plugins/org.eclipse.jdt.core/2995985387.index</text:p>
      <text:p text:style-name="P1"><text:tab/>new file: <text:s text:c="2"/>.metadata/.plugins/org.eclipse.jdt.core/3704386812.index</text:p>
      <text:p text:style-name="P1"><text:tab/>new file: <text:s text:c="2"/>.metadata/.plugins/org.eclipse.jdt.core/3786169676.index</text:p>
      <text:p text:style-name="P1"><text:tab/>new file: <text:s text:c="2"/>.metadata/.plugins/org.eclipse.jdt.core/4009407114.index</text:p>
      <text:p text:style-name="P1"><text:tab/>new file: <text:s text:c="2"/>.metadata/.plugins/org.eclipse.jdt.core/410264675.index</text:p>
      <text:p text:style-name="P1"><text:tab/>new file: <text:s text:c="2"/>.metadata/.plugins/org.eclipse.jdt.core/4231898169.index</text:p>
      <text:p text:style-name="P1"><text:tab/>new file: <text:s text:c="2"/>.metadata/.plugins/org.eclipse.jdt.core/580067066.index</text:p>
      <text:p text:style-name="P1"><text:tab/>new file: <text:s text:c="2"/>.metadata/.plugins/org.eclipse.jdt.core/622071251.index</text:p>
      <text:p text:style-name="P1"><text:tab/>new file: <text:s text:c="2"/>.metadata/.plugins/org.eclipse.jdt.core/assumedExternalFilesCache</text:p>
      <text:p text:style-name="P1"><text:tab/>new file: <text:s text:c="2"/>.metadata/.plugins/org.eclipse.jdt.core/externalFilesCache</text:p>
      <text:p text:style-name="P1"><text:tab/>new file: <text:s text:c="2"/>.metadata/.plugins/org.eclipse.jdt.core/externalLibsTimeStamps</text:p>
      <text:p text:style-name="P1"><text:tab/>new file: <text:s text:c="2"/>.metadata/.plugins/org.eclipse.jdt.core/indexNamesMap.txt</text:p>
      <text:p text:style-name="P1"><text:tab/>new file: <text:s text:c="2"/>.metadata/.plugins/org.eclipse.jdt.core/javaLikeNames.txt</text:p>
      <text:p text:style-name="P1"><text:tab/>new file: <text:s text:c="2"/>.metadata/.plugins/org.eclipse.jdt.core/nonChainingJarsCache</text:p>
      <text:p text:style-name="P1"><text:tab/>new file: <text:s text:c="2"/>.metadata/.plugins/org.eclipse.jdt.core/savedIndexNames.txt</text:p>
      <text:p text:style-name="P1"><text:tab/>new file: <text:s text:c="2"/>.metadata/.plugins/org.eclipse.jdt.core/variablesAndContainers.dat</text:p>
      <text:p text:style-name="P1"><text:tab/>new file: <text:s text:c="2"/>.metadata/.plugins/org.eclipse.jdt.launching/.install.xml</text:p>
      <text:p text:style-name="P1"><text:tab/>new file: <text:s text:c="2"/>.metadata/.plugins/org.eclipse.jdt.launching/libraryInfos.xml</text:p>
      <text:p text:style-name="P1"><text:tab/>new file: <text:s text:c="2"/>.metadata/.plugins/org.eclipse.jdt.ui/OpenTypeHistory.xml</text:p>
      <text:p text:style-name="P1"><text:tab/>new file: <text:s text:c="2"/>.metadata/.plugins/org.eclipse.jdt.ui/QualifiedTypeNameHistory.xml</text:p>
      <text:p text:style-name="P1"><text:tab/>new file: <text:s text:c="2"/>.metadata/.plugins/org.eclipse.jdt.ui/dialog_settings.xml</text:p>
      <text:p text:style-name="P1"><text:soft-page-break/><text:tab/>new file: <text:s text:c="2"/>.metadata/.plugins/org.eclipse.ltk.core.refactoring/.refactorings/.workspace/2023/5/20/refactorings.history</text:p>
      <text:p text:style-name="P1"><text:tab/>new file: <text:s text:c="2"/>.metadata/.plugins/org.eclipse.ltk.core.refactoring/.refactorings/.workspace/2023/5/20/refactorings.index</text:p>
      <text:p text:style-name="P1"><text:tab/>new file: <text:s text:c="2"/>.metadata/.plugins/org.eclipse.ltk.core.refactoring/.refactorings/BasicPrograms/2023/5/20/refactorings.history</text:p>
      <text:p text:style-name="P1"><text:tab/>new file: <text:s text:c="2"/>.metadata/.plugins/org.eclipse.ltk.core.refactoring/.refactorings/BasicPrograms/2023/5/20/refactorings.index</text:p>
      <text:p text:style-name="P1"><text:tab/>new file: <text:s text:c="2"/>.metadata/.plugins/org.eclipse.ltk.core.refactoring/.refactorings/Day10Lib2/2023/5/21/refactorings.history</text:p>
      <text:p text:style-name="P1"><text:tab/>new file: <text:s text:c="2"/>.metadata/.plugins/org.eclipse.ltk.core.refactoring/.refactorings/Day10Lib2/2023/5/21/refactorings.index</text:p>
      <text:p text:style-name="P1"><text:tab/>new file: <text:s text:c="2"/>.metadata/.plugins/org.eclipse.ltk.core.refactoring/.refactorings/Day10Lib2/2023/5/22/refactorings.history</text:p>
      <text:p text:style-name="P1"><text:tab/>new file: <text:s text:c="2"/>.metadata/.plugins/org.eclipse.ltk.core.refactoring/.refactorings/Day10Lib2/2023/5/22/refactorings.index</text:p>
      <text:p text:style-name="P1"><text:tab/>new file: <text:s text:c="2"/>.metadata/.plugins/org.eclipse.ltk.core.refactoring/.refactorings/Day11Lib2/2023/5/22/refactorings.history</text:p>
      <text:p text:style-name="P1"><text:tab/>new file: <text:s text:c="2"/>.metadata/.plugins/org.eclipse.ltk.core.refactoring/.refactorings/Day11Lib2/2023/5/22/refactorings.index</text:p>
      <text:p text:style-name="P1"><text:tab/>new file: <text:s text:c="2"/>.metadata/.plugins/org.eclipse.ltk.core.refactoring/.refactorings/Day13Lib2/2023/5/22/refactorings.history</text:p>
      <text:p text:style-name="P1"><text:tab/>new file: <text:s text:c="2"/>.metadata/.plugins/org.eclipse.ltk.core.refactoring/.refactorings/Day13Lib2/2023/5/22/refactorings.index</text:p>
      <text:p text:style-name="P1"><text:tab/>new file: <text:s text:c="2"/>.metadata/.plugins/org.eclipse.ltk.core.refactoring/.refactorings/Day2/2023/5/20/refactorings.history</text:p>
      <text:p text:style-name="P1"><text:tab/>new file: <text:s text:c="2"/>.metadata/.plugins/org.eclipse.ltk.core.refactoring/.refactorings/Day2/2023/5/20/refactorings.index</text:p>
      <text:p text:style-name="P1"><text:tab/>new file: <text:s text:c="2"/>.metadata/.plugins/org.eclipse.ltk.core.refactoring/.refactorings/Day3Oops/2023/5/20/refactorings.history</text:p>
      <text:p text:style-name="P1"><text:tab/>new file: <text:s text:c="2"/>.metadata/.plugins/org.eclipse.ltk.core.refactoring/.refactorings/Day3Oops/2023/5/20/refactorings.index</text:p>
      <text:p text:style-name="P1"><text:tab/>new file: <text:s text:c="2"/>.metadata/.plugins/org.eclipse.ltk.core.refactoring/.refactorings/Day3Oops/2023/7/28/refactorings.history</text:p>
      <text:p text:style-name="P1"><text:tab/>new file: <text:s text:c="2"/>.metadata/.plugins/org.eclipse.ltk.core.refactoring/.refactorings/Day3Oops/2023/7/28/refactorings.index</text:p>
      <text:p text:style-name="P1"><text:tab/>new file: <text:s text:c="2"/>.metadata/.plugins/org.eclipse.ltk.core.refactoring/.refactorings/Day4Oops/2023/5/20/refactorings.history</text:p>
      <text:p text:style-name="P1"><text:tab/>new file: <text:s text:c="2"/>.metadata/.plugins/org.eclipse.ltk.core.refactoring/.refactorings/Day4Oops/2023/5/20/refactorings.index</text:p>
      <text:p text:style-name="P1"><text:tab/>new file: <text:s text:c="2"/>.metadata/.plugins/org.eclipse.ltk.core.refactoring/.refactorings/Day5Oops/2023/5/20/refactorings.history</text:p>
      <text:p text:style-name="P1"><text:soft-page-break/><text:tab/>new file: <text:s text:c="2"/>.metadata/.plugins/org.eclipse.ltk.core.refactoring/.refactorings/Day5Oops/2023/5/20/refactorings.index</text:p>
      <text:p text:style-name="P1"><text:tab/>new file: <text:s text:c="2"/>.metadata/.plugins/org.eclipse.ltk.core.refactoring/.refactorings/Day7Lib1/2023/5/21/refactorings.history</text:p>
      <text:p text:style-name="P1"><text:tab/>new file: <text:s text:c="2"/>.metadata/.plugins/org.eclipse.ltk.core.refactoring/.refactorings/Day7Lib1/2023/5/21/refactorings.index</text:p>
      <text:p text:style-name="P1"><text:tab/>new file: <text:s text:c="2"/>.metadata/.plugins/org.eclipse.ltk.core.refactoring/.refactorings/Day8Lib2/2023/5/21/refactorings.history</text:p>
      <text:p text:style-name="P1"><text:tab/>new file: <text:s text:c="2"/>.metadata/.plugins/org.eclipse.ltk.core.refactoring/.refactorings/Day8Lib2/2023/5/21/refactorings.index</text:p>
      <text:p text:style-name="P1"><text:tab/>new file: <text:s text:c="2"/>.metadata/.plugins/org.eclipse.ltk.core.refactoring/.refactorings/JavaExcercises/2023/5/20/refactorings.history</text:p>
      <text:p text:style-name="P1"><text:tab/>new file: <text:s text:c="2"/>.metadata/.plugins/org.eclipse.ltk.core.refactoring/.refactorings/JavaExcercises/2023/5/20/refactorings.index</text:p>
      <text:p text:style-name="P1"><text:tab/>new file: <text:s text:c="2"/>.metadata/.plugins/org.eclipse.ltk.core.refactoring/.refactorings/JavaExcercises/2023/5/21/refactorings.history</text:p>
      <text:p text:style-name="P1"><text:tab/>new file: <text:s text:c="2"/>.metadata/.plugins/org.eclipse.ltk.core.refactoring/.refactorings/JavaExcercises/2023/5/21/refactorings.index</text:p>
      <text:p text:style-name="P1"><text:tab/>new file: <text:s text:c="2"/>.metadata/.plugins/org.eclipse.ltk.ui.refactoring/dialog_settings.xml</text:p>
      <text:p text:style-name="P1"><text:tab/>new file: <text:s text:c="2"/>.metadata/.plugins/org.eclipse.m2e.core/workspaceState.ser</text:p>
      <text:p text:style-name="P1"><text:tab/>new file: <text:s text:c="2"/>.metadata/.plugins/org.eclipse.m2e.logback/0.log</text:p>
      <text:p text:style-name="P1"><text:tab/>new file: <text:s text:c="2"/>.metadata/.plugins/org.eclipse.m2e.logback/logback.2.1.0.20221015-0744.xml</text:p>
      <text:p text:style-name="P1"><text:tab/>new file: <text:s text:c="2"/>.metadata/.plugins/org.eclipse.m2e.logback/logback.2.1.100.20230106-1511.xml</text:p>
      <text:p text:style-name="P1"><text:tab/>new file: <text:s text:c="2"/>.metadata/.plugins/org.eclipse.oomph.setup/workspace.setup</text:p>
      <text:p text:style-name="P1"><text:tab/>new file: <text:s text:c="2"/>.metadata/.plugins/org.eclipse.pde.core/.cache/clean-cache.properties</text:p>
      <text:p text:style-name="P1"><text:tab/>new file: <text:s text:c="2"/>.metadata/.plugins/org.eclipse.tips.ide/dialog_settings.xml</text:p>
      <text:p text:style-name="P1"><text:tab/>new file: <text:s text:c="2"/>.metadata/.plugins/org.eclipse.ui.editors/dialog_settings.xml</text:p>
      <text:p text:style-name="P1"><text:tab/>new file: <text:s text:c="2"/>.metadata/.plugins/org.eclipse.ui.ide/dialog_settings.xml</text:p>
      <text:p text:style-name="P1"><text:tab/>new file: <text:s text:c="2"/>.metadata/.plugins/org.eclipse.ui.intro/introstate</text:p>
      <text:p text:style-name="P1"><text:tab/>new file: <text:s text:c="2"/>.metadata/.plugins/org.eclipse.ui.workbench.texteditor/dialog_settings.xml</text:p>
      <text:p text:style-name="P1"><text:tab/>new file: <text:s text:c="2"/>.metadata/.plugins/org.eclipse.ui.workbench/workingsets.xml</text:p>
      <text:p text:style-name="P1"><text:tab/>new file: <text:s text:c="2"/>.metadata/.plugins/org.eclipse.wst.jsdt.core/externalLibsTimeStamps</text:p>
      <text:p text:style-name="P1"><text:tab/>new file: <text:s text:c="2"/>.metadata/.plugins/org.eclipse.wst.jsdt.core/libraries/baseBrowserLibrary.js</text:p>
      <text:p text:style-name="P1"><text:tab/>new file: <text:s text:c="2"/>.metadata/.plugins/org.eclipse.wst.jsdt.core/libraries/browserWindow.js</text:p>
      <text:p text:style-name="P1"><text:tab/>new file: <text:s text:c="2"/>.metadata/.plugins/org.eclipse.wst.jsdt.core/libraries/dom5.js</text:p>
      <text:p text:style-name="P1"><text:tab/>new file: <text:s text:c="2"/>.metadata/.plugins/org.eclipse.wst.jsdt.core/libraries/system.js</text:p>
      <text:p text:style-name="P1"><text:tab/>new file: <text:s text:c="2"/>.metadata/.plugins/org.eclipse.wst.jsdt.core/libraries/xhr.js</text:p>
      <text:p text:style-name="P1"><text:tab/>new file: <text:s text:c="2"/>.metadata/.plugins/org.eclipse.wst.jsdt.core/variablesAndContainers.dat</text:p>
      <text:p text:style-name="P1"><text:soft-page-break/><text:tab/>new file: <text:s text:c="2"/>.metadata/.plugins/org.eclipse.wst.jsdt.ui/OpenTypeHistory.xml</text:p>
      <text:p text:style-name="P1"><text:tab/>new file: <text:s text:c="2"/>.metadata/.plugins/org.eclipse.wst.jsdt.ui/QualifiedTypeNameHistory.xml</text:p>
      <text:p text:style-name="P1"><text:tab/>new file: <text:s text:c="2"/>.metadata/.plugins/org.eclipse.wst.sse.core/task-tags.properties</text:p>
      <text:p text:style-name="P1"><text:tab/>new file: <text:s text:c="2"/>.metadata/version.ini</text:p>
      <text:p text:style-name="P1"><text:tab/>new file: <text:s text:c="2"/>BasicPrograms/.classpath</text:p>
      <text:p text:style-name="P1"><text:tab/>new file: <text:s text:c="2"/>BasicPrograms/.project</text:p>
      <text:p text:style-name="P1"><text:tab/>new file: <text:s text:c="2"/>BasicPrograms/.settings/org.eclipse.core.resources.prefs</text:p>
      <text:p text:style-name="P1"><text:tab/>new file: <text:s text:c="2"/>BasicPrograms/.settings/org.eclipse.jdt.core.prefs</text:p>
      <text:p text:style-name="P1"><text:tab/>new file: <text:s text:c="2"/>BasicPrograms/bin/basic/Conversions.class</text:p>
      <text:p text:style-name="P1"><text:tab/>new file: <text:s text:c="2"/>BasicPrograms/bin/basic/DisplayFactors.class</text:p>
      <text:p text:style-name="P1"><text:tab/>new file: <text:s text:c="2"/>BasicPrograms/bin/basic/Divisible.class</text:p>
      <text:p text:style-name="P1"><text:tab/>new file: <text:s text:c="2"/>BasicPrograms/bin/basic/EvenOdd.class</text:p>
      <text:p text:style-name="P1"><text:tab/>new file: <text:s text:c="2"/>BasicPrograms/bin/basic/EvenReverseOrder.class</text:p>
      <text:p text:style-name="P1"><text:tab/>new file: <text:s text:c="2"/>BasicPrograms/bin/basic/Fibonacci.class</text:p>
      <text:p text:style-name="P1"><text:tab/>new file: <text:s text:c="2"/>BasicPrograms/bin/basic/MInMaxofArray.class</text:p>
      <text:p text:style-name="P1"><text:tab/>new file: <text:s text:c="2"/>BasicPrograms/bin/basic/Palindrome.class</text:p>
      <text:p text:style-name="P1"><text:tab/>new file: <text:s text:c="2"/>BasicPrograms/bin/basic/ReverseNumber.class</text:p>
      <text:p text:style-name="P1"><text:tab/>new file: <text:s text:c="2"/>BasicPrograms/bin/basic/StreamsPrimenumbers.class</text:p>
      <text:p text:style-name="P1"><text:tab/>new file: <text:s text:c="2"/>BasicPrograms/src/basic/Conversions.java</text:p>
      <text:p text:style-name="P1"><text:tab/>new file: <text:s text:c="2"/>BasicPrograms/src/basic/DisplayFactors.java</text:p>
      <text:p text:style-name="P1"><text:tab/>new file: <text:s text:c="2"/>BasicPrograms/src/basic/Divisible.java</text:p>
      <text:p text:style-name="P1"><text:tab/>new file: <text:s text:c="2"/>BasicPrograms/src/basic/EvenOdd.java</text:p>
      <text:p text:style-name="P1"><text:tab/>new file: <text:s text:c="2"/>BasicPrograms/src/basic/EvenReverseOrder.java</text:p>
      <text:p text:style-name="P1"><text:tab/>new file: <text:s text:c="2"/>BasicPrograms/src/basic/Fibonacci.java</text:p>
      <text:p text:style-name="P1"><text:tab/>new file: <text:s text:c="2"/>BasicPrograms/src/basic/MInMaxofArray.java</text:p>
      <text:p text:style-name="P1"><text:tab/>new file: <text:s text:c="2"/>BasicPrograms/src/basic/Palindrome.java</text:p>
      <text:p text:style-name="P1"><text:tab/>new file: <text:s text:c="2"/>BasicPrograms/src/basic/ReverseNumber.java</text:p>
      <text:p text:style-name="P1"><text:tab/>new file: <text:s text:c="2"/>BasicPrograms/src/basic/StreamsPrimenumbers.java</text:p>
      <text:p text:style-name="P1"><text:tab/>new file: <text:s text:c="2"/>Day10Lib2/.classpath</text:p>
      <text:p text:style-name="P1"><text:tab/>new file: <text:s text:c="2"/>Day10Lib2/.project</text:p>
      <text:p text:style-name="P1"><text:tab/>new file: <text:s text:c="2"/>Day10Lib2/.settings/org.eclipse.core.resources.prefs</text:p>
      <text:p text:style-name="P1"><text:tab/>new file: <text:s text:c="2"/>Day10Lib2/.settings/org.eclipse.jdt.core.prefs</text:p>
      <text:p text:style-name="P1"><text:tab/>new file: <text:s text:c="2"/>"Day10Lib2/Home\\Documents\\Praveen\\m.txt"</text:p>
      <text:p text:style-name="P1"><text:tab/>new file: <text:s text:c="2"/>"Day10Lib2/Home\\Documents\\Praveen\\marks.txt"</text:p>
      <text:p text:style-name="P1"><text:tab/>new file: <text:s text:c="2"/>"Day10Lib2/Home\\Documents\\Praveen\\names.txt"</text:p>
      <text:p text:style-name="P1"><text:tab/>new file: <text:s text:c="2"/>Day10Lib2/bin/com/DisplayAllLines.class</text:p>
      <text:p text:style-name="P1"><text:tab/>new file: <text:s text:c="2"/>Day10Lib2/bin/com/EachWordSeparate.class</text:p>
      <text:p text:style-name="P1"><text:tab/>new file: <text:s text:c="2"/>Day10Lib2/bin/com/LargerthanCharacters.class</text:p>
      <text:p text:style-name="P1"><text:tab/>new file: <text:s text:c="2"/>Day10Lib2/bin/com/NonBlankLines.class</text:p>
      <text:p text:style-name="P1"><text:tab/>new file: <text:s text:c="2"/>Day10Lib2/bin/com/StudentMarks.class</text:p>
      <text:p text:style-name="P1"><text:tab/>new file: <text:s text:c="2"/>Day10Lib2/bin/com/UntilEND.class</text:p>
      <text:p text:style-name="P1"><text:tab/>new file: <text:s text:c="2"/>Day10Lib2/bin/module-info.class</text:p>
      <text:p text:style-name="P1"><text:tab/>new file: <text:s text:c="2"/>Day10Lib2/src/com/DisplayAllLines.java</text:p>
      <text:p text:style-name="P1"><text:tab/>new file: <text:s text:c="2"/>Day10Lib2/src/com/EachWordSeparate.java</text:p>
      <text:p text:style-name="P1"><text:soft-page-break/><text:tab/>new file: <text:s text:c="2"/>Day10Lib2/src/com/LargerthanCharacters.java</text:p>
      <text:p text:style-name="P1"><text:tab/>new file: <text:s text:c="2"/>Day10Lib2/src/com/NonBlankLines.java</text:p>
      <text:p text:style-name="P1"><text:tab/>new file: <text:s text:c="2"/>Day10Lib2/src/com/StudentMarks.java</text:p>
      <text:p text:style-name="P1"><text:tab/>new file: <text:s text:c="2"/>Day10Lib2/src/com/UntilEND.java</text:p>
      <text:p text:style-name="P1"><text:tab/>new file: <text:s text:c="2"/>Day10Lib2/src/module-info.java</text:p>
      <text:p text:style-name="P1"><text:tab/>new file: <text:s text:c="2"/>Day11Lib2/.classpath</text:p>
      <text:p text:style-name="P1"><text:tab/>new file: <text:s text:c="2"/>Day11Lib2/.project</text:p>
      <text:p text:style-name="P1"><text:tab/>new file: <text:s text:c="2"/>Day11Lib2/.settings/org.eclipse.core.resources.prefs</text:p>
      <text:p text:style-name="P1"><text:tab/>new file: <text:s text:c="2"/>Day11Lib2/.settings/org.eclipse.jdt.core.prefs</text:p>
      <text:p text:style-name="P1"><text:tab/>new file: <text:s text:c="2"/>"Day11Lib2/Home\\Documents\\Praveen\\marks.dat"</text:p>
      <text:p text:style-name="P1"><text:tab/>new file: <text:s text:c="2"/>"Day11Lib2/Home\\Documents\\Praveen\\marks.txt"</text:p>
      <text:p text:style-name="P1"><text:tab/>new file: <text:s text:c="2"/>"Day11Lib2/Home\\Documents\\Praveen\\names.txt"</text:p>
      <text:p text:style-name="P1"><text:tab/>new file: <text:s text:c="2"/>"Day11Lib2/Home\\Documents\\Praveen\\names2.txt"</text:p>
      <text:p text:style-name="P1"><text:tab/>new file: <text:s text:c="2"/>"Day11Lib2/Home\\Praveen\\marks.dat"</text:p>
      <text:p text:style-name="P1"><text:tab/>new file: <text:s text:c="2"/>"Day11Lib2/Home\\Praveen\\names2.txt"</text:p>
      <text:p text:style-name="P1"><text:tab/>new file: <text:s text:c="2"/>Day11Lib2/bin/com/Course.class</text:p>
      <text:p text:style-name="P1"><text:tab/>new file: <text:s text:c="2"/>Day11Lib2/bin/com/EnterNewMarks.class</text:p>
      <text:p text:style-name="P1"><text:tab/>new file: <text:s text:c="2"/>Day11Lib2/bin/com/Marks.class</text:p>
      <text:p text:style-name="P1"><text:tab/>new file: <text:s text:c="2"/>Day11Lib2/bin/com/Names.class</text:p>
      <text:p text:style-name="P1"><text:tab/>new file: <text:s text:c="2"/>Day11Lib2/bin/com/Names2.class</text:p>
      <text:p text:style-name="P1"><text:tab/>new file: <text:s text:c="2"/>Day11Lib2/bin/com/RandomMarks.class</text:p>
      <text:p text:style-name="P1"><text:tab/>new file: <text:s text:c="2"/>Day11Lib2/bin/com/StudentRollno.class</text:p>
      <text:p text:style-name="P1"><text:tab/>new file: <text:s text:c="2"/>Day11Lib2/bin/com/TestCourse.class</text:p>
      <text:p text:style-name="P1"><text:tab/>new file: <text:s text:c="2"/>Day11Lib2/bin/com/UniqueLines.class</text:p>
      <text:p text:style-name="P1"><text:tab/>new file: <text:s text:c="2"/>Day11Lib2/bin/com/UntilENDSortedOrder.class</text:p>
      <text:p text:style-name="P1"><text:tab/>new file: <text:s text:c="2"/>Day11Lib2/bin/module-info.class</text:p>
      <text:p text:style-name="P1"><text:tab/>new file: <text:s text:c="2"/>Day11Lib2/src/com/EnterNewMarks.java</text:p>
      <text:p text:style-name="P1"><text:tab/>new file: <text:s text:c="2"/>Day11Lib2/src/com/Marks.java</text:p>
      <text:p text:style-name="P1"><text:tab/>new file: <text:s text:c="2"/>Day11Lib2/src/com/Names.java</text:p>
      <text:p text:style-name="P1"><text:tab/>new file: <text:s text:c="2"/>Day11Lib2/src/com/Names2.java</text:p>
      <text:p text:style-name="P1"><text:tab/>new file: <text:s text:c="2"/>Day11Lib2/src/com/RandomMarks.java</text:p>
      <text:p text:style-name="P1"><text:tab/>new file: <text:s text:c="2"/>Day11Lib2/src/com/StudentRollno.java</text:p>
      <text:p text:style-name="P1"><text:tab/>new file: <text:s text:c="2"/>Day11Lib2/src/com/TestCourse.java</text:p>
      <text:p text:style-name="P1"><text:tab/>new file: <text:s text:c="2"/>Day11Lib2/src/com/UniqueLines.java</text:p>
      <text:p text:style-name="P1"><text:tab/>new file: <text:s text:c="2"/>Day11Lib2/src/com/UntilENDSortedOrder.java</text:p>
      <text:p text:style-name="P1"><text:tab/>new file: <text:s text:c="2"/>Day11Lib2/src/module-info.java</text:p>
      <text:p text:style-name="P1"><text:tab/>new file: <text:s text:c="2"/>Day12Lib2/.classpath</text:p>
      <text:p text:style-name="P1"><text:tab/>new file: <text:s text:c="2"/>Day12Lib2/.project</text:p>
      <text:p text:style-name="P1"><text:tab/>new file: <text:s text:c="2"/>Day12Lib2/.settings/org.eclipse.core.resources.prefs</text:p>
      <text:p text:style-name="P1"><text:tab/>new file: <text:s text:c="2"/>Day12Lib2/.settings/org.eclipse.jdt.core.prefs</text:p>
      <text:p text:style-name="P1"><text:tab/>new file: <text:s text:c="2"/>"Day12Lib2/Home\\Documents\\Praveen\\customers.txt"</text:p>
      <text:p text:style-name="P1"><text:tab/>new file: <text:s text:c="2"/>"Day12Lib2/Home\\Documents\\Praveen\\marks.dat"</text:p>
      <text:p text:style-name="P1"><text:tab/>new file: <text:s text:c="2"/>"Day12Lib2/Home\\Documents\\Praveen\\names.txt"</text:p>
      <text:p text:style-name="P1"><text:tab/>new file: <text:s text:c="2"/>Day12Lib2/bin/com/CountNames.class</text:p>
      <text:p text:style-name="P1"><text:tab/>new file: <text:s text:c="2"/>Day12Lib2/bin/com/ListMarks.class</text:p>
      <text:p text:style-name="P1"><text:soft-page-break/><text:tab/>new file: <text:s text:c="2"/>Day12Lib2/bin/com/NameMobileSort.class</text:p>
      <text:p text:style-name="P1"><text:tab/>new file: <text:s text:c="2"/>Day12Lib2/bin/com/SortbyLength$1.class</text:p>
      <text:p text:style-name="P1"><text:tab/>new file: <text:s text:c="2"/>Day12Lib2/bin/com/SortbyLength.class</text:p>
      <text:p text:style-name="P1"><text:tab/>new file: <text:s text:c="2"/>Day12Lib2/bin/com/SortbyName.class</text:p>
      <text:p text:style-name="P1"><text:tab/>new file: <text:s text:c="2"/>Day12Lib2/bin/module-info.class</text:p>
      <text:p text:style-name="P1"><text:tab/>new file: <text:s text:c="2"/>Day12Lib2/src/com/CountNames.java</text:p>
      <text:p text:style-name="P1"><text:tab/>new file: <text:s text:c="2"/>Day12Lib2/src/com/ListMarks.java</text:p>
      <text:p text:style-name="P1"><text:tab/>new file: <text:s text:c="2"/>Day12Lib2/src/com/NameMobileSort.java</text:p>
      <text:p text:style-name="P1"><text:tab/>new file: <text:s text:c="2"/>Day12Lib2/src/com/SortbyLength.java</text:p>
      <text:p text:style-name="P1"><text:tab/>new file: <text:s text:c="2"/>Day12Lib2/src/com/SortbyName.java</text:p>
      <text:p text:style-name="P1"><text:tab/>new file: <text:s text:c="2"/>Day12Lib2/src/module-info.java</text:p>
      <text:p text:style-name="P1"><text:tab/>new file: <text:s text:c="2"/>Day13Lib2/.classpath</text:p>
      <text:p text:style-name="P1"><text:tab/>new file: <text:s text:c="2"/>Day13Lib2/.project</text:p>
      <text:p text:style-name="P1"><text:tab/>new file: <text:s text:c="2"/>Day13Lib2/.settings/org.eclipse.core.resources.prefs</text:p>
      <text:p text:style-name="P1"><text:tab/>new file: <text:s text:c="2"/>Day13Lib2/.settings/org.eclipse.jdt.core.prefs</text:p>
      <text:p text:style-name="P1"><text:tab/>new file: <text:s text:c="2"/>"Day13Lib2/Home\\Documents\\Praveen\\marks.txt"</text:p>
      <text:p text:style-name="P1"><text:tab/>new file: <text:s text:c="2"/>"Day13Lib2/Home\\Documents\\Praveen\\mobile.txt"</text:p>
      <text:p text:style-name="P1"><text:tab/>new file: <text:s text:c="2"/>"Day13Lib2/Home\\Documents\\Praveen\\mobiles.txt"</text:p>
      <text:p text:style-name="P1"><text:tab/>new file: <text:s text:c="2"/>Day13Lib2/bin/collection/Collections.class</text:p>
      <text:p text:style-name="P1"><text:tab/>new file: <text:s text:c="2"/>Day13Lib2/bin/com/Marks.class</text:p>
      <text:p text:style-name="P1"><text:tab/>new file: <text:s text:c="2"/>Day13Lib2/bin/com/Top5Marks.class</text:p>
      <text:p text:style-name="P1"><text:tab/>new file: <text:s text:c="2"/>Day13Lib2/bin/com/TotalMarks.class</text:p>
      <text:p text:style-name="P1"><text:tab/>new file: <text:s text:c="2"/>Day13Lib2/bin/com/WordsSortedCount.class</text:p>
      <text:p text:style-name="P1"><text:tab/>new file: <text:s text:c="2"/>Day13Lib2/bin/module-info.class</text:p>
      <text:p text:style-name="P1"><text:tab/>new file: <text:s text:c="2"/>Day13Lib2/bin/streams/Streams.class</text:p>
      <text:p text:style-name="P1"><text:tab/>new file: <text:s text:c="2"/>Day13Lib2/src/collection/Collections.java</text:p>
      <text:p text:style-name="P1"><text:tab/>new file: <text:s text:c="2"/>Day13Lib2/src/com/Marks.java</text:p>
      <text:p text:style-name="P1"><text:tab/>new file: <text:s text:c="2"/>Day13Lib2/src/com/MobilesSortedOrder.java</text:p>
      <text:p text:style-name="P1"><text:tab/>new file: <text:s text:c="2"/>Day13Lib2/src/com/Top5Marks.java</text:p>
      <text:p text:style-name="P1"><text:tab/>new file: <text:s text:c="2"/>Day13Lib2/src/com/TotalMarks.java</text:p>
      <text:p text:style-name="P1"><text:tab/>new file: <text:s text:c="2"/>Day13Lib2/src/com/WordsSortedCount.java</text:p>
      <text:p text:style-name="P1"><text:tab/>new file: <text:s text:c="2"/>Day13Lib2/src/module-info.java</text:p>
      <text:p text:style-name="P1"><text:tab/>new file: <text:s text:c="2"/>Day13Lib2/src/streams/Streams.java</text:p>
      <text:p text:style-name="P1"><text:tab/>new file: <text:s text:c="2"/>Day2/.classpath</text:p>
      <text:p text:style-name="P1"><text:tab/>new file: <text:s text:c="2"/>Day2/.project</text:p>
      <text:p text:style-name="P1"><text:tab/>new file: <text:s text:c="2"/>Day2/.settings/org.eclipse.core.resources.prefs</text:p>
      <text:p text:style-name="P1"><text:tab/>new file: <text:s text:c="2"/>Day2/.settings/org.eclipse.jdt.core.prefs</text:p>
      <text:p text:style-name="P1"><text:tab/>new file: <text:s text:c="2"/>Day2/bin/Exercises/First10Fibonacci.class</text:p>
      <text:p text:style-name="P1"><text:tab/>new file: <text:s text:c="2"/>Day2/bin/Exercises/GCDnumbers.class</text:p>
      <text:p text:style-name="P1"><text:tab/>new file: <text:s text:c="2"/>Day2/bin/Exercises/HighestFactor.class</text:p>
      <text:p text:style-name="P1"><text:tab/>new file: <text:s text:c="2"/>Day2/bin/Exercises/Largest.class</text:p>
      <text:p text:style-name="P1"><text:tab/>new file: <text:s text:c="2"/>Day2/bin/Exercises/Palindrome.class</text:p>
      <text:p text:style-name="P1"><text:tab/>new file: <text:s text:c="2"/>Day2/bin/Exercises/PerfectorNot.class</text:p>
      <text:p text:style-name="P1"><text:tab/>new file: <text:s text:c="2"/>Day2/bin/Exercises/RaiseBase.class</text:p>
      <text:p text:style-name="P1"><text:tab/>new file: <text:s text:c="2"/>Day2/bin/Exercises/ReverseOrder.class</text:p>
      <text:p text:style-name="P1"><text:soft-page-break/><text:tab/>new file: <text:s text:c="2"/>Day2/bin/com/ArrayAvg.class</text:p>
      <text:p text:style-name="P1"><text:tab/>new file: <text:s text:c="2"/>Day2/bin/com/Function.class</text:p>
      <text:p text:style-name="P1"><text:tab/>new file: <text:s text:c="2"/>Day2/bin/com/LargestFactor.class</text:p>
      <text:p text:style-name="P1"><text:tab/>new file: <text:s text:c="2"/>Day2/bin/com/LargestNumber.class</text:p>
      <text:p text:style-name="P1"><text:tab/>new file: <text:s text:c="2"/>Day2/bin/com/Wages.class</text:p>
      <text:p text:style-name="P1"><text:tab/>new file: <text:s text:c="2"/>Day2/bin/module-info.class</text:p>
      <text:p text:style-name="P1"><text:tab/>new file: <text:s text:c="2"/>Day2/src/Exercises/First10Fibonacci.java</text:p>
      <text:p text:style-name="P1"><text:tab/>new file: <text:s text:c="2"/>Day2/src/Exercises/GCDnumbers.java</text:p>
      <text:p text:style-name="P1"><text:tab/>new file: <text:s text:c="2"/>Day2/src/Exercises/HighestFactor.java</text:p>
      <text:p text:style-name="P1"><text:tab/>new file: <text:s text:c="2"/>Day2/src/Exercises/Largest.java</text:p>
      <text:p text:style-name="P1"><text:tab/>new file: <text:s text:c="2"/>Day2/src/Exercises/Palindrome.java</text:p>
      <text:p text:style-name="P1"><text:tab/>new file: <text:s text:c="2"/>Day2/src/Exercises/PerfectorNot.java</text:p>
      <text:p text:style-name="P1"><text:tab/>new file: <text:s text:c="2"/>Day2/src/Exercises/RaiseBase.java</text:p>
      <text:p text:style-name="P1"><text:tab/>new file: <text:s text:c="2"/>Day2/src/Exercises/ReverseOrder.java</text:p>
      <text:p text:style-name="P1"><text:tab/>new file: <text:s text:c="2"/>Day2/src/com/ArrayAvg.class</text:p>
      <text:p text:style-name="P1"><text:tab/>new file: <text:s text:c="2"/>Day2/src/com/ArrayAvg.java</text:p>
      <text:p text:style-name="P1"><text:tab/>new file: <text:s text:c="2"/>Day2/src/com/Function.java</text:p>
      <text:p text:style-name="P1"><text:tab/>new file: <text:s text:c="2"/>Day2/src/com/LargestFactor.java</text:p>
      <text:p text:style-name="P1"><text:tab/>new file: <text:s text:c="2"/>Day2/src/com/LargestNumber.java</text:p>
      <text:p text:style-name="P1"><text:tab/>new file: <text:s text:c="2"/>Day2/src/com/Wages.class</text:p>
      <text:p text:style-name="P1"><text:tab/>new file: <text:s text:c="2"/>Day2/src/com/Wages.java</text:p>
      <text:p text:style-name="P1"><text:tab/>new file: <text:s text:c="2"/>Day2/src/module-info.java</text:p>
      <text:p text:style-name="P1"><text:tab/>new file: <text:s text:c="2"/>Day3Oops/.classpath</text:p>
      <text:p text:style-name="P1"><text:tab/>new file: <text:s text:c="2"/>Day3Oops/.project</text:p>
      <text:p text:style-name="P1"><text:tab/>new file: <text:s text:c="2"/>Day3Oops/.settings/org.eclipse.core.resources.prefs</text:p>
      <text:p text:style-name="P1"><text:tab/>new file: <text:s text:c="2"/>Day3Oops/.settings/org.eclipse.jdt.core.prefs</text:p>
      <text:p text:style-name="P1"><text:tab/>new file: <text:s text:c="2"/>Day3Oops/bin/Excercise/Product.class</text:p>
      <text:p text:style-name="P1"><text:tab/>new file: <text:s text:c="2"/>Day3Oops/bin/Excercise/StoreDetails.class</text:p>
      <text:p text:style-name="P1"><text:tab/>new file: <text:s text:c="2"/>Day3Oops/bin/com/ArrSquare.class</text:p>
      <text:p text:style-name="P1"><text:tab/>new file: <text:s text:c="2"/>Day3Oops/bin/com/SaleTransaction.class</text:p>
      <text:p text:style-name="P1"><text:tab/>new file: <text:s text:c="2"/>Day3Oops/bin/com/Sales.class</text:p>
      <text:p text:style-name="P1"><text:tab/>new file: <text:s text:c="2"/>Day3Oops/bin/com/Square.class</text:p>
      <text:p text:style-name="P1"><text:tab/>new file: <text:s text:c="2"/>Day3Oops/bin/com/SquareSide.class</text:p>
      <text:p text:style-name="P1"><text:tab/>new file: <text:s text:c="2"/>Day3Oops/src/Excercise/Product.java</text:p>
      <text:p text:style-name="P1"><text:tab/>new file: <text:s text:c="2"/>Day3Oops/src/com/ArrSquare.java</text:p>
      <text:p text:style-name="P1"><text:tab/>new file: <text:s text:c="2"/>Day3Oops/src/com/SaleTransaction.java</text:p>
      <text:p text:style-name="P1"><text:tab/>new file: <text:s text:c="2"/>Day3Oops/src/com/Sales.java</text:p>
      <text:p text:style-name="P1"><text:tab/>new file: <text:s text:c="2"/>Day3Oops/src/com/Square.java</text:p>
      <text:p text:style-name="P1"><text:tab/>new file: <text:s text:c="2"/>Day3Oops/src/com/SquareSide.java</text:p>
      <text:p text:style-name="P1"><text:tab/>new file: <text:s text:c="2"/>Day4Oops/.classpath</text:p>
      <text:p text:style-name="P1"><text:tab/>new file: <text:s text:c="2"/>Day4Oops/.project</text:p>
      <text:p text:style-name="P1"><text:tab/>new file: <text:s text:c="2"/>Day4Oops/.settings/org.eclipse.core.resources.prefs</text:p>
      <text:p text:style-name="P1"><text:tab/>new file: <text:s text:c="2"/>Day4Oops/.settings/org.eclipse.jdt.core.prefs</text:p>
      <text:p text:style-name="P1"><text:tab/>new file: <text:s text:c="2"/>Day4Oops/bin/com/Consultant.class</text:p>
      <text:p text:style-name="P1"><text:tab/>new file: <text:s text:c="2"/>Day4Oops/bin/com/Employee.class</text:p>
      <text:p text:style-name="P1"><text:soft-page-break/><text:tab/>new file: <text:s text:c="2"/>Day4Oops/bin/com/OverseasEmp.class</text:p>
      <text:p text:style-name="P1"><text:tab/>new file: <text:s text:c="2"/>Day4Oops/bin/com/Person.class</text:p>
      <text:p text:style-name="P1"><text:tab/>new file: <text:s text:c="2"/>Day4Oops/bin/com/PersonDet.class</text:p>
      <text:p text:style-name="P1"><text:tab/>new file: <text:s text:c="2"/>Day4Oops/bin/com/SalariedEmployee.class</text:p>
      <text:p text:style-name="P1"><text:tab/>new file: <text:s text:c="2"/>Day4Oops/bin/com/Sales.class</text:p>
      <text:p text:style-name="P1"><text:tab/>new file: <text:s text:c="2"/>Day4Oops/bin/com/Student.class</text:p>
      <text:p text:style-name="P1"><text:tab/>new file: <text:s text:c="2"/>Day4Oops/bin/com/Teacher.class</text:p>
      <text:p text:style-name="P1"><text:tab/>new file: <text:s text:c="2"/>Day4Oops/bin/com/TestEmployee.class</text:p>
      <text:p text:style-name="P1"><text:tab/>new file: <text:s text:c="2"/>Day4Oops/bin/com/Transaction.class</text:p>
      <text:p text:style-name="P1"><text:tab/>new file: <text:s text:c="2"/>Day4Oops/bin/module-info.class</text:p>
      <text:p text:style-name="P1"><text:tab/>new file: <text:s text:c="2"/>Day4Oops/src/com/PersonDet.java</text:p>
      <text:p text:style-name="P1"><text:tab/>new file: <text:s text:c="2"/>Day4Oops/src/com/Sales.java</text:p>
      <text:p text:style-name="P1"><text:tab/>new file: <text:s text:c="2"/>Day4Oops/src/com/TestEmployee.java</text:p>
      <text:p text:style-name="P1"><text:tab/>new file: <text:s text:c="2"/>Day4Oops/src/module-info.java</text:p>
      <text:p text:style-name="P1"><text:tab/>new file: <text:s text:c="2"/>Day5Oops/.classpath</text:p>
      <text:p text:style-name="P1"><text:tab/>new file: <text:s text:c="2"/>Day5Oops/.project</text:p>
      <text:p text:style-name="P1"><text:tab/>new file: <text:s text:c="2"/>Day5Oops/.settings/org.eclipse.core.resources.prefs</text:p>
      <text:p text:style-name="P1"><text:tab/>new file: <text:s text:c="2"/>Day5Oops/.settings/org.eclipse.jdt.core.prefs</text:p>
      <text:p text:style-name="P1"><text:tab/>new file: <text:s text:c="2"/>Day5Oops/bin/com/Discount.class</text:p>
      <text:p text:style-name="P1"><text:tab/>new file: <text:s text:c="2"/>Day5Oops/bin/com/Imported.class</text:p>
      <text:p text:style-name="P1"><text:tab/>new file: <text:s text:c="2"/>Day5Oops/bin/com/LocalProduct.class</text:p>
      <text:p text:style-name="P1"><text:tab/>new file: <text:s text:c="2"/>Day5Oops/bin/com/Products.class</text:p>
      <text:p text:style-name="P1"><text:tab/>new file: <text:s text:c="2"/>Day5Oops/bin/com/StoreDetails.class</text:p>
      <text:p text:style-name="P1"><text:tab/>new file: <text:s text:c="2"/>Day5Oops/bin/module-info.class</text:p>
      <text:p text:style-name="P1"><text:tab/>new file: <text:s text:c="2"/>Day5Oops/src/com/StoreDetails.java</text:p>
      <text:p text:style-name="P1"><text:tab/>new file: <text:s text:c="2"/>Day5Oops/src/module-info.java</text:p>
      <text:p text:style-name="P1"><text:tab/>new file: <text:s text:c="2"/>Day6Lib1/.classpath</text:p>
      <text:p text:style-name="P1"><text:tab/>new file: <text:s text:c="2"/>Day6Lib1/.project</text:p>
      <text:p text:style-name="P1"><text:tab/>new file: <text:s text:c="2"/>Day6Lib1/.settings/org.eclipse.core.resources.prefs</text:p>
      <text:p text:style-name="P1"><text:tab/>new file: <text:s text:c="2"/>Day6Lib1/.settings/org.eclipse.jdt.core.prefs</text:p>
      <text:p text:style-name="P1"><text:tab/>new file: <text:s text:c="2"/>Day6Lib1/LargestofAll.java</text:p>
      <text:p text:style-name="P1"><text:tab/>new file: <text:s text:c="2"/>Day6Lib1/bin/com/ArrayRandomOrder.class</text:p>
      <text:p text:style-name="P1"><text:tab/>new file: <text:s text:c="2"/>Day6Lib1/bin/com/GuessingNumber.class</text:p>
      <text:p text:style-name="P1"><text:tab/>new file: <text:s text:c="2"/>Day6Lib1/bin/com/GuessingWithoutHint.class</text:p>
      <text:p text:style-name="P1"><text:tab/>new file: <text:s text:c="2"/>Day6Lib1/bin/com/StringSortedOrder.class</text:p>
      <text:p text:style-name="P1"><text:tab/>new file: <text:s text:c="2"/>Day6Lib1/bin/com/UpperLowerDigit.class</text:p>
      <text:p text:style-name="P1"><text:tab/>new file: <text:s text:c="2"/>Day6Lib1/bin/module-info.class</text:p>
      <text:p text:style-name="P1"><text:tab/>new file: <text:s text:c="2"/>Day6Lib1/src/com/ArrayRandomOrder.java</text:p>
      <text:p text:style-name="P1"><text:tab/>new file: <text:s text:c="2"/>Day6Lib1/src/com/GuessingNumber.java</text:p>
      <text:p text:style-name="P1"><text:tab/>new file: <text:s text:c="2"/>Day6Lib1/src/com/GuessingWithoutHint.java</text:p>
      <text:p text:style-name="P1"><text:tab/>new file: <text:s text:c="2"/>Day6Lib1/src/com/StringSortedOrder.java</text:p>
      <text:p text:style-name="P1"><text:tab/>new file: <text:s text:c="2"/>Day6Lib1/src/com/UpperLowerDigit.java</text:p>
      <text:p text:style-name="P1"><text:tab/>new file: <text:s text:c="2"/>Day6Lib1/src/module-info.java</text:p>
      <text:p text:style-name="P1"><text:tab/>new file: <text:s text:c="2"/>Day7Lib1/.classpath</text:p>
      <text:p text:style-name="P1"><text:tab/>new file: <text:s text:c="2"/>Day7Lib1/.project</text:p>
      <text:p text:style-name="P1"><text:soft-page-break/><text:tab/>new file: <text:s text:c="2"/>Day7Lib1/.settings/org.eclipse.core.resources.prefs</text:p>
      <text:p text:style-name="P1"><text:tab/>new file: <text:s text:c="2"/>Day7Lib1/.settings/org.eclipse.jdt.core.prefs</text:p>
      <text:p text:style-name="P1"><text:tab/>new file: <text:s text:c="2"/>Day7Lib1/bin/com/DaysSortedOrder.class</text:p>
      <text:p text:style-name="P1"><text:tab/>new file: <text:s text:c="2"/>Day7Lib1/bin/com/LargestString.class</text:p>
      <text:p text:style-name="P1"><text:tab/>new file: <text:s text:c="2"/>Day7Lib1/bin/com/LargestStringIgnoreCase.class</text:p>
      <text:p text:style-name="P1"><text:tab/>new file: <text:s text:c="2"/>Day7Lib1/bin/module-info.class</text:p>
      <text:p text:style-name="P1"><text:tab/>new file: <text:s text:c="2"/>Day7Lib1/src/com/DaysSortedOrder.java</text:p>
      <text:p text:style-name="P1"><text:tab/>new file: <text:s text:c="2"/>Day7Lib1/src/com/LargestString.class</text:p>
      <text:p text:style-name="P1"><text:tab/>new file: <text:s text:c="2"/>Day7Lib1/src/com/LargestString.java</text:p>
      <text:p text:style-name="P1"><text:tab/>new file: <text:s text:c="2"/>Day7Lib1/src/com/LargestStringIgnoreCase.java</text:p>
      <text:p text:style-name="P1"><text:tab/>new file: <text:s text:c="2"/>Day7Lib1/src/module-info.java</text:p>
      <text:p text:style-name="P1"><text:tab/>new file: <text:s text:c="2"/>Day8Lib2/.classpath</text:p>
      <text:p text:style-name="P1"><text:tab/>new file: <text:s text:c="2"/>Day8Lib2/.project</text:p>
      <text:p text:style-name="P1"><text:tab/>new file: <text:s text:c="2"/>Day8Lib2/.settings/org.eclipse.core.resources.prefs</text:p>
      <text:p text:style-name="P1"><text:tab/>new file: <text:s text:c="2"/>Day8Lib2/.settings/org.eclipse.jdt.core.prefs</text:p>
      <text:p text:style-name="P1"><text:tab/>new file: <text:s text:c="2"/>Day8Lib2/bin/com/Circle.class</text:p>
      <text:p text:style-name="P1"><text:tab/>new file: <text:s text:c="2"/>Day8Lib2/bin/com/DaysOrder.class</text:p>
      <text:p text:style-name="P1"><text:tab/>new file: <text:s text:c="2"/>Day8Lib2/bin/com/DisplayAverage.class</text:p>
      <text:p text:style-name="P1"><text:tab/>new file: <text:s text:c="2"/>Day8Lib2/bin/com/MyStack.class</text:p>
      <text:p text:style-name="P1"><text:tab/>new file: <text:s text:c="2"/>Day8Lib2/bin/com/PushandPop.class</text:p>
      <text:p text:style-name="P1"><text:tab/>new file: <text:s text:c="2"/>Day8Lib2/bin/com/RecordCircle.class</text:p>
      <text:p text:style-name="P1"><text:tab/>new file: <text:s text:c="2"/>Day8Lib2/bin/com/Stack.class</text:p>
      <text:p text:style-name="P1"><text:tab/>new file: <text:s text:c="2"/>Day8Lib2/bin/com/StackEmptyException.class</text:p>
      <text:p text:style-name="P1"><text:tab/>new file: <text:s text:c="2"/>Day8Lib2/bin/com/StackFullException.class</text:p>
      <text:p text:style-name="P1"><text:tab/>new file: <text:s text:c="2"/>Day8Lib2/bin/com/StudentMarks.class</text:p>
      <text:p text:style-name="P1"><text:tab/>new file: <text:s text:c="2"/>Day8Lib2/bin/module-info.class</text:p>
      <text:p text:style-name="P1"><text:tab/>new file: <text:s text:c="2"/>Day8Lib2/src/com/DaysOrder.java</text:p>
      <text:p text:style-name="P1"><text:tab/>new file: <text:s text:c="2"/>Day8Lib2/src/com/DisplayAverage.java</text:p>
      <text:p text:style-name="P1"><text:tab/>new file: <text:s text:c="2"/>Day8Lib2/src/com/PushandPop.java</text:p>
      <text:p text:style-name="P1"><text:tab/>new file: <text:s text:c="2"/>Day8Lib2/src/com/RecordCircle.java</text:p>
      <text:p text:style-name="P1"><text:tab/>new file: <text:s text:c="2"/>Day8Lib2/src/com/StudentMarks.java</text:p>
      <text:p text:style-name="P1"><text:tab/>new file: <text:s text:c="2"/>Day8Lib2/src/module-info.java</text:p>
      <text:p text:style-name="P1"><text:tab/>new file: <text:s text:c="2"/>Day9Lib2/.classpath</text:p>
      <text:p text:style-name="P1"><text:tab/>new file: <text:s text:c="2"/>Day9Lib2/.project</text:p>
      <text:p text:style-name="P1"><text:tab/>new file: <text:s text:c="2"/>Day9Lib2/.settings/org.eclipse.core.resources.prefs</text:p>
      <text:p text:style-name="P1"><text:tab/>new file: <text:s text:c="2"/>Day9Lib2/.settings/org.eclipse.jdt.core.prefs</text:p>
      <text:p text:style-name="P1"><text:tab/>new file: <text:s text:c="2"/>Day9Lib2/bin/com/AlphabetsDigits$1.class</text:p>
      <text:p text:style-name="P1"><text:tab/>new file: <text:s text:c="2"/>Day9Lib2/bin/com/AlphabetsDigits.class</text:p>
      <text:p text:style-name="P1"><text:tab/>new file: <text:s text:c="2"/>Day9Lib2/bin/com/StringsbyLength.class</text:p>
      <text:p text:style-name="P1"><text:tab/>new file: <text:s text:c="2"/>Day9Lib2/bin/module-info.class</text:p>
      <text:p text:style-name="P1"><text:tab/>new file: <text:s text:c="2"/>Day9Lib2/src/com/AlphabetsDigits.java</text:p>
      <text:p text:style-name="P1"><text:tab/>new file: <text:s text:c="2"/>Day9Lib2/src/com/StringsbyLength.java</text:p>
      <text:p text:style-name="P1"><text:tab/>new file: <text:s text:c="2"/>Day9Lib2/src/module-info.java</text:p>
      <text:p text:style-name="P1"><text:tab/>new file: <text:s text:c="2"/>JavaExcercises/.classpath</text:p>
      <text:p text:style-name="P1"><text:tab/>new file: <text:s text:c="2"/>JavaExcercises/.project</text:p>
      <text:p text:style-name="P1"><text:soft-page-break/><text:tab/>new file: <text:s text:c="2"/>JavaExcercises/.settings/org.eclipse.core.resources.prefs</text:p>
      <text:p text:style-name="P1"><text:tab/>new file: <text:s text:c="2"/>JavaExcercises/.settings/org.eclipse.jdt.core.prefs</text:p>
      <text:p text:style-name="P1"><text:tab/>new file: <text:s text:c="2"/>JavaExcercises/bin/ArraysStrings/GuessingNumber.class</text:p>
      <text:p text:style-name="P1"><text:tab/>new file: <text:s text:c="2"/>JavaExcercises/bin/ArraysStrings/InvertofCharacters.class</text:p>
      <text:p text:style-name="P1"><text:tab/>new file: <text:s text:c="2"/>JavaExcercises/bin/ArraysStrings/ReverseOrder.class</text:p>
      <text:p text:style-name="P1"><text:tab/>new file: <text:s text:c="2"/>JavaExcercises/bin/ArraysStrings/SeparateLine.class</text:p>
      <text:p text:style-name="P1"><text:tab/>new file: <text:s text:c="2"/>JavaExcercises/bin/ArraysStrings/Separating.class</text:p>
      <text:p text:style-name="P1"><text:tab/>new file: <text:s text:c="2"/>JavaExcercises/bin/ArraysStrings/SortedOrder.class</text:p>
      <text:p text:style-name="P1"><text:tab/>new file: <text:s text:c="2"/>JavaExcercises/bin/ArraysStrings/Substring.class</text:p>
      <text:p text:style-name="P1"><text:tab/>new file: <text:s text:c="2"/>JavaExcercises/bin/ArraysandFunc/AvgofPositive.class</text:p>
      <text:p text:style-name="P1"><text:tab/>new file: <text:s text:c="2"/>JavaExcercises/bin/ArraysandFunc/EvenOddNumbers.class</text:p>
      <text:p text:style-name="P1"><text:tab/>new file: <text:s text:c="2"/>JavaExcercises/bin/ArraysandFunc/LargestFactor.class</text:p>
      <text:p text:style-name="P1"><text:tab/>new file: <text:s text:c="2"/>JavaExcercises/bin/ArraysandFunc/ReverseOrder.class</text:p>
      <text:p text:style-name="P1"><text:tab/>new file: <text:s text:c="2"/>JavaExcercises/bin/DateWrapperBoxing/DaysBetween.class</text:p>
      <text:p text:style-name="P1"><text:tab/>new file: <text:s text:c="2"/>JavaExcercises/bin/ExceptionHandling/AvgofNumbers.class</text:p>
      <text:p text:style-name="P1"><text:tab/>new file: <text:s text:c="2"/>JavaExcercises/bin/ExceptionHandling/Goods.class</text:p>
      <text:p text:style-name="P1"><text:tab/>new file: <text:s text:c="2"/>JavaExcercises/bin/ExceptionHandling/InsufficientQuantityException.class</text:p>
      <text:p text:style-name="P1"><text:tab/>new file: <text:s text:c="2"/>JavaExcercises/bin/ExceptionHandling/InvalidQuantityException.class</text:p>
      <text:p text:style-name="P1"><text:tab/>new file: <text:s text:c="2"/>JavaExcercises/bin/ExceptionHandling/Products.class</text:p>
      <text:p text:style-name="P1"><text:tab/>new file: <text:s text:c="2"/>JavaExcercises/bin/InheritanceandPoly/Classroom.class</text:p>
      <text:p text:style-name="P1"><text:tab/>new file: <text:s text:c="2"/>JavaExcercises/bin/InheritanceandPoly/Consultant.class</text:p>
      <text:p text:style-name="P1"><text:tab/>new file: <text:s text:c="2"/>JavaExcercises/bin/InheritanceandPoly/Course.class</text:p>
      <text:p text:style-name="P1"><text:tab/>new file: <text:s text:c="2"/>JavaExcercises/bin/InheritanceandPoly/Courses.class</text:p>
      <text:p text:style-name="P1"><text:tab/>new file: <text:s text:c="2"/>JavaExcercises/bin/InheritanceandPoly/Doctor.class</text:p>
      <text:p text:style-name="P1"><text:tab/>new file: <text:s text:c="2"/>JavaExcercises/bin/InheritanceandPoly/DoctorDetails.class</text:p>
      <text:p text:style-name="P1"><text:tab/>new file: <text:s text:c="2"/>JavaExcercises/bin/InheritanceandPoly/Online.class</text:p>
      <text:p text:style-name="P1"><text:tab/>new file: <text:s text:c="2"/>JavaExcercises/bin/InheritanceandPoly/Resident.class</text:p>
      <text:p text:style-name="P1"><text:tab/>new file: <text:s text:c="2"/>JavaExcercises/bin/InterfacesPackages/Account.class</text:p>
      <text:p text:style-name="P1"><text:tab/>new file: <text:s text:c="2"/>JavaExcercises/bin/InterfacesPackages/Bank.class</text:p>
      <text:p text:style-name="P1"><text:tab/>new file: <text:s text:c="2"/>JavaExcercises/bin/InterfacesPackages/Circle.class</text:p>
      <text:p text:style-name="P1"><text:tab/>new file: <text:s text:c="2"/>JavaExcercises/bin/InterfacesPackages/CompareAges.class</text:p>
      <text:p text:style-name="P1"><text:tab/>new file: <text:s text:c="2"/>JavaExcercises/bin/InterfacesPackages/CompareNames.class</text:p>
      <text:p text:style-name="P1"><text:tab/>new file: <text:s text:c="2"/>JavaExcercises/bin/InterfacesPackages/Details.class</text:p>
      <text:p text:style-name="P1"><text:tab/>new file: <text:s text:c="2"/>JavaExcercises/bin/InterfacesPackages/InterfaceShape.class</text:p>
      <text:p text:style-name="P1"><text:tab/>new file: <text:s text:c="2"/>JavaExcercises/bin/InterfacesPackages/Person.class</text:p>
      <text:p text:style-name="P1"><text:tab/>new file: <text:s text:c="2"/>JavaExcercises/bin/InterfacesPackages/PersonDetails.class</text:p>
      <text:p text:style-name="P1"><text:tab/>new file: <text:s text:c="2"/>JavaExcercises/bin/InterfacesPackages/PersonNameAge.class</text:p>
      <text:p text:style-name="P1"><text:tab/>new file: <text:s text:c="2"/>JavaExcercises/bin/InterfacesPackages/PersonSortbyName.class</text:p>
      <text:p text:style-name="P1"><text:tab/>new file: <text:s text:c="2"/>JavaExcercises/bin/InterfacesPackages/Shape.class</text:p>
      <text:p text:style-name="P1"><text:tab/>new file: <text:s text:c="2"/>JavaExcercises/bin/InterfacesPackages/Square.class</text:p>
      <text:p text:style-name="P1"><text:tab/>new file: <text:s text:c="2"/>JavaExcercises/bin/Language/Bmi.class</text:p>
      <text:p text:style-name="P1"><text:tab/>new file: <text:s text:c="2"/>JavaExcercises/bin/Language/DaysinMonth.class</text:p>
      <text:p text:style-name="P1"><text:tab/>new file: <text:s text:c="2"/>JavaExcercises/bin/Language/Divisible.class</text:p>
      <text:p text:style-name="P1"><text:soft-page-break/><text:tab/>new file: <text:s text:c="2"/>JavaExcercises/bin/Language/Gcd.class</text:p>
      <text:p text:style-name="P1"><text:tab/>new file: <text:s text:c="2"/>JavaExcercises/bin/Language/Largest.class</text:p>
      <text:p text:style-name="P1"><text:tab/>new file: <text:s text:c="2"/>JavaExcercises/bin/Language/Prime.class</text:p>
      <text:p text:style-name="P1"><text:tab/>new file: <text:s text:c="2"/>JavaExcercises/bin/Language/SmallestFactor.class</text:p>
      <text:p text:style-name="P1"><text:tab/>new file: <text:s text:c="2"/>JavaExcercises/bin/Language/SumofDigits.class</text:p>
      <text:p text:style-name="P1"><text:tab/>new file: <text:s text:c="2"/>JavaExcercises/bin/Oop/Interest.class</text:p>
      <text:p text:style-name="P1"><text:tab/>new file: <text:s text:c="2"/>JavaExcercises/bin/Oop/Interests.class</text:p>
      <text:p text:style-name="P1"><text:tab/>new file: <text:s text:c="2"/>JavaExcercises/bin/Oop/StoreDetails.class</text:p>
      <text:p text:style-name="P1"><text:tab/>new file: <text:s text:c="2"/>JavaExcercises/bin/Oop/Student.class</text:p>
      <text:p text:style-name="P1"><text:tab/>new file: <text:s text:c="2"/>JavaExcercises/bin/Oop/StudentDetails.class</text:p>
      <text:p text:style-name="P1"><text:tab/>new file: <text:s text:c="2"/>JavaExcercises/bin/StaticandFinal/Circle.class</text:p>
      <text:p text:style-name="P1"><text:tab/>new file: <text:s text:c="2"/>JavaExcercises/bin/StaticandFinal/Count.class</text:p>
      <text:p text:style-name="P1"><text:tab/>new file: <text:s text:c="2"/>JavaExcercises/bin/StaticandFinal/ProductTaxRate.class</text:p>
      <text:p text:style-name="P1"><text:tab/>new file: <text:s text:c="2"/>JavaExcercises/bin/StaticandFinal/RecordCircle.class</text:p>
      <text:p text:style-name="P1"><text:tab/>new file: <text:s text:c="2"/>JavaExcercises/bin/StaticandFinal/Sales.class</text:p>
      <text:p text:style-name="P1"><text:tab/>new file: <text:s text:c="2"/>JavaExcercises/bin/StaticandFinal/Transaction.class</text:p>
      <text:p text:style-name="P1"><text:tab/>new file: <text:s text:c="2"/>JavaExcercises/bin/module-info.class</text:p>
      <text:p text:style-name="P1"><text:tab/>new file: <text:s text:c="2"/>JavaExcercises/src/ArraysStrings/GuessingNumber.java</text:p>
      <text:p text:style-name="P1"><text:tab/>new file: <text:s text:c="2"/>JavaExcercises/src/ArraysStrings/InvertofCharacters.java</text:p>
      <text:p text:style-name="P1"><text:tab/>new file: <text:s text:c="2"/>JavaExcercises/src/ArraysStrings/ReverseOrder.java</text:p>
      <text:p text:style-name="P1"><text:tab/>new file: <text:s text:c="2"/>JavaExcercises/src/ArraysStrings/SeparateLine.java</text:p>
      <text:p text:style-name="P1"><text:tab/>new file: <text:s text:c="2"/>JavaExcercises/src/ArraysStrings/Separating.java</text:p>
      <text:p text:style-name="P1"><text:tab/>new file: <text:s text:c="2"/>JavaExcercises/src/ArraysStrings/SortedOrder.java</text:p>
      <text:p text:style-name="P1"><text:tab/>new file: <text:s text:c="2"/>JavaExcercises/src/ArraysStrings/Substring.java</text:p>
      <text:p text:style-name="P1"><text:tab/>new file: <text:s text:c="2"/>JavaExcercises/src/ArraysandFunc/AvgofPositive.java</text:p>
      <text:p text:style-name="P1"><text:tab/>new file: <text:s text:c="2"/>JavaExcercises/src/ArraysandFunc/EvenOddNumbers.java</text:p>
      <text:p text:style-name="P1"><text:tab/>new file: <text:s text:c="2"/>JavaExcercises/src/ArraysandFunc/LargestFactor.java</text:p>
      <text:p text:style-name="P1"><text:tab/>new file: <text:s text:c="2"/>JavaExcercises/src/ArraysandFunc/ReverseOrder.java</text:p>
      <text:p text:style-name="P1"><text:tab/>new file: <text:s text:c="2"/>JavaExcercises/src/DateWrapperBoxing/DaysBetween.java</text:p>
      <text:p text:style-name="P1"><text:tab/>new file: <text:s text:c="2"/>JavaExcercises/src/ExceptionHandling/AvgofNumbers.java</text:p>
      <text:p text:style-name="P1"><text:tab/>new file: <text:s text:c="2"/>JavaExcercises/src/ExceptionHandling/Details.java</text:p>
      <text:p text:style-name="P1"><text:tab/>new file: <text:s text:c="2"/>JavaExcercises/src/ExceptionHandling/Goods.java</text:p>
      <text:p text:style-name="P1"><text:tab/>new file: <text:s text:c="2"/>JavaExcercises/src/InheritanceandPoly/Courses.java</text:p>
      <text:p text:style-name="P1"><text:tab/>new file: <text:s text:c="2"/>JavaExcercises/src/InheritanceandPoly/DoctorDetails.java</text:p>
      <text:p text:style-name="P1"><text:tab/>new file: <text:s text:c="2"/>JavaExcercises/src/InterfacesPackages/Account.java</text:p>
      <text:p text:style-name="P1"><text:tab/>new file: <text:s text:c="2"/>JavaExcercises/src/InterfacesPackages/InterfaceShape.java</text:p>
      <text:p text:style-name="P1"><text:tab/>new file: <text:s text:c="2"/>JavaExcercises/src/InterfacesPackages/PersonNameAge.java</text:p>
      <text:p text:style-name="P1"><text:tab/>new file: <text:s text:c="2"/>JavaExcercises/src/InterfacesPackages/PersonSortbyName.java</text:p>
      <text:p text:style-name="P1"><text:tab/>new file: <text:s text:c="2"/>JavaExcercises/src/Language/Bmi.java</text:p>
      <text:p text:style-name="P1"><text:tab/>new file: <text:s text:c="2"/>JavaExcercises/src/Language/DaysinMonth.java</text:p>
      <text:p text:style-name="P1"><text:tab/>new file: <text:s text:c="2"/>JavaExcercises/src/Language/Divisible.java</text:p>
      <text:p text:style-name="P1"><text:tab/>new file: <text:s text:c="2"/>JavaExcercises/src/Language/Gcd.java</text:p>
      <text:p text:style-name="P1"><text:tab/>new file: <text:s text:c="2"/>JavaExcercises/src/Language/Largest.java</text:p>
      <text:p text:style-name="P1"><text:tab/>new file: <text:s text:c="2"/>JavaExcercises/src/Language/Prime.java</text:p>
      <text:p text:style-name="P1"><text:tab/>new file: <text:s text:c="2"/>JavaExcercises/src/Language/SmallestFactor.java</text:p>
      <text:p text:style-name="P1"><text:soft-page-break/><text:tab/>new file: <text:s text:c="2"/>JavaExcercises/src/Language/SumofDigits.java</text:p>
      <text:p text:style-name="P1"><text:tab/>new file: <text:s text:c="2"/>JavaExcercises/src/Oop/Interest.java</text:p>
      <text:p text:style-name="P1"><text:tab/>new file: <text:s text:c="2"/>JavaExcercises/src/Oop/StoreDetails.java</text:p>
      <text:p text:style-name="P1"><text:tab/>new file: <text:s text:c="2"/>JavaExcercises/src/Oop/StudentDetails.java</text:p>
      <text:p text:style-name="P1"><text:tab/>new file: <text:s text:c="2"/>JavaExcercises/src/StaticandFinal/Count.java</text:p>
      <text:p text:style-name="P1"><text:tab/>new file: <text:s text:c="2"/>JavaExcercises/src/StaticandFinal/ProductTaxRate.java</text:p>
      <text:p text:style-name="P1"><text:tab/>new file: <text:s text:c="2"/>JavaExcercises/src/StaticandFinal/RecordCircle.java</text:p>
      <text:p text:style-name="P1"><text:tab/>new file: <text:s text:c="2"/>JavaExcercises/src/module-info.java</text:p>
      <text:p text:style-name="P1"/>
      <text:p text:style-name="P1">praveenkumarnaidu@alekhya-ThinkPad-E14-Gen-2:~/Documents/Eclipse/Basics$ <text:span text:style-name="T1">git commit -m "1st task done"</text:span></text:p>
      <text:p text:style-name="P1">[master (root-commit) de040f7] 1st task done</text:p>
      <text:p text:style-name="P1"><text:s/>867 files changed, 34488 insertions(+)</text:p>
      <text:p text:style-name="P1"><text:s/>create mode 100644 .metadata/.lock</text:p>
      <text:p text:style-name="P1"><text:s/>create mode 100644 .metadata/.log</text:p>
      <text:p text:style-name="P1"><text:s/>create mode 100644 .metadata/.plugins/org.eclipse.core.resources/.history/0/b0c014d36a24001e13858dcdcb5a9133</text:p>
      <text:p text:style-name="P1"><text:s/>create mode 100644 .metadata/.plugins/org.eclipse.core.resources/.history/1/901bf8501c22001e1c2cfd7989c2f91b</text:p>
      <text:p text:style-name="P1"><text:s/>create mode 100644 .metadata/.plugins/org.eclipse.core.resources/.history/10/20b905ca9620001e1d96ae053040a8ac</text:p>
      <text:p text:style-name="P1"><text:s/>create mode 100644 .metadata/.plugins/org.eclipse.core.resources/.history/10/20bfc5257921001e1746aeaec05b3e6f</text:p>
      <text:p text:style-name="P1"><text:s/>create mode 100644 .metadata/.plugins/org.eclipse.core.resources/.history/10/90fe86db9420001e1d96ae053040a8ac</text:p>
      <text:p text:style-name="P1"><text:s/>create mode 100644 .metadata/.plugins/org.eclipse.core.resources/.history/14/0031ae5f8320001e1d96ae053040a8ac</text:p>
      <text:p text:style-name="P1"><text:s/>create mode 100644 .metadata/.plugins/org.eclipse.core.resources/.history/14/a06ef29b7921001e1746aeaec05b3e6f</text:p>
      <text:p text:style-name="P1"><text:s/>create mode 100644 .metadata/.plugins/org.eclipse.core.resources/.history/15/30442a98e61f001e1fae9ab10491afef</text:p>
      <text:p text:style-name="P1"><text:s/>create mode 100644 .metadata/.plugins/org.eclipse.core.resources/.history/15/f0bbee927a21001e1746aeaec05b3e6f</text:p>
      <text:p text:style-name="P1"><text:s/>create mode 100644 .metadata/.plugins/org.eclipse.core.resources/.history/17/90b7519c7721001e1746aeaec05b3e6f</text:p>
      <text:p text:style-name="P1"><text:soft-page-break/><text:s/>create mode 100644 .metadata/.plugins/org.eclipse.core.resources/.history/17/90d5903a8fff001d1977b0876bdb159e</text:p>
      <text:p text:style-name="P1"><text:s/>create mode 100644 .metadata/.plugins/org.eclipse.core.resources/.history/18/00da667e7b20001e1d96ae053040a8ac</text:p>
      <text:p text:style-name="P1"><text:s/>create mode 100644 .metadata/.plugins/org.eclipse.core.resources/.history/18/d0cf839d8320001e1d96ae053040a8ac</text:p>
      <text:p text:style-name="P1"><text:s/>create mode 100644 .metadata/.plugins/org.eclipse.core.resources/.history/19/909a70828eff001d1977b0876bdb159e</text:p>
      <text:p text:style-name="P1"><text:s/>create mode 100644 .metadata/.plugins/org.eclipse.core.resources/.history/19/a0f3f3399c20001e1d96ae053040a8ac</text:p>
      <text:p text:style-name="P1"><text:s/>create mode 100644 .metadata/.plugins/org.eclipse.core.resources/.history/1a/20dcd5ec92ff001d1977b0876bdb159e</text:p>
      <text:p text:style-name="P1"><text:s/>create mode 100644 .metadata/.plugins/org.eclipse.core.resources/.history/1a/601f3ef59120001e1d96ae053040a8ac</text:p>
      <text:p text:style-name="P1"><text:s/>create mode 100644 .metadata/.plugins/org.eclipse.core.resources/.history/1a/b085fcdd8420001e1d96ae053040a8ac</text:p>
      <text:p text:style-name="P1"><text:s/>create mode 100644 .metadata/.plugins/org.eclipse.core.resources/.history/1d/e0f6aaa895ff001d1977b0876bdb159e</text:p>
      <text:p text:style-name="P1"><text:s/>create mode 100644 .metadata/.plugins/org.eclipse.core.resources/.history/1e/70244c9a8320001e1d96ae053040a8ac</text:p>
      <text:p text:style-name="P1"><text:s/>create mode 100644 .metadata/.plugins/org.eclipse.core.resources/.history/1e/a00a97f63c22001e1c2cfd7989c2f91b</text:p>
      <text:p text:style-name="P1"><text:s/>create mode 100644 .metadata/.plugins/org.eclipse.core.resources/.history/20/10394f7f3a22001e1c2cfd7989c2f91b</text:p>
      <text:p text:style-name="P1"><text:s/>create mode 100644 .metadata/.plugins/org.eclipse.core.resources/.history/20/30d1556b9b20001e1d96ae053040a8ac</text:p>
      <text:p text:style-name="P1"><text:s/>create mode 100644 .metadata/.plugins/org.eclipse.core.resources/.history/20/c089c5c08320001e1d96ae053040a8ac</text:p>
      <text:p text:style-name="P1"><text:s/>create mode 100644 .metadata/.plugins/org.eclipse.core.resources/.history/24/60e7f26e9620001e1d96ae053040a8ac</text:p>
      <text:p text:style-name="P1"><text:soft-page-break/><text:s/>create mode 100644 .metadata/.plugins/org.eclipse.core.resources/.history/24/f09c79547620001e1d96ae053040a8ac</text:p>
      <text:p text:style-name="P1"><text:s/>create mode 100644 .metadata/.plugins/org.eclipse.core.resources/.history/26/9009dea77921001e1746aeaec05b3e6f</text:p>
      <text:p text:style-name="P1"><text:s/>create mode 100644 .metadata/.plugins/org.eclipse.core.resources/.history/26/e0fa1af09520001e1d96ae053040a8ac</text:p>
      <text:p text:style-name="P1"><text:s/>create mode 100644 .metadata/.plugins/org.eclipse.core.resources/.history/28/c0658ad21f22001e1c2cfd7989c2f91b</text:p>
      <text:p text:style-name="P1"><text:s/>create mode 100644 .metadata/.plugins/org.eclipse.core.resources/.history/29/c08ecc667b21001e1746aeaec05b3e6f</text:p>
      <text:p text:style-name="P1"><text:s/>create mode 100644 .metadata/.plugins/org.eclipse.core.resources/.history/29/f0a640617a20001e1d96ae053040a8ac</text:p>
      <text:p text:style-name="P1"><text:s/>create mode 100644 .metadata/.plugins/org.eclipse.core.resources/.history/2b/90a56d837721001e1746aeaec05b3e6f</text:p>
      <text:p text:style-name="P1"><text:s/>create mode 100644 .metadata/.plugins/org.eclipse.core.resources/.history/2c/a01a74ed9120001e1d96ae053040a8ac</text:p>
      <text:p text:style-name="P1"><text:s/>create mode 100644 .metadata/.plugins/org.eclipse.core.resources/.history/2d/309eb46591ff001d1977b0876bdb159e</text:p>
      <text:p text:style-name="P1"><text:s/>create mode 100644 .metadata/.plugins/org.eclipse.core.resources/.history/2d/80a3218e7a21001e1746aeaec05b3e6f</text:p>
      <text:p text:style-name="P1"><text:s/>create mode 100644 .metadata/.plugins/org.eclipse.core.resources/.history/2e/205da4f7e51f001e1fae9ab10491afef</text:p>
      <text:p text:style-name="P1"><text:s/>create mode 100644 .metadata/.plugins/org.eclipse.core.resources/.history/30/90506b961f22001e1c2cfd7989c2f91b</text:p>
      <text:p text:style-name="P1"><text:s/>create mode 100644 .metadata/.plugins/org.eclipse.core.resources/.history/30/c0aa9dd03c22001e1c2cfd7989c2f91b</text:p>
      <text:p text:style-name="P1"><text:s/>create mode 100644 .metadata/.plugins/org.eclipse.core.resources/.history/30/c0ddc6849720001e1d96ae053040a8ac</text:p>
      <text:p text:style-name="P1"><text:s/>create mode 100644 .metadata/.plugins/org.eclipse.core.resources/.history/30/f0f5b1a57520001e1d96ae053040a8ac</text:p>
      <text:p text:style-name="P1"><text:soft-page-break/><text:s/>create mode 100644 .metadata/.plugins/org.eclipse.core.resources/.history/31/50ff233e7921001e1746aeaec05b3e6f</text:p>
      <text:p text:style-name="P1"><text:s/>create mode 100644 .metadata/.plugins/org.eclipse.core.resources/.history/31/b0ac029e9720001e1d96ae053040a8ac</text:p>
      <text:p text:style-name="P1"><text:s/>create mode 100644 .metadata/.plugins/org.eclipse.core.resources/.history/33/50c10b371c22001e1c2cfd7989c2f91b</text:p>
      <text:p text:style-name="P1"><text:s/>create mode 100644 .metadata/.plugins/org.eclipse.core.resources/.history/34/909f8e4c1f22001e1c2cfd7989c2f91b</text:p>
      <text:p text:style-name="P1"><text:s/>create mode 100644 .metadata/.plugins/org.eclipse.core.resources/.history/35/c049d1218420001e1d96ae053040a8ac</text:p>
      <text:p text:style-name="P1"><text:s/>create mode 100644 .metadata/.plugins/org.eclipse.core.resources/.history/37/609eb52893ff001d1977b0876bdb159e</text:p>
      <text:p text:style-name="P1"><text:s/>create mode 100644 .metadata/.plugins/org.eclipse.core.resources/.history/39/902813029520001e1d96ae053040a8ac</text:p>
      <text:p text:style-name="P1"><text:s/>create mode 100644 .metadata/.plugins/org.eclipse.core.resources/.history/3a/6059cd2e7b20001e1d96ae053040a8ac</text:p>
      <text:p text:style-name="P1"><text:s/>create mode 100644 .metadata/.plugins/org.eclipse.core.resources/.history/3b/7092e3ea9620001e1d96ae053040a8ac</text:p>
      <text:p text:style-name="P1"><text:s/>create mode 100644 .metadata/.plugins/org.eclipse.core.resources/.history/3c/a0bec93693ff001d1977b0876bdb159e</text:p>
      <text:p text:style-name="P1"><text:s/>create mode 100644 .metadata/.plugins/org.eclipse.core.resources/.history/3d/401f199d96ff001d1977b0876bdb159e</text:p>
      <text:p text:style-name="P1"><text:s/>create mode 100644 .metadata/.plugins/org.eclipse.core.resources/.history/3f/206cb43595ff001d1977b0876bdb159e</text:p>
      <text:p text:style-name="P1"><text:s/>create mode 100644 .metadata/.plugins/org.eclipse.core.resources/.history/4/6051bb1c9820001e1d96ae053040a8ac</text:p>
      <text:p text:style-name="P1"><text:s/>create mode 100644 .metadata/.plugins/org.eclipse.core.resources/.history/40/7092ab0391ff001d1977b0876bdb159e</text:p>
      <text:p text:style-name="P1"><text:s/>create mode 100644 .metadata/.plugins/org.eclipse.core.resources/.history/41/40f569357921001e1746aeaec05b3e6f</text:p>
      <text:p text:style-name="P1"><text:soft-page-break/><text:s/>create mode 100644 .metadata/.plugins/org.eclipse.core.resources/.history/41/a00ad0b490ff001d1977b0876bdb159e</text:p>
      <text:p text:style-name="P1"><text:s/>create mode 100644 .metadata/.plugins/org.eclipse.core.resources/.history/42/90a992dc9120001e1d96ae053040a8ac</text:p>
      <text:p text:style-name="P1"><text:s/>create mode 100644 .metadata/.plugins/org.eclipse.core.resources/.history/44/00417bf69620001e1d96ae053040a8ac</text:p>
      <text:p text:style-name="P1"><text:s/>create mode 100644 .metadata/.plugins/org.eclipse.core.resources/.history/44/2038ae043d22001e1c2cfd7989c2f91b</text:p>
      <text:p text:style-name="P1"><text:s/>create mode 100644 .metadata/.plugins/org.eclipse.core.resources/.history/44/20c1c6559c20001e1d96ae053040a8ac</text:p>
      <text:p text:style-name="P1"><text:s/>create mode 100644 .metadata/.plugins/org.eclipse.core.resources/.history/44/4015d7ee90ff001d1977b0876bdb159e</text:p>
      <text:p text:style-name="P1"><text:s/>create mode 100644 .metadata/.plugins/org.eclipse.core.resources/.history/45/109a938c7520001e1d96ae053040a8ac</text:p>
      <text:p text:style-name="P1"><text:s/>create mode 100644 .metadata/.plugins/org.eclipse.core.resources/.history/46/80c977547921001e1746aeaec05b3e6f</text:p>
      <text:p text:style-name="P1"><text:s/>create mode 100644 .metadata/.plugins/org.eclipse.core.resources/.history/48/609791b87a21001e1746aeaec05b3e6f</text:p>
      <text:p text:style-name="P1"><text:s/>create mode 100644 .metadata/.plugins/org.eclipse.core.resources/.history/49/e032f62f8420001e1d96ae053040a8ac</text:p>
      <text:p text:style-name="P1"><text:s/>create mode 100644 .metadata/.plugins/org.eclipse.core.resources/.history/4a/6098245e95ff001d1977b0876bdb159e</text:p>
      <text:p text:style-name="P1"><text:s/>create mode 100644 .metadata/.plugins/org.eclipse.core.resources/.history/4a/60b9d29b92ff001d1977b0876bdb159e</text:p>
      <text:p text:style-name="P1"><text:s/>create mode 100644 .metadata/.plugins/org.eclipse.core.resources/.history/4a/902d388c7b21001e1746aeaec05b3e6f</text:p>
      <text:p text:style-name="P1"><text:s/>create mode 100644 .metadata/.plugins/org.eclipse.core.resources/.history/4b/70c8b887e51f001e1fae9ab10491afef</text:p>
      <text:p text:style-name="P1"><text:s/>create mode 100644 .metadata/.plugins/org.eclipse.core.resources/.history/4b/a02aae973c22001e1c2cfd7989c2f91b</text:p>
      <text:p text:style-name="P1"><text:soft-page-break/><text:s/>create mode 100644 .metadata/.plugins/org.eclipse.core.resources/.history/4b/f0d26d517b21001e1746aeaec05b3e6f</text:p>
      <text:p text:style-name="P1"><text:s/>create mode 100644 .metadata/.plugins/org.eclipse.core.resources/.history/4c/d03d16b43d22001e1c2cfd7989c2f91b</text:p>
      <text:p text:style-name="P1"><text:s/>create mode 100644 .metadata/.plugins/org.eclipse.core.resources/.history/4e/3047ed461f22001e1c2cfd7989c2f91b</text:p>
      <text:p text:style-name="P1"><text:s/>create mode 100644 .metadata/.plugins/org.eclipse.core.resources/.history/4e/900e60dc9620001e1d96ae053040a8ac</text:p>
      <text:p text:style-name="P1"><text:s/>create mode 100644 .metadata/.plugins/org.eclipse.core.resources/.history/4f/106d536c8520001e1d96ae053040a8ac</text:p>
      <text:p text:style-name="P1"><text:s/>create mode 100644 .metadata/.plugins/org.eclipse.core.resources/.history/4f/70ea13517b20001e1d96ae053040a8ac</text:p>
      <text:p text:style-name="P1"><text:s/>create mode 100644 .metadata/.plugins/org.eclipse.core.resources/.history/5/8049b6239c20001e1d96ae053040a8ac</text:p>
      <text:p text:style-name="P1"><text:s/>create mode 100644 .metadata/.plugins/org.eclipse.core.resources/.history/50/10fc21d990ff001d1977b0876bdb159e</text:p>
      <text:p text:style-name="P1"><text:s/>create mode 100644 .metadata/.plugins/org.eclipse.core.resources/.history/53/a024f3649b20001e1d96ae053040a8ac</text:p>
      <text:p text:style-name="P1"><text:s/>create mode 100644 .metadata/.plugins/org.eclipse.core.resources/.history/55/e0a4b1737b21001e1746aeaec05b3e6f</text:p>
      <text:p text:style-name="P1"><text:s/>create mode 100644 .metadata/.plugins/org.eclipse.core.resources/.history/56/900034209c20001e1d96ae053040a8ac</text:p>
      <text:p text:style-name="P1"><text:s/>create mode 100644 .metadata/.plugins/org.eclipse.core.resources/.history/57/507cf65f3e22001e1c2cfd7989c2f91b</text:p>
      <text:p text:style-name="P1"><text:s/>create mode 100644 .metadata/.plugins/org.eclipse.core.resources/.history/59/c0c86b857520001e1d96ae053040a8ac</text:p>
      <text:p text:style-name="P1"><text:s/>create mode 100644 .metadata/.plugins/org.eclipse.core.resources/.history/5a/20deb8447620001e1d96ae053040a8ac</text:p>
      <text:p text:style-name="P1"><text:s/>create mode 100644 .metadata/.plugins/org.eclipse.core.resources/.history/5b/30b18c589720001e1d96ae053040a8ac</text:p>
      <text:p text:style-name="P1"><text:soft-page-break/><text:s/>create mode 100644 .metadata/.plugins/org.eclipse.core.resources/.history/5b/d0c7af7990ff001d1977b0876bdb159e</text:p>
      <text:p text:style-name="P1"><text:s/>create mode 100644 .metadata/.plugins/org.eclipse.core.resources/.history/5b/f01c66523c22001e1c2cfd7989c2f91b</text:p>
      <text:p text:style-name="P1"><text:s/>create mode 100644 .metadata/.plugins/org.eclipse.core.resources/.history/5c/30a8d76b9720001e1d96ae053040a8ac</text:p>
      <text:p text:style-name="P1"><text:s/>create mode 100644 .metadata/.plugins/org.eclipse.core.resources/.history/5e/c03344a2e31f001e1fae9ab10491afef</text:p>
      <text:p text:style-name="P1"><text:s/>create mode 100644 .metadata/.plugins/org.eclipse.core.resources/.history/5f/30a5c4ac92ff001d1977b0876bdb159e</text:p>
      <text:p text:style-name="P1"><text:s/>create mode 100644 .metadata/.plugins/org.eclipse.core.resources/.history/5f/30f2991f9620001e1d96ae053040a8ac</text:p>
      <text:p text:style-name="P1"><text:s/>create mode 100644 .metadata/.plugins/org.eclipse.core.resources/.history/5f/b00feeec1b22001e1c2cfd7989c2f91b</text:p>
      <text:p text:style-name="P1"><text:s/>create mode 100644 .metadata/.plugins/org.eclipse.core.resources/.history/60/f07b81843a22001e1c2cfd7989c2f91b</text:p>
      <text:p text:style-name="P1"><text:s/>create mode 100644 .metadata/.plugins/org.eclipse.core.resources/.history/61/d05219c68d20001e1d96ae053040a8ac</text:p>
      <text:p text:style-name="P1"><text:s/>create mode 100644 .metadata/.plugins/org.eclipse.core.resources/.history/62/2057a34c90ff001d1977b0876bdb159e</text:p>
      <text:p text:style-name="P1"><text:s/>create mode 100644 .metadata/.plugins/org.eclipse.core.resources/.history/64/408614277921001e1746aeaec05b3e6f</text:p>
      <text:p text:style-name="P1"><text:s/>create mode 100644 .metadata/.plugins/org.eclipse.core.resources/.history/69/505628578320001e1d96ae053040a8ac</text:p>
      <text:p text:style-name="P1"><text:s/>create mode 100644 .metadata/.plugins/org.eclipse.core.resources/.history/6b/901b18247b20001e1d96ae053040a8ac</text:p>
      <text:p text:style-name="P1"><text:s/>create mode 100644 .metadata/.plugins/org.eclipse.core.resources/.history/6b/a0d773921f22001e1c2cfd7989c2f91b</text:p>
      <text:p text:style-name="P1"><text:s/>create mode 100644 .metadata/.plugins/org.eclipse.core.resources/.history/6b/d0d0442d7c21001e1746aeaec05b3e6f</text:p>
      <text:p text:style-name="P1"><text:soft-page-break/><text:s/>create mode 100644 .metadata/.plugins/org.eclipse.core.resources/.history/6c/200dd85d1222001e1c2cfd7989c2f91b</text:p>
      <text:p text:style-name="P1"><text:s/>create mode 100644 .metadata/.plugins/org.eclipse.core.resources/.history/6c/c02b7f8b9420001e1d96ae053040a8ac</text:p>
      <text:p text:style-name="P1"><text:s/>create mode 100644 .metadata/.plugins/org.eclipse.core.resources/.history/6d/4051d3768fff001d1977b0876bdb159e</text:p>
      <text:p text:style-name="P1"><text:s/>create mode 100644 .metadata/.plugins/org.eclipse.core.resources/.history/6d/d0091a249b20001e1d96ae053040a8ac</text:p>
      <text:p text:style-name="P1"><text:s/>create mode 100644 .metadata/.plugins/org.eclipse.core.resources/.history/71/e04d71f11b22001e1c2cfd7989c2f91b</text:p>
      <text:p text:style-name="P1"><text:s/>create mode 100644 .metadata/.plugins/org.eclipse.core.resources/.history/72/00dc3f3f7b20001e1d96ae053040a8ac</text:p>
      <text:p text:style-name="P1"><text:s/>create mode 100644 .metadata/.plugins/org.eclipse.core.resources/.history/73/307f3be29520001e1d96ae053040a8ac</text:p>
      <text:p text:style-name="P1"><text:s/>create mode 100644 .metadata/.plugins/org.eclipse.core.resources/.history/73/b0187af992ff001d1977b0876bdb159e</text:p>
      <text:p text:style-name="P1"><text:s/>create mode 100644 .metadata/.plugins/org.eclipse.core.resources/.history/77/905e625a7620001e1d96ae053040a8ac</text:p>
      <text:p text:style-name="P1"><text:s/>create mode 100644 .metadata/.plugins/org.eclipse.core.resources/.history/78/f02e17661f22001e1c2cfd7989c2f91b</text:p>
      <text:p text:style-name="P1"><text:s/>create mode 100644 .metadata/.plugins/org.eclipse.core.resources/.history/7c/70e3708c92ff001d1977b0876bdb159e</text:p>
      <text:p text:style-name="P1"><text:s/>create mode 100644 .metadata/.plugins/org.eclipse.core.resources/.history/7d/9022b58c7721001e1746aeaec05b3e6f</text:p>
      <text:p text:style-name="P1"><text:s/>create mode 100644 .metadata/.plugins/org.eclipse.core.resources/.history/7e/b08ccff07821001e1746aeaec05b3e6f</text:p>
      <text:p text:style-name="P1"><text:s/>create mode 100644 .metadata/.plugins/org.eclipse.core.resources/.history/7e/f07e99a292ff001d1977b0876bdb159e</text:p>
      <text:p text:style-name="P1"><text:s/>create mode 100644 .metadata/.plugins/org.eclipse.core.resources/.history/7f/009a33809720001e1d96ae053040a8ac</text:p>
      <text:p text:style-name="P1"><text:soft-page-break/><text:s/>create mode 100644 .metadata/.plugins/org.eclipse.core.resources/.history/7f/9088ffd37a21001e1746aeaec05b3e6f</text:p>
      <text:p text:style-name="P1"><text:s/>create mode 100644 .metadata/.plugins/org.eclipse.core.resources/.history/7f/b08a1ab37721001e1746aeaec05b3e6f</text:p>
      <text:p text:style-name="P1"><text:s/>create mode 100644 .metadata/.plugins/org.eclipse.core.resources/.history/8/30fd067a3a22001e1c2cfd7989c2f91b</text:p>
      <text:p text:style-name="P1"><text:s/>create mode 100644 .metadata/.plugins/org.eclipse.core.resources/.history/80/5092e6f790ff001d1977b0876bdb159e</text:p>
      <text:p text:style-name="P1"><text:s/>create mode 100644 .metadata/.plugins/org.eclipse.core.resources/.history/81/00b3cba28220001e1d96ae053040a8ac</text:p>
      <text:p text:style-name="P1"><text:s/>create mode 100644 .metadata/.plugins/org.eclipse.core.resources/.history/81/201d3c767721001e1746aeaec05b3e6f</text:p>
      <text:p text:style-name="P1"><text:s/>create mode 100644 .metadata/.plugins/org.eclipse.core.resources/.history/82/80c650349c20001e1d96ae053040a8ac</text:p>
      <text:p text:style-name="P1"><text:s/>create mode 100644 .metadata/.plugins/org.eclipse.core.resources/.history/83/50ea043f8520001e1d96ae053040a8ac</text:p>
      <text:p text:style-name="P1"><text:s/>create mode 100644 .metadata/.plugins/org.eclipse.core.resources/.history/83/80b0efe87c20001e1d96ae053040a8ac</text:p>
      <text:p text:style-name="P1"><text:s/>create mode 100644 .metadata/.plugins/org.eclipse.core.resources/.history/83/e0b632057b20001e1d96ae053040a8ac</text:p>
      <text:p text:style-name="P1"><text:s/>create mode 100644 .metadata/.plugins/org.eclipse.core.resources/.history/83/f06da0269820001e1d96ae053040a8ac</text:p>
      <text:p text:style-name="P1"><text:s/>create mode 100644 .metadata/.plugins/org.eclipse.core.resources/.history/85/b03fa69f6a24001e13858dcdcb5a9133</text:p>
      <text:p text:style-name="P1"><text:s/>create mode 100644 .metadata/.plugins/org.eclipse.core.resources/.history/8b/902bf0893a22001e1c2cfd7989c2f91b</text:p>
      <text:p text:style-name="P1"><text:s/>create mode 100644 .metadata/.plugins/org.eclipse.core.resources/.history/8d/20f4fa149920001e1d96ae053040a8ac</text:p>
      <text:p text:style-name="P1"><text:s/>create mode 100644 .metadata/.plugins/org.eclipse.core.resources/.history/9/30f06aaf7721001e1746aeaec05b3e6f</text:p>
      <text:p text:style-name="P1"><text:soft-page-break/><text:s/>create mode 100644 .metadata/.plugins/org.eclipse.core.resources/.history/90/2031e77c7620001e1d96ae053040a8ac</text:p>
      <text:p text:style-name="P1"><text:s/>create mode 100644 .metadata/.plugins/org.eclipse.core.resources/.history/92/601ad1077920001e1d96ae053040a8ac</text:p>
      <text:p text:style-name="P1"><text:s/>create mode 100644 .metadata/.plugins/org.eclipse.core.resources/.history/94/4041febf7721001e1746aeaec05b3e6f</text:p>
      <text:p text:style-name="P1"><text:s/>create mode 100644 .metadata/.plugins/org.eclipse.core.resources/.history/94/d02b89107d20001e1d96ae053040a8ac</text:p>
      <text:p text:style-name="P1"><text:s/>create mode 100644 .metadata/.plugins/org.eclipse.core.resources/.history/95/102f27ea3d22001e1c2cfd7989c2f91b</text:p>
      <text:p text:style-name="P1"><text:s/>create mode 100644 .metadata/.plugins/org.eclipse.core.resources/.history/95/909717b93b22001e1c2cfd7989c2f91b</text:p>
      <text:p text:style-name="P1"><text:s/>create mode 100644 .metadata/.plugins/org.eclipse.core.resources/.history/96/20508e623c22001e1c2cfd7989c2f91b</text:p>
      <text:p text:style-name="P1"><text:s/>create mode 100644 .metadata/.plugins/org.eclipse.core.resources/.history/96/90f2e1b53c22001e1c2cfd7989c2f91b</text:p>
      <text:p text:style-name="P1"><text:s/>create mode 100644 .metadata/.plugins/org.eclipse.core.resources/.history/97/906140b17921001e1746aeaec05b3e6f</text:p>
      <text:p text:style-name="P1"><text:s/>create mode 100644 .metadata/.plugins/org.eclipse.core.resources/.history/98/d0a369e28420001e1d96ae053040a8ac</text:p>
      <text:p text:style-name="P1"><text:s/>create mode 100644 .metadata/.plugins/org.eclipse.core.resources/.history/99/b0c9e5489c20001e1d96ae053040a8ac</text:p>
      <text:p text:style-name="P1"><text:s/>create mode 100644 .metadata/.plugins/org.eclipse.core.resources/.history/99/c0d0a1769b20001e1d96ae053040a8ac</text:p>
      <text:p text:style-name="P1"><text:s/>create mode 100644 .metadata/.plugins/org.eclipse.core.resources/.history/9a/5090d3591c22001e1c2cfd7989c2f91b</text:p>
      <text:p text:style-name="P1"><text:s/>create mode 100644 .metadata/.plugins/org.eclipse.core.resources/.history/9a/90103e417921001e1746aeaec05b3e6f</text:p>
      <text:p text:style-name="P1"><text:s/>create mode 100644 .metadata/.plugins/org.eclipse.core.resources/.history/9c/80827992e61f001e1fae9ab10491afef</text:p>
      <text:p text:style-name="P1"><text:soft-page-break/><text:s/>create mode 100644 .metadata/.plugins/org.eclipse.core.resources/.history/9c/90a5e5517c21001e1746aeaec05b3e6f</text:p>
      <text:p text:style-name="P1"><text:s/>create mode 100644 .metadata/.plugins/org.eclipse.core.resources/.history/9d/a00ad38f9620001e1d96ae053040a8ac</text:p>
      <text:p text:style-name="P1"><text:s/>create mode 100644 .metadata/.plugins/org.eclipse.core.resources/.history/9e/40ea54ee7c20001e1d96ae053040a8ac</text:p>
      <text:p text:style-name="P1"><text:s/>create mode 100644 .metadata/.plugins/org.eclipse.core.resources/.history/a0/501141987721001e1746aeaec05b3e6f</text:p>
      <text:p text:style-name="P1"><text:s/>create mode 100644 .metadata/.plugins/org.eclipse.core.resources/.history/a1/0015bad77921001e1746aeaec05b3e6f</text:p>
      <text:p text:style-name="P1"><text:s/>create mode 100644 .metadata/.plugins/org.eclipse.core.resources/.history/a1/003f227b7b21001e1746aeaec05b3e6f</text:p>
      <text:p text:style-name="P1"><text:s/>create mode 100644 .metadata/.plugins/org.eclipse.core.resources/.history/a1/103a50b99620001e1d96ae053040a8ac</text:p>
      <text:p text:style-name="P1"><text:s/>create mode 100644 .metadata/.plugins/org.eclipse.core.resources/.history/a1/40535f388320001e1d96ae053040a8ac</text:p>
      <text:p text:style-name="P1"><text:s/>create mode 100644 .metadata/.plugins/org.eclipse.core.resources/.history/a2/e01de8377720001e1d96ae053040a8ac</text:p>
      <text:p text:style-name="P1"><text:s/>create mode 100644 .metadata/.plugins/org.eclipse.core.resources/.history/a2/e09142937520001e1d96ae053040a8ac</text:p>
      <text:p text:style-name="P1"><text:s/>create mode 100644 .metadata/.plugins/org.eclipse.core.resources/.history/a3/80834e8b92ff001d1977b0876bdb159e</text:p>
      <text:p text:style-name="P1"><text:s/>create mode 100644 .metadata/.plugins/org.eclipse.core.resources/.history/a4/f006a2491f22001e1c2cfd7989c2f91b</text:p>
      <text:p text:style-name="P1"><text:s/>create mode 100644 .metadata/.plugins/org.eclipse.core.resources/.history/a4/f03dac568220001e1d96ae053040a8ac</text:p>
      <text:p text:style-name="P1"><text:s/>create mode 100644 .metadata/.plugins/org.eclipse.core.resources/.history/a5/00a0dac73c22001e1c2cfd7989c2f91b</text:p>
      <text:p text:style-name="P1"><text:s/>create mode 100644 .metadata/.plugins/org.eclipse.core.resources/.history/a5/2071f5168420001e1d96ae053040a8ac</text:p>
      <text:p text:style-name="P1"><text:soft-page-break/><text:s/>create mode 100644 .metadata/.plugins/org.eclipse.core.resources/.history/a6/002b71441c22001e1c2cfd7989c2f91b</text:p>
      <text:p text:style-name="P1"><text:s/>create mode 100644 .metadata/.plugins/org.eclipse.core.resources/.history/a6/80c9bb018420001e1d96ae053040a8ac</text:p>
      <text:p text:style-name="P1"><text:s/>create mode 100644 .metadata/.plugins/org.eclipse.core.resources/.history/ab/80a9f0701222001e1c2cfd7989c2f91b</text:p>
      <text:p text:style-name="P1"><text:s/>create mode 100644 .metadata/.plugins/org.eclipse.core.resources/.history/ab/b00aa1889720001e1d96ae053040a8ac</text:p>
      <text:p text:style-name="P1"><text:s/>create mode 100644 .metadata/.plugins/org.eclipse.core.resources/.history/ad/906ddcd28320001e1d96ae053040a8ac</text:p>
      <text:p text:style-name="P1"><text:s/>create mode 100644 .metadata/.plugins/org.eclipse.core.resources/.history/ad/90d7ec1b7921001e1746aeaec05b3e6f</text:p>
      <text:p text:style-name="P1"><text:s/>create mode 100644 .metadata/.plugins/org.eclipse.core.resources/.history/ad/b02396b393ff001d1977b0876bdb159e</text:p>
      <text:p text:style-name="P1"><text:s/>create mode 100644 .metadata/.plugins/org.eclipse.core.resources/.history/ae/10807f557a21001e1746aeaec05b3e6f</text:p>
      <text:p text:style-name="P1"><text:s/>create mode 100644 .metadata/.plugins/org.eclipse.core.resources/.history/af/b0dd06498520001e1d96ae053040a8ac</text:p>
      <text:p text:style-name="P1"><text:s/>create mode 100644 .metadata/.plugins/org.eclipse.core.resources/.history/af/d08f8ae78eff001d1977b0876bdb159e</text:p>
      <text:p text:style-name="P1"><text:s/>create mode 100644 .metadata/.plugins/org.eclipse.core.resources/.history/b/306e9b388fff001d1977b0876bdb159e</text:p>
      <text:p text:style-name="P1"><text:s/>create mode 100644 .metadata/.plugins/org.eclipse.core.resources/.history/b/90c318317921001e1746aeaec05b3e6f</text:p>
      <text:p text:style-name="P1"><text:s/>create mode 100644 .metadata/.plugins/org.eclipse.core.resources/.history/b0/503e0fcf9620001e1d96ae053040a8ac</text:p>
      <text:p text:style-name="P1"><text:s/>create mode 100644 .metadata/.plugins/org.eclipse.core.resources/.history/b1/3058d3917a20001e1d96ae053040a8ac</text:p>
      <text:p text:style-name="P1"><text:s/>create mode 100644 .metadata/.plugins/org.eclipse.core.resources/.history/b3/c04525219920001e1d96ae053040a8ac</text:p>
      <text:p text:style-name="P1"><text:soft-page-break/><text:s/>create mode 100644 .metadata/.plugins/org.eclipse.core.resources/.history/b5/e06ecb147921001e1746aeaec05b3e6f</text:p>
      <text:p text:style-name="P1"><text:s/>create mode 100644 .metadata/.plugins/org.eclipse.core.resources/.history/b6/a05951999720001e1d96ae053040a8ac</text:p>
      <text:p text:style-name="P1"><text:s/>create mode 100644 .metadata/.plugins/org.eclipse.core.resources/.history/b7/108382c77a21001e1746aeaec05b3e6f</text:p>
      <text:p text:style-name="P1"><text:s/>create mode 100644 .metadata/.plugins/org.eclipse.core.resources/.history/b7/80e7cb9295ff001d1977b0876bdb159e</text:p>
      <text:p text:style-name="P1"><text:s/>create mode 100644 .metadata/.plugins/org.eclipse.core.resources/.history/b7/a030c8e38eff001d1977b0876bdb159e</text:p>
      <text:p text:style-name="P1"><text:s/>create mode 100644 .metadata/.plugins/org.eclipse.core.resources/.history/b7/c0faca758520001e1d96ae053040a8ac</text:p>
      <text:p text:style-name="P1"><text:s/>create mode 100644 .metadata/.plugins/org.eclipse.core.resources/.history/b9/00f4c4137c21001e1746aeaec05b3e6f</text:p>
      <text:p text:style-name="P1"><text:s/>create mode 100644 .metadata/.plugins/org.eclipse.core.resources/.history/b9/30777dd93a22001e1c2cfd7989c2f91b</text:p>
      <text:p text:style-name="P1"><text:s/>create mode 100644 .metadata/.plugins/org.eclipse.core.resources/.history/ba/50f854f57921001e1746aeaec05b3e6f</text:p>
      <text:p text:style-name="P1"><text:s/>create mode 100644 .metadata/.plugins/org.eclipse.core.resources/.history/bb/2028dc2e9aff001d1977b0876bdb159e</text:p>
      <text:p text:style-name="P1"><text:s/>create mode 100644 .metadata/.plugins/org.eclipse.core.resources/.history/bb/d04a93141c22001e1c2cfd7989c2f91b</text:p>
      <text:p text:style-name="P1"><text:s/>create mode 100644 .metadata/.plugins/org.eclipse.core.resources/.history/bc/702e80ce7a20001e1d96ae053040a8ac</text:p>
      <text:p text:style-name="P1"><text:s/>create mode 100644 .metadata/.plugins/org.eclipse.core.resources/.history/bd/50ad977f8520001e1d96ae053040a8ac</text:p>
      <text:p text:style-name="P1"><text:s/>create mode 100644 .metadata/.plugins/org.eclipse.core.resources/.history/be/30b8fc908320001e1d96ae053040a8ac</text:p>
      <text:p text:style-name="P1"><text:s/>create mode 100644 .metadata/.plugins/org.eclipse.core.resources/.history/be/80041fd67a20001e1d96ae053040a8ac</text:p>
      <text:p text:style-name="P1"><text:soft-page-break/><text:s/>create mode 100644 .metadata/.plugins/org.eclipse.core.resources/.history/be/d0bcb7b390ff001d1977b0876bdb159e</text:p>
      <text:p text:style-name="P1"><text:s/>create mode 100644 .metadata/.plugins/org.eclipse.core.resources/.history/c/f0d75ead8420001e1d96ae053040a8ac</text:p>
      <text:p text:style-name="P1"><text:s/>create mode 100644 .metadata/.plugins/org.eclipse.core.resources/.history/c3/80aa6ebc7a21001e1746aeaec05b3e6f</text:p>
      <text:p text:style-name="P1"><text:s/>create mode 100644 .metadata/.plugins/org.eclipse.core.resources/.history/c5/204ae0309720001e1d96ae053040a8ac</text:p>
      <text:p text:style-name="P1"><text:s/>create mode 100644 .metadata/.plugins/org.eclipse.core.resources/.history/c6/a03bd1e79120001e1d96ae053040a8ac</text:p>
      <text:p text:style-name="P1"><text:s/>create mode 100644 .metadata/.plugins/org.eclipse.core.resources/.history/c6/f047f4b07a21001e1746aeaec05b3e6f</text:p>
      <text:p text:style-name="P1"><text:s/>create mode 100644 .metadata/.plugins/org.eclipse.core.resources/.history/cb/2034170c1c22001e1c2cfd7989c2f91b</text:p>
      <text:p text:style-name="P1"><text:s/>create mode 100644 .metadata/.plugins/org.eclipse.core.resources/.history/cb/c0564afb90ff001d1977b0876bdb159e</text:p>
      <text:p text:style-name="P1"><text:s/>create mode 100644 .metadata/.plugins/org.eclipse.core.resources/.history/cd/90e2fca43d22001e1c2cfd7989c2f91b</text:p>
      <text:p text:style-name="P1"><text:s/>create mode 100644 .metadata/.plugins/org.eclipse.core.resources/.history/cf/d08d78897a21001e1746aeaec05b3e6f</text:p>
      <text:p text:style-name="P1"><text:s/>create mode 100644 .metadata/.plugins/org.eclipse.core.resources/.history/d1/10cc06439c20001e1d96ae053040a8ac</text:p>
      <text:p text:style-name="P1"><text:s/>create mode 100644 .metadata/.plugins/org.eclipse.core.resources/.history/d1/c0c5bae69520001e1d96ae053040a8ac</text:p>
      <text:p text:style-name="P1"><text:s/>create mode 100644 .metadata/.plugins/org.eclipse.core.resources/.history/d3/a04206251c22001e1c2cfd7989c2f91b</text:p>
      <text:p text:style-name="P1"><text:s/>create mode 100644 .metadata/.plugins/org.eclipse.core.resources/.history/d3/b024ab0f7920001e1d96ae053040a8ac</text:p>
      <text:p text:style-name="P1"><text:s/>create mode 100644 .metadata/.plugins/org.eclipse.core.resources/.history/d4/d011cd8090ff001d1977b0876bdb159e</text:p>
      <text:p text:style-name="P1"><text:soft-page-break/><text:s/>create mode 100644 .metadata/.plugins/org.eclipse.core.resources/.history/d4/d0e5615c7b20001e1d96ae053040a8ac</text:p>
      <text:p text:style-name="P1"><text:s/>create mode 100644 .metadata/.plugins/org.eclipse.core.resources/.history/d8/1008c6ea8520001e1d96ae053040a8ac</text:p>
      <text:p text:style-name="P1"><text:s/>create mode 100644 .metadata/.plugins/org.eclipse.core.resources/.history/d8/50e5628296ff001d1977b0876bdb159e</text:p>
      <text:p text:style-name="P1"><text:s/>create mode 100644 .metadata/.plugins/org.eclipse.core.resources/.history/d8/a05006977520001e1d96ae053040a8ac</text:p>
      <text:p text:style-name="P1"><text:s/>create mode 100644 .metadata/.plugins/org.eclipse.core.resources/.history/d8/e0f6363c7d20001e1d96ae053040a8ac</text:p>
      <text:p text:style-name="P1"><text:s/>create mode 100644 .metadata/.plugins/org.eclipse.core.resources/.history/da/000f0dd33a22001e1c2cfd7989c2f91b</text:p>
      <text:p text:style-name="P1"><text:s/>create mode 100644 .metadata/.plugins/org.eclipse.core.resources/.history/dc/708c66f48320001e1d96ae053040a8ac</text:p>
      <text:p text:style-name="P1"><text:s/>create mode 100644 .metadata/.plugins/org.eclipse.core.resources/.history/de/20eb0300e61f001e1fae9ab10491afef</text:p>
      <text:p text:style-name="P1"><text:s/>create mode 100644 .metadata/.plugins/org.eclipse.core.resources/.history/de/502929b37a21001e1746aeaec05b3e6f</text:p>
      <text:p text:style-name="P1"><text:s/>create mode 100644 .metadata/.plugins/org.eclipse.core.resources/.history/e/8016b41c7920001e1d96ae053040a8ac</text:p>
      <text:p text:style-name="P1"><text:s/>create mode 100644 .metadata/.plugins/org.eclipse.core.resources/.history/e/c010ae5a7a20001e1d96ae053040a8ac</text:p>
      <text:p text:style-name="P1"><text:s/>create mode 100644 .metadata/.plugins/org.eclipse.core.resources/.history/e0/e026cb9f7721001e1746aeaec05b3e6f</text:p>
      <text:p text:style-name="P1"><text:s/>create mode 100644 .metadata/.plugins/org.eclipse.core.resources/.history/e1/307c0fb33d22001e1c2cfd7989c2f91b</text:p>
      <text:p text:style-name="P1"><text:s/>create mode 100644 .metadata/.plugins/org.eclipse.core.resources/.history/e1/d01c61cb7a21001e1746aeaec05b3e6f</text:p>
      <text:p text:style-name="P1"><text:s/>create mode 100644 .metadata/.plugins/org.eclipse.core.resources/.history/e3/206ac2e39120001e1d96ae053040a8ac</text:p>
      <text:p text:style-name="P1"><text:soft-page-break/><text:s/>create mode 100644 .metadata/.plugins/org.eclipse.core.resources/.history/e5/902511639820001e1d96ae053040a8ac</text:p>
      <text:p text:style-name="P1"><text:s/>create mode 100644 .metadata/.plugins/org.eclipse.core.resources/.history/e6/405b77179820001e1d96ae053040a8ac</text:p>
      <text:p text:style-name="P1"><text:s/>create mode 100644 .metadata/.plugins/org.eclipse.core.resources/.history/e8/407e7e86e61f001e1fae9ab10491afef</text:p>
      <text:p text:style-name="P1"><text:s/>create mode 100644 .metadata/.plugins/org.eclipse.core.resources/.history/ea/70c54dd495ff001d1977b0876bdb159e</text:p>
      <text:p text:style-name="P1"><text:s/>create mode 100644 .metadata/.plugins/org.eclipse.core.resources/.history/ee/c09cc2728520001e1d96ae053040a8ac</text:p>
      <text:p text:style-name="P1"><text:s/>create mode 100644 .metadata/.plugins/org.eclipse.core.resources/.history/ef/801284088020001e1d96ae053040a8ac</text:p>
      <text:p text:style-name="P1"><text:s/>create mode 100644 .metadata/.plugins/org.eclipse.core.resources/.history/ef/80eec7ce7a21001e1746aeaec05b3e6f</text:p>
      <text:p text:style-name="P1"><text:s/>create mode 100644 .metadata/.plugins/org.eclipse.core.resources/.history/f/9066d5ad3c22001e1c2cfd7989c2f91b</text:p>
      <text:p text:style-name="P1"><text:s/>create mode 100644 .metadata/.plugins/org.eclipse.core.resources/.history/f6/709452b87b20001e1d96ae053040a8ac</text:p>
      <text:p text:style-name="P1"><text:s/>create mode 100644 .metadata/.plugins/org.eclipse.core.resources/.history/f7/606dd4968420001e1d96ae053040a8ac</text:p>
      <text:p text:style-name="P1"><text:s/>create mode 100644 .metadata/.plugins/org.eclipse.core.resources/.history/f7/800351123e22001e1c2cfd7989c2f91b</text:p>
      <text:p text:style-name="P1"><text:s/>create mode 100644 .metadata/.plugins/org.eclipse.core.resources/.history/f7/c095b1767b20001e1d96ae053040a8ac</text:p>
      <text:p text:style-name="P1"><text:s/>create mode 100644 .metadata/.plugins/org.eclipse.core.resources/.history/fa/106453dc6a24001e13858dcdcb5a9133</text:p>
      <text:p text:style-name="P1"><text:s/>create mode 100644 .metadata/.plugins/org.eclipse.core.resources/.history/fa/5014d3fa9420001e1d96ae053040a8ac</text:p>
      <text:p text:style-name="P1"><text:s/>create mode 100644 .metadata/.plugins/org.eclipse.core.resources/.history/fa/509850467a20001e1d96ae053040a8ac</text:p>
      <text:p text:style-name="P1"><text:soft-page-break/><text:s/>create mode 100644 .metadata/.plugins/org.eclipse.core.resources/.history/fb/a074488196ff001d1977b0876bdb159e</text:p>
      <text:p text:style-name="P1"><text:s/>create mode 100644 .metadata/.plugins/org.eclipse.core.resources/.history/fd/b0afa9b73b22001e1c2cfd7989c2f91b</text:p>
      <text:p text:style-name="P1"><text:s/>create mode 100644 .metadata/.plugins/org.eclipse.core.resources/.history/ff/90c002299b20001e1d96ae053040a8ac</text:p>
      <text:p text:style-name="P1"><text:s/>create mode 100644 .metadata/.plugins/org.eclipse.core.resources/.projects/.org.eclipse.egit.core.cmp/.location</text:p>
      <text:p text:style-name="P1"><text:s/>create mode 100644 .metadata/.plugins/org.eclipse.core.resources/.projects/BasicPrograms/.indexes/e4/2e/history.index</text:p>
      <text:p text:style-name="P1"><text:s/>create mode 100644 .metadata/.plugins/org.eclipse.core.resources/.projects/BasicPrograms/.markers</text:p>
      <text:p text:style-name="P1"><text:s/>create mode 100644 .metadata/.plugins/org.eclipse.core.resources/.projects/BasicPrograms/org.eclipse.jdt.core/state.dat</text:p>
      <text:p text:style-name="P1"><text:s/>create mode 100644 .metadata/.plugins/org.eclipse.core.resources/.projects/Day10Lib2/.markers</text:p>
      <text:p text:style-name="P1"><text:s/>create mode 100644 .metadata/.plugins/org.eclipse.core.resources/.projects/Day10Lib2/org.eclipse.jdt.core/state.dat</text:p>
      <text:p text:style-name="P1"><text:s/>create mode 100644 .metadata/.plugins/org.eclipse.core.resources/.projects/Day11Lib2/.markers</text:p>
      <text:p text:style-name="P1"><text:s/>create mode 100644 .metadata/.plugins/org.eclipse.core.resources/.projects/Day11Lib2/org.eclipse.jdt.core/state.dat</text:p>
      <text:p text:style-name="P1"><text:s/>create mode 100644 .metadata/.plugins/org.eclipse.core.resources/.projects/Day12Lib2/org.eclipse.jdt.core/state.dat</text:p>
      <text:p text:style-name="P1"><text:s/>create mode 100644 .metadata/.plugins/org.eclipse.core.resources/.projects/Day13Lib2/.indexes/e4/81/history.index</text:p>
      <text:p text:style-name="P1"><text:s/>create mode 100644 .metadata/.plugins/org.eclipse.core.resources/.projects/Day13Lib2/.indexes/e4/d/history.index</text:p>
      <text:p text:style-name="P1"><text:s/>create mode 100644 .metadata/.plugins/org.eclipse.core.resources/.projects/Day13Lib2/org.eclipse.jdt.core/state.dat</text:p>
      <text:p text:style-name="P1"><text:s/>create mode 100644 .metadata/.plugins/org.eclipse.core.resources/.projects/Day2/.indexes/e4/7b/history.index</text:p>
      <text:p text:style-name="P1"><text:soft-page-break/><text:s/>create mode 100644 .metadata/.plugins/org.eclipse.core.resources/.projects/Day2/.indexes/e4/81/history.index</text:p>
      <text:p text:style-name="P1"><text:s/>create mode 100644 .metadata/.plugins/org.eclipse.core.resources/.projects/Day2/.markers</text:p>
      <text:p text:style-name="P1"><text:s/>create mode 100644 .metadata/.plugins/org.eclipse.core.resources/.projects/Day2/org.eclipse.jdt.core/state.dat</text:p>
      <text:p text:style-name="P1"><text:s/>create mode 100644 .metadata/.plugins/org.eclipse.core.resources/.projects/Day3Oops/.indexes/e4/81/history.index</text:p>
      <text:p text:style-name="P1"><text:s/>create mode 100644 .metadata/.plugins/org.eclipse.core.resources/.projects/Day3Oops/.indexes/e4/ab/history.index</text:p>
      <text:p text:style-name="P1"><text:s/>create mode 100644 .metadata/.plugins/org.eclipse.core.resources/.projects/Day3Oops/.markers</text:p>
      <text:p text:style-name="P1"><text:s/>create mode 100644 .metadata/.plugins/org.eclipse.core.resources/.projects/Day3Oops/org.eclipse.jdt.core/state.dat</text:p>
      <text:p text:style-name="P1"><text:s/>create mode 100644 .metadata/.plugins/org.eclipse.core.resources/.projects/Day4Oops/.indexes/e4/81/history.index</text:p>
      <text:p text:style-name="P1"><text:s/>create mode 100644 .metadata/.plugins/org.eclipse.core.resources/.projects/Day4Oops/.markers</text:p>
      <text:p text:style-name="P1"><text:s/>create mode 100644 .metadata/.plugins/org.eclipse.core.resources/.projects/Day4Oops/org.eclipse.jdt.core/state.dat</text:p>
      <text:p text:style-name="P1"><text:s/>create mode 100644 .metadata/.plugins/org.eclipse.core.resources/.projects/Day5Oops/org.eclipse.jdt.core/state.dat</text:p>
      <text:p text:style-name="P1"><text:s/>create mode 100644 .metadata/.plugins/org.eclipse.core.resources/.projects/Day6Lib1/.markers</text:p>
      <text:p text:style-name="P1"><text:s/>create mode 100644 .metadata/.plugins/org.eclipse.core.resources/.projects/Day6Lib1/org.eclipse.jdt.core/state.dat</text:p>
      <text:p text:style-name="P1"><text:s/>create mode 100644 .metadata/.plugins/org.eclipse.core.resources/.projects/Day7Lib1/org.eclipse.jdt.core/state.dat</text:p>
      <text:p text:style-name="P1"><text:s/>create mode 100644 .metadata/.plugins/org.eclipse.core.resources/.projects/Day8Lib2/.markers</text:p>
      <text:p text:style-name="P1"><text:s/>create mode 100644 .metadata/.plugins/org.eclipse.core.resources/.projects/Day8Lib2/org.eclipse.jdt.core/state.dat</text:p>
      <text:p text:style-name="P1"><text:soft-page-break/><text:s/>create mode 100644 .metadata/.plugins/org.eclipse.core.resources/.projects/Day9Lib2/org.eclipse.jdt.core/state.dat</text:p>
      <text:p text:style-name="P1"><text:s/>create mode 100644 .metadata/.plugins/org.eclipse.core.resources/.projects/JavaExcercises/.markers</text:p>
      <text:p text:style-name="P1"><text:s/>create mode 100644 .metadata/.plugins/org.eclipse.core.resources/.projects/JavaExcercises/org.eclipse.jdt.core/state.dat</text:p>
      <text:p text:style-name="P1"><text:s/>create mode 100644 .metadata/.plugins/org.eclipse.core.resources/.root/.indexes/history.version</text:p>
      <text:p text:style-name="P1"><text:s/>create mode 100644 .metadata/.plugins/org.eclipse.core.resources/.root/.indexes/properties.index</text:p>
      <text:p text:style-name="P1"><text:s/>create mode 100644 .metadata/.plugins/org.eclipse.core.resources/.root/.indexes/properties.version</text:p>
      <text:p text:style-name="P1"><text:s/>create mode 100644 .metadata/.plugins/org.eclipse.core.resources/.root/33.tree</text:p>
      <text:p text:style-name="P1"><text:s/>create mode 100644 .metadata/.plugins/org.eclipse.core.resources/.safetable/org.eclipse.core.resources</text:p>
      <text:p text:style-name="P1"><text:s/>create mode 100644 .metadata/.plugins/org.eclipse.core.runtime/.settings/org.eclipse.core.resources.prefs</text:p>
      <text:p text:style-name="P1"><text:s/>create mode 100644 .metadata/.plugins/org.eclipse.core.runtime/.settings/org.eclipse.debug.ui.prefs</text:p>
      <text:p text:style-name="P1"><text:s/>create mode 100644 .metadata/.plugins/org.eclipse.core.runtime/.settings/org.eclipse.epp.mpc.ui.prefs</text:p>
      <text:p text:style-name="P1"><text:s/>create mode 100644 .metadata/.plugins/org.eclipse.core.runtime/.settings/org.eclipse.jdt.core.prefs</text:p>
      <text:p text:style-name="P1"><text:s/>create mode 100644 .metadata/.plugins/org.eclipse.core.runtime/.settings/org.eclipse.jdt.junit.prefs</text:p>
      <text:p text:style-name="P1"><text:s/>create mode 100644 .metadata/.plugins/org.eclipse.core.runtime/.settings/org.eclipse.jdt.launching.prefs</text:p>
      <text:p text:style-name="P1"><text:s/>create mode 100644 .metadata/.plugins/org.eclipse.core.runtime/.settings/org.eclipse.jdt.ui.prefs</text:p>
      <text:p text:style-name="P1"><text:s/>create mode 100644 .metadata/.plugins/org.eclipse.core.runtime/.settings/org.eclipse.jst.j2ee.webservice.ui.prefs</text:p>
      <text:p text:style-name="P1"><text:s/>create mode 100644 .metadata/.plugins/org.eclipse.core.runtime/.settings/org.eclipse.jst.jsp.core.prefs</text:p>
      <text:p text:style-name="P1"><text:s/>create mode 100644 .metadata/.plugins/org.eclipse.core.runtime/.settings/org.eclipse.m2e.discovery.prefs</text:p>
      <text:p text:style-name="P1"><text:s/>create mode 100644 .metadata/.plugins/org.eclipse.core.runtime/.settings/org.eclipse.pde.api.tools.prefs</text:p>
      <text:p text:style-name="P1"><text:s/>create mode 100644 .metadata/.plugins/org.eclipse.core.runtime/.settings/org.eclipse.ui.browser.prefs</text:p>
      <text:p text:style-name="P1"><text:s/>create mode 100644 .metadata/.plugins/org.eclipse.core.runtime/.settings/org.eclipse.ui.ide.prefs</text:p>
      <text:p text:style-name="P1"><text:soft-page-break/><text:s/>create mode 100644 .metadata/.plugins/org.eclipse.core.runtime/.settings/org.eclipse.ui.navigator.prefs</text:p>
      <text:p text:style-name="P1"><text:s/>create mode 100644 .metadata/.plugins/org.eclipse.core.runtime/.settings/org.eclipse.ui.prefs</text:p>
      <text:p text:style-name="P1"><text:s/>create mode 100644 .metadata/.plugins/org.eclipse.core.runtime/.settings/org.eclipse.ui.workbench.prefs</text:p>
      <text:p text:style-name="P1"><text:s/>create mode 100644 .metadata/.plugins/org.eclipse.core.runtime/.settings/org.eclipse.urischeme.prefs</text:p>
      <text:p text:style-name="P1"><text:s/>create mode 100644 .metadata/.plugins/org.eclipse.core.runtime/.settings/org.eclipse.wst.jsdt.ui.prefs</text:p>
      <text:p text:style-name="P1"><text:s/>create mode 100644 .metadata/.plugins/org.eclipse.core.runtime/.settings/org.eclipse.wst.ws.service.policy.prefs</text:p>
      <text:p text:style-name="P1"><text:s/>create mode 100644 .metadata/.plugins/org.eclipse.debug.core/.launches/Account.launch</text:p>
      <text:p text:style-name="P1"><text:s/>create mode 100644 .metadata/.plugins/org.eclipse.debug.core/.launches/AlphabetsDigits.launch</text:p>
      <text:p text:style-name="P1"><text:s/>create mode 100644 .metadata/.plugins/org.eclipse.debug.core/.launches/ArrSquare.launch</text:p>
      <text:p text:style-name="P1"><text:s/>create mode 100644 .metadata/.plugins/org.eclipse.debug.core/.launches/ArrayAvg.launch</text:p>
      <text:p text:style-name="P1"><text:s/>create mode 100644 .metadata/.plugins/org.eclipse.debug.core/.launches/ArrayRandomOrder.launch</text:p>
      <text:p text:style-name="P1"><text:s/>create mode 100644 .metadata/.plugins/org.eclipse.debug.core/.launches/AvgofNumbers.launch</text:p>
      <text:p text:style-name="P1"><text:s/>create mode 100644 .metadata/.plugins/org.eclipse.debug.core/.launches/AvgofPositive.launch</text:p>
      <text:p text:style-name="P1"><text:s/>create mode 100644 .metadata/.plugins/org.eclipse.debug.core/.launches/Bmi.launch</text:p>
      <text:p text:style-name="P1"><text:s/>create mode 100644 .metadata/.plugins/org.eclipse.debug.core/.launches/Collections.launch</text:p>
      <text:p text:style-name="P1"><text:s/>create mode 100644 .metadata/.plugins/org.eclipse.debug.core/.launches/Conversions.launch</text:p>
      <text:p text:style-name="P1"><text:s/>create mode 100644 .metadata/.plugins/org.eclipse.debug.core/.launches/Count (1).launch</text:p>
      <text:p text:style-name="P1"><text:s/>create mode 100644 .metadata/.plugins/org.eclipse.debug.core/.launches/Count (2).launch</text:p>
      <text:p text:style-name="P1"><text:s/>create mode 100644 .metadata/.plugins/org.eclipse.debug.core/.launches/Count.launch</text:p>
      <text:p text:style-name="P1"><text:s/>create mode 100644 .metadata/.plugins/org.eclipse.debug.core/.launches/CountNames.launch</text:p>
      <text:p text:style-name="P1"><text:s/>create mode 100644 .metadata/.plugins/org.eclipse.debug.core/.launches/Courses (1).launch</text:p>
      <text:p text:style-name="P1"><text:s/>create mode 100644 .metadata/.plugins/org.eclipse.debug.core/.launches/Courses.launch</text:p>
      <text:p text:style-name="P1"><text:soft-page-break/><text:s/>create mode 100644 .metadata/.plugins/org.eclipse.debug.core/.launches/DaysBetween.launch</text:p>
      <text:p text:style-name="P1"><text:s/>create mode 100644 .metadata/.plugins/org.eclipse.debug.core/.launches/DaysOrder.launch</text:p>
      <text:p text:style-name="P1"><text:s/>create mode 100644 .metadata/.plugins/org.eclipse.debug.core/.launches/DaysSortedOrder.launch</text:p>
      <text:p text:style-name="P1"><text:s/>create mode 100644 .metadata/.plugins/org.eclipse.debug.core/.launches/DaysinMonth.launch</text:p>
      <text:p text:style-name="P1"><text:s/>create mode 100644 .metadata/.plugins/org.eclipse.debug.core/.launches/Details.launch</text:p>
      <text:p text:style-name="P1"><text:s/>create mode 100644 .metadata/.plugins/org.eclipse.debug.core/.launches/DisplayAllLines.launch</text:p>
      <text:p text:style-name="P1"><text:s/>create mode 100644 .metadata/.plugins/org.eclipse.debug.core/.launches/DisplayAverage.launch</text:p>
      <text:p text:style-name="P1"><text:s/>create mode 100644 .metadata/.plugins/org.eclipse.debug.core/.launches/DisplayFactors.launch</text:p>
      <text:p text:style-name="P1"><text:s/>create mode 100644 .metadata/.plugins/org.eclipse.debug.core/.launches/Divisible (1).launch</text:p>
      <text:p text:style-name="P1"><text:s/>create mode 100644 .metadata/.plugins/org.eclipse.debug.core/.launches/Divisible.launch</text:p>
      <text:p text:style-name="P1"><text:s/>create mode 100644 .metadata/.plugins/org.eclipse.debug.core/.launches/DoctorDetails (1).launch</text:p>
      <text:p text:style-name="P1"><text:s/>create mode 100644 .metadata/.plugins/org.eclipse.debug.core/.launches/DoctorDetails (2).launch</text:p>
      <text:p text:style-name="P1"><text:s/>create mode 100644 .metadata/.plugins/org.eclipse.debug.core/.launches/DoctorDetails.launch</text:p>
      <text:p text:style-name="P1"><text:s/>create mode 100644 .metadata/.plugins/org.eclipse.debug.core/.launches/EachWordSeparate.launch</text:p>
      <text:p text:style-name="P1"><text:s/>create mode 100644 .metadata/.plugins/org.eclipse.debug.core/.launches/EnterMarks.launch</text:p>
      <text:p text:style-name="P1"><text:s/>create mode 100644 .metadata/.plugins/org.eclipse.debug.core/.launches/EnterNewMarks.launch</text:p>
      <text:p text:style-name="P1"><text:s/>create mode 100644 .metadata/.plugins/org.eclipse.debug.core/.launches/EvenOdd.launch</text:p>
      <text:p text:style-name="P1"><text:s/>create mode 100644 .metadata/.plugins/org.eclipse.debug.core/.launches/EvenOddNumbers.launch</text:p>
      <text:p text:style-name="P1"><text:s/>create mode 100644 .metadata/.plugins/org.eclipse.debug.core/.launches/EvenReverseOrder.launch</text:p>
      <text:p text:style-name="P1"><text:s/>create mode 100644 .metadata/.plugins/org.eclipse.debug.core/.launches/Fibonacci.launch</text:p>
      <text:p text:style-name="P1"><text:s/>create mode 100644 .metadata/.plugins/org.eclipse.debug.core/.launches/First10Fibonacci (1).launch</text:p>
      <text:p text:style-name="P1"><text:s/>create mode 100644 .metadata/.plugins/org.eclipse.debug.core/.launches/First10Fibonacci.launch</text:p>
      <text:p text:style-name="P1"><text:soft-page-break/><text:s/>create mode 100644 .metadata/.plugins/org.eclipse.debug.core/.launches/Function.launch</text:p>
      <text:p text:style-name="P1"><text:s/>create mode 100644 .metadata/.plugins/org.eclipse.debug.core/.launches/GCDnumbers.launch</text:p>
      <text:p text:style-name="P1"><text:s/>create mode 100644 .metadata/.plugins/org.eclipse.debug.core/.launches/Gcd.launch</text:p>
      <text:p text:style-name="P1"><text:s/>create mode 100644 .metadata/.plugins/org.eclipse.debug.core/.launches/Goods.launch</text:p>
      <text:p text:style-name="P1"><text:s/>create mode 100644 .metadata/.plugins/org.eclipse.debug.core/.launches/GuessingNumber (1).launch</text:p>
      <text:p text:style-name="P1"><text:s/>create mode 100644 .metadata/.plugins/org.eclipse.debug.core/.launches/GuessingNumber.launch</text:p>
      <text:p text:style-name="P1"><text:s/>create mode 100644 .metadata/.plugins/org.eclipse.debug.core/.launches/GuessingWithoutHint.launch</text:p>
      <text:p text:style-name="P1"><text:s/>create mode 100644 .metadata/.plugins/org.eclipse.debug.core/.launches/HighestFactor.launch</text:p>
      <text:p text:style-name="P1"><text:s/>create mode 100644 .metadata/.plugins/org.eclipse.debug.core/.launches/Interest (1).launch</text:p>
      <text:p text:style-name="P1"><text:s/>create mode 100644 .metadata/.plugins/org.eclipse.debug.core/.launches/Interest.launch</text:p>
      <text:p text:style-name="P1"><text:s/>create mode 100644 .metadata/.plugins/org.eclipse.debug.core/.launches/InterfaceShape.launch</text:p>
      <text:p text:style-name="P1"><text:s/>create mode 100644 .metadata/.plugins/org.eclipse.debug.core/.launches/InvertofCharacters.launch</text:p>
      <text:p text:style-name="P1"><text:s/>create mode 100644 .metadata/.plugins/org.eclipse.debug.core/.launches/LargerthanCharacters.launch</text:p>
      <text:p text:style-name="P1"><text:s/>create mode 100644 .metadata/.plugins/org.eclipse.debug.core/.launches/Largest.launch</text:p>
      <text:p text:style-name="P1"><text:s/>create mode 100644 .metadata/.plugins/org.eclipse.debug.core/.launches/LargestFactor (1).launch</text:p>
      <text:p text:style-name="P1"><text:s/>create mode 100644 .metadata/.plugins/org.eclipse.debug.core/.launches/LargestFactor.launch</text:p>
      <text:p text:style-name="P1"><text:s/>create mode 100644 .metadata/.plugins/org.eclipse.debug.core/.launches/LargestNumber.launch</text:p>
      <text:p text:style-name="P1"><text:s/>create mode 100644 .metadata/.plugins/org.eclipse.debug.core/.launches/LargestString.launch</text:p>
      <text:p text:style-name="P1"><text:s/>create mode 100644 .metadata/.plugins/org.eclipse.debug.core/.launches/LargestStringIgnoreCase.launch</text:p>
      <text:p text:style-name="P1"><text:s/>create mode 100644 .metadata/.plugins/org.eclipse.debug.core/.launches/LargestofAll.launch</text:p>
      <text:p text:style-name="P1"><text:s/>create mode 100644 .metadata/.plugins/org.eclipse.debug.core/.launches/ListMarks.launch</text:p>
      <text:p text:style-name="P1"><text:s/>create mode 100644 .metadata/.plugins/org.eclipse.debug.core/.launches/MInMaxofArray.launch</text:p>
      <text:p text:style-name="P1"><text:s/>create mode 100644 .metadata/.plugins/org.eclipse.debug.core/.launches/Main.launch</text:p>
      <text:p text:style-name="P1"><text:soft-page-break/><text:s/>create mode 100644 .metadata/.plugins/org.eclipse.debug.core/.launches/Marks (1).launch</text:p>
      <text:p text:style-name="P1"><text:s/>create mode 100644 .metadata/.plugins/org.eclipse.debug.core/.launches/Marks.launch</text:p>
      <text:p text:style-name="P1"><text:s/>create mode 100644 .metadata/.plugins/org.eclipse.debug.core/.launches/MobilesSortedOrder.launch</text:p>
      <text:p text:style-name="P1"><text:s/>create mode 100644 .metadata/.plugins/org.eclipse.debug.core/.launches/NameMobileSort.launch</text:p>
      <text:p text:style-name="P1"><text:s/>create mode 100644 .metadata/.plugins/org.eclipse.debug.core/.launches/Names.launch</text:p>
      <text:p text:style-name="P1"><text:s/>create mode 100644 .metadata/.plugins/org.eclipse.debug.core/.launches/Names2.launch</text:p>
      <text:p text:style-name="P1"><text:s/>create mode 100644 .metadata/.plugins/org.eclipse.debug.core/.launches/NonBlankLines.launch</text:p>
      <text:p text:style-name="P1"><text:s/>create mode 100644 .metadata/.plugins/org.eclipse.debug.core/.launches/Palindrome (1).launch</text:p>
      <text:p text:style-name="P1"><text:s/>create mode 100644 .metadata/.plugins/org.eclipse.debug.core/.launches/Palindrome.launch</text:p>
      <text:p text:style-name="P1"><text:s/>create mode 100644 .metadata/.plugins/org.eclipse.debug.core/.launches/PerfectorNot.launch</text:p>
      <text:p text:style-name="P1"><text:s/>create mode 100644 .metadata/.plugins/org.eclipse.debug.core/.launches/PersonDet.launch</text:p>
      <text:p text:style-name="P1"><text:s/>create mode 100644 .metadata/.plugins/org.eclipse.debug.core/.launches/PersonNameAge.launch</text:p>
      <text:p text:style-name="P1"><text:s/>create mode 100644 .metadata/.plugins/org.eclipse.debug.core/.launches/PersonSortbyName.launch</text:p>
      <text:p text:style-name="P1"><text:s/>create mode 100644 .metadata/.plugins/org.eclipse.debug.core/.launches/Prime.launch</text:p>
      <text:p text:style-name="P1"><text:s/>create mode 100644 .metadata/.plugins/org.eclipse.debug.core/.launches/Product.launch</text:p>
      <text:p text:style-name="P1"><text:s/>create mode 100644 .metadata/.plugins/org.eclipse.debug.core/.launches/ProductAndCounter (1).launch</text:p>
      <text:p text:style-name="P1"><text:s/>create mode 100644 .metadata/.plugins/org.eclipse.debug.core/.launches/ProductTaxRate.launch</text:p>
      <text:p text:style-name="P1"><text:s/>create mode 100644 .metadata/.plugins/org.eclipse.debug.core/.launches/PushandPop.launch</text:p>
      <text:p text:style-name="P1"><text:s/>create mode 100644 .metadata/.plugins/org.eclipse.debug.core/.launches/RandomMarks.launch</text:p>
      <text:p text:style-name="P1"><text:s/>create mode 100644 .metadata/.plugins/org.eclipse.debug.core/.launches/RecordCircle.launch</text:p>
      <text:p text:style-name="P1"><text:s/>create mode 100644 .metadata/.plugins/org.eclipse.debug.core/.launches/RemovingBlankLines.launch</text:p>
      <text:p text:style-name="P1"><text:s/>create mode 100644 .metadata/.plugins/org.eclipse.debug.core/.launches/ReverseNumber.launch</text:p>
      <text:p text:style-name="P1"><text:soft-page-break/><text:s/>create mode 100644 .metadata/.plugins/org.eclipse.debug.core/.launches/ReverseOrder (1).launch</text:p>
      <text:p text:style-name="P1"><text:s/>create mode 100644 .metadata/.plugins/org.eclipse.debug.core/.launches/ReverseOrder (2).launch</text:p>
      <text:p text:style-name="P1"><text:s/>create mode 100644 .metadata/.plugins/org.eclipse.debug.core/.launches/ReverseOrder.launch</text:p>
      <text:p text:style-name="P1"><text:s/>create mode 100644 .metadata/.plugins/org.eclipse.debug.core/.launches/Sales (1).launch</text:p>
      <text:p text:style-name="P1"><text:s/>create mode 100644 .metadata/.plugins/org.eclipse.debug.core/.launches/Sales.launch</text:p>
      <text:p text:style-name="P1"><text:s/>create mode 100644 .metadata/.plugins/org.eclipse.debug.core/.launches/SeparateLine.launch</text:p>
      <text:p text:style-name="P1"><text:s/>create mode 100644 .metadata/.plugins/org.eclipse.debug.core/.launches/Separating.launch</text:p>
      <text:p text:style-name="P1"><text:s/>create mode 100644 .metadata/.plugins/org.eclipse.debug.core/.launches/SmallestFactor.launch</text:p>
      <text:p text:style-name="P1"><text:s/>create mode 100644 .metadata/.plugins/org.eclipse.debug.core/.launches/SortbyLength.launch</text:p>
      <text:p text:style-name="P1"><text:s/>create mode 100644 .metadata/.plugins/org.eclipse.debug.core/.launches/SortbyName.launch</text:p>
      <text:p text:style-name="P1"><text:s/>create mode 100644 .metadata/.plugins/org.eclipse.debug.core/.launches/SortedOrder.launch</text:p>
      <text:p text:style-name="P1"><text:s/>create mode 100644 .metadata/.plugins/org.eclipse.debug.core/.launches/SquareSide.launch</text:p>
      <text:p text:style-name="P1"><text:s/>create mode 100644 .metadata/.plugins/org.eclipse.debug.core/.launches/StoreDet.launch</text:p>
      <text:p text:style-name="P1"><text:s/>create mode 100644 .metadata/.plugins/org.eclipse.debug.core/.launches/StoreDetail.launch</text:p>
      <text:p text:style-name="P1"><text:s/>create mode 100644 .metadata/.plugins/org.eclipse.debug.core/.launches/StoreDetails.launch</text:p>
      <text:p text:style-name="P1"><text:s/>create mode 100644 .metadata/.plugins/org.eclipse.debug.core/.launches/Streams.launch</text:p>
      <text:p text:style-name="P1"><text:s/>create mode 100644 .metadata/.plugins/org.eclipse.debug.core/.launches/StreamsPrimenumbers.launch</text:p>
      <text:p text:style-name="P1"><text:s/>create mode 100644 .metadata/.plugins/org.eclipse.debug.core/.launches/StringSortedOrder.launch</text:p>
      <text:p text:style-name="P1"><text:s/>create mode 100644 .metadata/.plugins/org.eclipse.debug.core/.launches/StringsbyLength.launch</text:p>
      <text:p text:style-name="P1"><text:s/>create mode 100644 .metadata/.plugins/org.eclipse.debug.core/.launches/StudentDetails (1).launch</text:p>
      <text:p text:style-name="P1"><text:s/>create mode 100644 .metadata/.plugins/org.eclipse.debug.core/.launches/StudentDetails.launch</text:p>
      <text:p text:style-name="P1"><text:s/>create mode 100644 .metadata/.plugins/org.eclipse.debug.core/.launches/StudentMarks (1).launch</text:p>
      <text:p text:style-name="P1"><text:soft-page-break/><text:s/>create mode 100644 .metadata/.plugins/org.eclipse.debug.core/.launches/StudentMarks.launch</text:p>
      <text:p text:style-name="P1"><text:s/>create mode 100644 .metadata/.plugins/org.eclipse.debug.core/.launches/StudentRollno.launch</text:p>
      <text:p text:style-name="P1"><text:s/>create mode 100644 .metadata/.plugins/org.eclipse.debug.core/.launches/Substring.launch</text:p>
      <text:p text:style-name="P1"><text:s/>create mode 100644 .metadata/.plugins/org.eclipse.debug.core/.launches/SumofDigits.launch</text:p>
      <text:p text:style-name="P1"><text:s/>create mode 100644 .metadata/.plugins/org.eclipse.debug.core/.launches/TestCourse.launch</text:p>
      <text:p text:style-name="P1"><text:s/>create mode 100644 .metadata/.plugins/org.eclipse.debug.core/.launches/TestEmployee.launch</text:p>
      <text:p text:style-name="P1"><text:s/>create mode 100644 .metadata/.plugins/org.eclipse.debug.core/.launches/Top5Marks.launch</text:p>
      <text:p text:style-name="P1"><text:s/>create mode 100644 .metadata/.plugins/org.eclipse.debug.core/.launches/TotalMarks.launch</text:p>
      <text:p text:style-name="P1"><text:s/>create mode 100644 .metadata/.plugins/org.eclipse.debug.core/.launches/UniqueLines.launch</text:p>
      <text:p text:style-name="P1"><text:s/>create mode 100644 .metadata/.plugins/org.eclipse.debug.core/.launches/UntilEND.launch</text:p>
      <text:p text:style-name="P1"><text:s/>create mode 100644 .metadata/.plugins/org.eclipse.debug.core/.launches/UntilENDSortedOrder.launch</text:p>
      <text:p text:style-name="P1"><text:s/>create mode 100644 .metadata/.plugins/org.eclipse.debug.core/.launches/UpperLowerDigit.launch</text:p>
      <text:p text:style-name="P1"><text:s/>create mode 100644 .metadata/.plugins/org.eclipse.debug.core/.launches/Wages.launch</text:p>
      <text:p text:style-name="P1"><text:s/>create mode 100644 .metadata/.plugins/org.eclipse.debug.core/.launches/Welcome.launch</text:p>
      <text:p text:style-name="P1"><text:s/>create mode 100644 .metadata/.plugins/org.eclipse.debug.core/.launches/WordsSortedCount.launch</text:p>
      <text:p text:style-name="P1"><text:s/>create mode 100644 .metadata/.plugins/org.eclipse.debug.ui/dialog_settings.xml</text:p>
      <text:p text:style-name="P1"><text:s/>create mode 100644 .metadata/.plugins/org.eclipse.debug.ui/launchConfigurationHistory.xml</text:p>
      <text:p text:style-name="P1"><text:s/>create mode 100644 .metadata/.plugins/org.eclipse.e4.workbench/workbench.xmi</text:p>
      <text:p text:style-name="P1"><text:s/>create mode 100644 .metadata/.plugins/org.eclipse.egit.core/.org.eclipse.egit.core.cmp/.project</text:p>
      <text:p text:style-name="P1"><text:s/>create mode 100644 .metadata/.plugins/org.eclipse.egit.core/.org.eclipse.egit.core.cmp/.settings/org.eclipse.core.resources.prefs</text:p>
      <text:p text:style-name="P1"><text:s/>create mode 100644 .metadata/.plugins/org.eclipse.epp.mpc.ui/dialog_settings.xml</text:p>
      <text:p text:style-name="P1"><text:s/>create mode 100644 .metadata/.plugins/org.eclipse.equinox.p2.ui/dialog_settings.xml</text:p>
      <text:p text:style-name="P1"><text:s/>create mode 100644 .metadata/.plugins/org.eclipse.jdt.core/1722601277.index</text:p>
      <text:p text:style-name="P1"><text:s/>create mode 100644 .metadata/.plugins/org.eclipse.jdt.core/1865797976.index</text:p>
      <text:p text:style-name="P1"><text:s/>create mode 100644 .metadata/.plugins/org.eclipse.jdt.core/2415080027.index</text:p>
      <text:p text:style-name="P1"><text:soft-page-break/><text:s/>create mode 100644 .metadata/.plugins/org.eclipse.jdt.core/2494231600.index</text:p>
      <text:p text:style-name="P1"><text:s/>create mode 100644 .metadata/.plugins/org.eclipse.jdt.core/2536821187.index</text:p>
      <text:p text:style-name="P1"><text:s/>create mode 100644 .metadata/.plugins/org.eclipse.jdt.core/2607549996.index</text:p>
      <text:p text:style-name="P1"><text:s/>create mode 100644 .metadata/.plugins/org.eclipse.jdt.core/2785814428.index</text:p>
      <text:p text:style-name="P1"><text:s/>create mode 100644 .metadata/.plugins/org.eclipse.jdt.core/2848644480.index</text:p>
      <text:p text:style-name="P1"><text:s/>create mode 100644 .metadata/.plugins/org.eclipse.jdt.core/2995985387.index</text:p>
      <text:p text:style-name="P1"><text:s/>create mode 100644 .metadata/.plugins/org.eclipse.jdt.core/3704386812.index</text:p>
      <text:p text:style-name="P1"><text:s/>create mode 100644 .metadata/.plugins/org.eclipse.jdt.core/3786169676.index</text:p>
      <text:p text:style-name="P1"><text:s/>create mode 100644 .metadata/.plugins/org.eclipse.jdt.core/4009407114.index</text:p>
      <text:p text:style-name="P1"><text:s/>create mode 100644 .metadata/.plugins/org.eclipse.jdt.core/410264675.index</text:p>
      <text:p text:style-name="P1"><text:s/>create mode 100644 .metadata/.plugins/org.eclipse.jdt.core/4231898169.index</text:p>
      <text:p text:style-name="P1"><text:s/>create mode 100644 .metadata/.plugins/org.eclipse.jdt.core/580067066.index</text:p>
      <text:p text:style-name="P1"><text:s/>create mode 100644 .metadata/.plugins/org.eclipse.jdt.core/622071251.index</text:p>
      <text:p text:style-name="P1"><text:s/>create mode 100644 .metadata/.plugins/org.eclipse.jdt.core/assumedExternalFilesCache</text:p>
      <text:p text:style-name="P1"><text:s/>create mode 100644 .metadata/.plugins/org.eclipse.jdt.core/externalFilesCache</text:p>
      <text:p text:style-name="P1"><text:s/>create mode 100644 .metadata/.plugins/org.eclipse.jdt.core/externalLibsTimeStamps</text:p>
      <text:p text:style-name="P1"><text:s/>create mode 100644 .metadata/.plugins/org.eclipse.jdt.core/indexNamesMap.txt</text:p>
      <text:p text:style-name="P1"><text:s/>create mode 100644 .metadata/.plugins/org.eclipse.jdt.core/javaLikeNames.txt</text:p>
      <text:p text:style-name="P1"><text:s/>create mode 100644 .metadata/.plugins/org.eclipse.jdt.core/nonChainingJarsCache</text:p>
      <text:p text:style-name="P1"><text:s/>create mode 100644 .metadata/.plugins/org.eclipse.jdt.core/savedIndexNames.txt</text:p>
      <text:p text:style-name="P1"><text:s/>create mode 100644 .metadata/.plugins/org.eclipse.jdt.core/variablesAndContainers.dat</text:p>
      <text:p text:style-name="P1"><text:s/>create mode 100644 .metadata/.plugins/org.eclipse.jdt.launching/.install.xml</text:p>
      <text:p text:style-name="P1"><text:s/>create mode 100644 .metadata/.plugins/org.eclipse.jdt.launching/libraryInfos.xml</text:p>
      <text:p text:style-name="P1"><text:s/>create mode 100644 .metadata/.plugins/org.eclipse.jdt.ui/OpenTypeHistory.xml</text:p>
      <text:p text:style-name="P1"><text:s/>create mode 100644 .metadata/.plugins/org.eclipse.jdt.ui/QualifiedTypeNameHistory.xml</text:p>
      <text:p text:style-name="P1"><text:s/>create mode 100644 .metadata/.plugins/org.eclipse.jdt.ui/dialog_settings.xml</text:p>
      <text:p text:style-name="P1"><text:s/>create mode 100644 .metadata/.plugins/org.eclipse.ltk.core.refactoring/.refactorings/.workspace/2023/5/20/refactorings.history</text:p>
      <text:p text:style-name="P1"><text:s/>create mode 100644 .metadata/.plugins/org.eclipse.ltk.core.refactoring/.refactorings/.workspace/2023/5/20/refactorings.index</text:p>
      <text:p text:style-name="P1"><text:s/>create mode 100644 .metadata/.plugins/org.eclipse.ltk.core.refactoring/.refactorings/BasicPrograms/2023/5/20/refactorings.history</text:p>
      <text:p text:style-name="P1"><text:s/>create mode 100644 .metadata/.plugins/org.eclipse.ltk.core.refactoring/.refactorings/BasicPrograms/2023/5/20/refactorings.index</text:p>
      <text:p text:style-name="P1"><text:s/>create mode 100644 .metadata/.plugins/org.eclipse.ltk.core.refactoring/.refactorings/Day10Lib2/2023/5/21/refactorings.history</text:p>
      <text:p text:style-name="P1"><text:soft-page-break/><text:s/>create mode 100644 .metadata/.plugins/org.eclipse.ltk.core.refactoring/.refactorings/Day10Lib2/2023/5/21/refactorings.index</text:p>
      <text:p text:style-name="P1"><text:s/>create mode 100644 .metadata/.plugins/org.eclipse.ltk.core.refactoring/.refactorings/Day10Lib2/2023/5/22/refactorings.history</text:p>
      <text:p text:style-name="P1"><text:s/>create mode 100644 .metadata/.plugins/org.eclipse.ltk.core.refactoring/.refactorings/Day10Lib2/2023/5/22/refactorings.index</text:p>
      <text:p text:style-name="P1"><text:s/>create mode 100644 .metadata/.plugins/org.eclipse.ltk.core.refactoring/.refactorings/Day11Lib2/2023/5/22/refactorings.history</text:p>
      <text:p text:style-name="P1"><text:s/>create mode 100644 .metadata/.plugins/org.eclipse.ltk.core.refactoring/.refactorings/Day11Lib2/2023/5/22/refactorings.index</text:p>
      <text:p text:style-name="P1"><text:s/>create mode 100644 .metadata/.plugins/org.eclipse.ltk.core.refactoring/.refactorings/Day13Lib2/2023/5/22/refactorings.history</text:p>
      <text:p text:style-name="P1"><text:s/>create mode 100644 .metadata/.plugins/org.eclipse.ltk.core.refactoring/.refactorings/Day13Lib2/2023/5/22/refactorings.index</text:p>
      <text:p text:style-name="P1"><text:s/>create mode 100644 .metadata/.plugins/org.eclipse.ltk.core.refactoring/.refactorings/Day2/2023/5/20/refactorings.history</text:p>
      <text:p text:style-name="P1"><text:s/>create mode 100644 .metadata/.plugins/org.eclipse.ltk.core.refactoring/.refactorings/Day2/2023/5/20/refactorings.index</text:p>
      <text:p text:style-name="P1"><text:s/>create mode 100644 .metadata/.plugins/org.eclipse.ltk.core.refactoring/.refactorings/Day3Oops/2023/5/20/refactorings.history</text:p>
      <text:p text:style-name="P1"><text:s/>create mode 100644 .metadata/.plugins/org.eclipse.ltk.core.refactoring/.refactorings/Day3Oops/2023/5/20/refactorings.index</text:p>
      <text:p text:style-name="P1"><text:s/>create mode 100644 .metadata/.plugins/org.eclipse.ltk.core.refactoring/.refactorings/Day3Oops/2023/7/28/refactorings.history</text:p>
      <text:p text:style-name="P1"><text:s/>create mode 100644 .metadata/.plugins/org.eclipse.ltk.core.refactoring/.refactorings/Day3Oops/2023/7/28/refactorings.index</text:p>
      <text:p text:style-name="P1"><text:s/>create mode 100644 .metadata/.plugins/org.eclipse.ltk.core.refactoring/.refactorings/Day4Oops/2023/5/20/refactorings.history</text:p>
      <text:p text:style-name="P1"><text:s/>create mode 100644 .metadata/.plugins/org.eclipse.ltk.core.refactoring/.refactorings/Day4Oops/2023/5/20/refactorings.index</text:p>
      <text:p text:style-name="P1"><text:soft-page-break/><text:s/>create mode 100644 .metadata/.plugins/org.eclipse.ltk.core.refactoring/.refactorings/Day5Oops/2023/5/20/refactorings.history</text:p>
      <text:p text:style-name="P1"><text:s/>create mode 100644 .metadata/.plugins/org.eclipse.ltk.core.refactoring/.refactorings/Day5Oops/2023/5/20/refactorings.index</text:p>
      <text:p text:style-name="P1"><text:s/>create mode 100644 .metadata/.plugins/org.eclipse.ltk.core.refactoring/.refactorings/Day7Lib1/2023/5/21/refactorings.history</text:p>
      <text:p text:style-name="P1"><text:s/>create mode 100644 .metadata/.plugins/org.eclipse.ltk.core.refactoring/.refactorings/Day7Lib1/2023/5/21/refactorings.index</text:p>
      <text:p text:style-name="P1"><text:s/>create mode 100644 .metadata/.plugins/org.eclipse.ltk.core.refactoring/.refactorings/Day8Lib2/2023/5/21/refactorings.history</text:p>
      <text:p text:style-name="P1"><text:s/>create mode 100644 .metadata/.plugins/org.eclipse.ltk.core.refactoring/.refactorings/Day8Lib2/2023/5/21/refactorings.index</text:p>
      <text:p text:style-name="P1"><text:s/>create mode 100644 .metadata/.plugins/org.eclipse.ltk.core.refactoring/.refactorings/JavaExcercises/2023/5/20/refactorings.history</text:p>
      <text:p text:style-name="P1"><text:s/>create mode 100644 .metadata/.plugins/org.eclipse.ltk.core.refactoring/.refactorings/JavaExcercises/2023/5/20/refactorings.index</text:p>
      <text:p text:style-name="P1"><text:s/>create mode 100644 .metadata/.plugins/org.eclipse.ltk.core.refactoring/.refactorings/JavaExcercises/2023/5/21/refactorings.history</text:p>
      <text:p text:style-name="P1"><text:s/>create mode 100644 .metadata/.plugins/org.eclipse.ltk.core.refactoring/.refactorings/JavaExcercises/2023/5/21/refactorings.index</text:p>
      <text:p text:style-name="P1"><text:s/>create mode 100644 .metadata/.plugins/org.eclipse.ltk.ui.refactoring/dialog_settings.xml</text:p>
      <text:p text:style-name="P1"><text:s/>create mode 100644 .metadata/.plugins/org.eclipse.m2e.core/workspaceState.ser</text:p>
      <text:p text:style-name="P1"><text:s/>create mode 100644 .metadata/.plugins/org.eclipse.m2e.logback/0.log</text:p>
      <text:p text:style-name="P1"><text:s/>create mode 100644 .metadata/.plugins/org.eclipse.m2e.logback/logback.2.1.0.20221015-0744.xml</text:p>
      <text:p text:style-name="P1"><text:s/>create mode 100644 .metadata/.plugins/org.eclipse.m2e.logback/logback.2.1.100.20230106-1511.xml</text:p>
      <text:p text:style-name="P1"><text:s/>create mode 100644 .metadata/.plugins/org.eclipse.oomph.setup/workspace.setup</text:p>
      <text:p text:style-name="P1"><text:s/>create mode 100644 .metadata/.plugins/org.eclipse.pde.core/.cache/clean-cache.properties</text:p>
      <text:p text:style-name="P1"><text:s/>create mode 100644 .metadata/.plugins/org.eclipse.tips.ide/dialog_settings.xml</text:p>
      <text:p text:style-name="P1"><text:s/>create mode 100644 .metadata/.plugins/org.eclipse.ui.editors/dialog_settings.xml</text:p>
      <text:p text:style-name="P1"><text:s/>create mode 100644 .metadata/.plugins/org.eclipse.ui.ide/dialog_settings.xml</text:p>
      <text:p text:style-name="P1"><text:s/>create mode 100644 .metadata/.plugins/org.eclipse.ui.intro/introstate</text:p>
      <text:p text:style-name="P1"><text:soft-page-break/><text:s/>create mode 100644 .metadata/.plugins/org.eclipse.ui.workbench.texteditor/dialog_settings.xml</text:p>
      <text:p text:style-name="P1"><text:s/>create mode 100644 .metadata/.plugins/org.eclipse.ui.workbench/workingsets.xml</text:p>
      <text:p text:style-name="P1"><text:s/>create mode 100644 .metadata/.plugins/org.eclipse.wst.jsdt.core/externalLibsTimeStamps</text:p>
      <text:p text:style-name="P1"><text:s/>create mode 100644 .metadata/.plugins/org.eclipse.wst.jsdt.core/libraries/baseBrowserLibrary.js</text:p>
      <text:p text:style-name="P1"><text:s/>create mode 100644 .metadata/.plugins/org.eclipse.wst.jsdt.core/libraries/browserWindow.js</text:p>
      <text:p text:style-name="P1"><text:s/>create mode 100644 .metadata/.plugins/org.eclipse.wst.jsdt.core/libraries/dom5.js</text:p>
      <text:p text:style-name="P1"><text:s/>create mode 100644 .metadata/.plugins/org.eclipse.wst.jsdt.core/libraries/system.js</text:p>
      <text:p text:style-name="P1"><text:s/>create mode 100644 .metadata/.plugins/org.eclipse.wst.jsdt.core/libraries/xhr.js</text:p>
      <text:p text:style-name="P1"><text:s/>create mode 100644 .metadata/.plugins/org.eclipse.wst.jsdt.core/variablesAndContainers.dat</text:p>
      <text:p text:style-name="P1"><text:s/>create mode 100644 .metadata/.plugins/org.eclipse.wst.jsdt.ui/OpenTypeHistory.xml</text:p>
      <text:p text:style-name="P1"><text:s/>create mode 100644 .metadata/.plugins/org.eclipse.wst.jsdt.ui/QualifiedTypeNameHistory.xml</text:p>
      <text:p text:style-name="P1"><text:s/>create mode 100644 .metadata/.plugins/org.eclipse.wst.sse.core/task-tags.properties</text:p>
      <text:p text:style-name="P1"><text:s/>create mode 100644 .metadata/version.ini</text:p>
      <text:p text:style-name="P1"><text:s/>create mode 100644 BasicPrograms/.classpath</text:p>
      <text:p text:style-name="P1"><text:s/>create mode 100644 BasicPrograms/.project</text:p>
      <text:p text:style-name="P1"><text:s/>create mode 100644 BasicPrograms/.settings/org.eclipse.core.resources.prefs</text:p>
      <text:p text:style-name="P1"><text:s/>create mode 100644 BasicPrograms/.settings/org.eclipse.jdt.core.prefs</text:p>
      <text:p text:style-name="P1"><text:s/>create mode 100644 BasicPrograms/bin/basic/Conversions.class</text:p>
      <text:p text:style-name="P1"><text:s/>create mode 100644 BasicPrograms/bin/basic/DisplayFactors.class</text:p>
      <text:p text:style-name="P1"><text:s/>create mode 100644 BasicPrograms/bin/basic/Divisible.class</text:p>
      <text:p text:style-name="P1"><text:s/>create mode 100644 BasicPrograms/bin/basic/EvenOdd.class</text:p>
      <text:p text:style-name="P1"><text:s/>create mode 100644 BasicPrograms/bin/basic/EvenReverseOrder.class</text:p>
      <text:p text:style-name="P1"><text:s/>create mode 100644 BasicPrograms/bin/basic/Fibonacci.class</text:p>
      <text:p text:style-name="P1"><text:s/>create mode 100644 BasicPrograms/bin/basic/MInMaxofArray.class</text:p>
      <text:p text:style-name="P1"><text:s/>create mode 100644 BasicPrograms/bin/basic/Palindrome.class</text:p>
      <text:p text:style-name="P1"><text:s/>create mode 100644 BasicPrograms/bin/basic/ReverseNumber.class</text:p>
      <text:p text:style-name="P1"><text:s/>create mode 100644 BasicPrograms/bin/basic/StreamsPrimenumbers.class</text:p>
      <text:p text:style-name="P1"><text:s/>create mode 100644 BasicPrograms/src/basic/Conversions.java</text:p>
      <text:p text:style-name="P1"><text:s/>create mode 100644 BasicPrograms/src/basic/DisplayFactors.java</text:p>
      <text:p text:style-name="P1"><text:s/>create mode 100644 BasicPrograms/src/basic/Divisible.java</text:p>
      <text:p text:style-name="P1"><text:s/>create mode 100644 BasicPrograms/src/basic/EvenOdd.java</text:p>
      <text:p text:style-name="P1"><text:s/>create mode 100644 BasicPrograms/src/basic/EvenReverseOrder.java</text:p>
      <text:p text:style-name="P1"><text:s/>create mode 100644 BasicPrograms/src/basic/Fibonacci.java</text:p>
      <text:p text:style-name="P1"><text:s/>create mode 100644 BasicPrograms/src/basic/MInMaxofArray.java</text:p>
      <text:p text:style-name="P1"><text:s/>create mode 100644 BasicPrograms/src/basic/Palindrome.java</text:p>
      <text:p text:style-name="P1"><text:s/>create mode 100644 BasicPrograms/src/basic/ReverseNumber.java</text:p>
      <text:p text:style-name="P1"><text:s/>create mode 100644 BasicPrograms/src/basic/StreamsPrimenumbers.java</text:p>
      <text:p text:style-name="P1"><text:s/>create mode 100644 Day10Lib2/.classpath</text:p>
      <text:p text:style-name="P1"><text:s/>create mode 100644 Day10Lib2/.project</text:p>
      <text:p text:style-name="P1"><text:soft-page-break/><text:s/>create mode 100644 Day10Lib2/.settings/org.eclipse.core.resources.prefs</text:p>
      <text:p text:style-name="P1"><text:s/>create mode 100644 Day10Lib2/.settings/org.eclipse.jdt.core.prefs</text:p>
      <text:p text:style-name="P1"><text:s/>create mode 100644 "Day10Lib2/Home\\Documents\\Praveen\\m.txt"</text:p>
      <text:p text:style-name="P1"><text:s/>create mode 100644 "Day10Lib2/Home\\Documents\\Praveen\\marks.txt"</text:p>
      <text:p text:style-name="P1"><text:s/>create mode 100644 "Day10Lib2/Home\\Documents\\Praveen\\names.txt"</text:p>
      <text:p text:style-name="P1"><text:s/>create mode 100644 Day10Lib2/bin/com/DisplayAllLines.class</text:p>
      <text:p text:style-name="P1"><text:s/>create mode 100644 Day10Lib2/bin/com/EachWordSeparate.class</text:p>
      <text:p text:style-name="P1"><text:s/>create mode 100644 Day10Lib2/bin/com/LargerthanCharacters.class</text:p>
      <text:p text:style-name="P1"><text:s/>create mode 100644 Day10Lib2/bin/com/NonBlankLines.class</text:p>
      <text:p text:style-name="P1"><text:s/>create mode 100644 Day10Lib2/bin/com/StudentMarks.class</text:p>
      <text:p text:style-name="P1"><text:s/>create mode 100644 Day10Lib2/bin/com/UntilEND.class</text:p>
      <text:p text:style-name="P1"><text:s/>create mode 100644 Day10Lib2/bin/module-info.class</text:p>
      <text:p text:style-name="P1"><text:s/>create mode 100644 Day10Lib2/src/com/DisplayAllLines.java</text:p>
      <text:p text:style-name="P1"><text:s/>create mode 100644 Day10Lib2/src/com/EachWordSeparate.java</text:p>
      <text:p text:style-name="P1"><text:s/>create mode 100644 Day10Lib2/src/com/LargerthanCharacters.java</text:p>
      <text:p text:style-name="P1"><text:s/>create mode 100644 Day10Lib2/src/com/NonBlankLines.java</text:p>
      <text:p text:style-name="P1"><text:s/>create mode 100644 Day10Lib2/src/com/StudentMarks.java</text:p>
      <text:p text:style-name="P1"><text:s/>create mode 100644 Day10Lib2/src/com/UntilEND.java</text:p>
      <text:p text:style-name="P1"><text:s/>create mode 100644 Day10Lib2/src/module-info.java</text:p>
      <text:p text:style-name="P1"><text:s/>create mode 100644 Day11Lib2/.classpath</text:p>
      <text:p text:style-name="P1"><text:s/>create mode 100644 Day11Lib2/.project</text:p>
      <text:p text:style-name="P1"><text:s/>create mode 100644 Day11Lib2/.settings/org.eclipse.core.resources.prefs</text:p>
      <text:p text:style-name="P1"><text:s/>create mode 100644 Day11Lib2/.settings/org.eclipse.jdt.core.prefs</text:p>
      <text:p text:style-name="P1"><text:s/>create mode 100644 "Day11Lib2/Home\\Documents\\Praveen\\marks.dat"</text:p>
      <text:p text:style-name="P1"><text:s/>create mode 100644 "Day11Lib2/Home\\Documents\\Praveen\\marks.txt"</text:p>
      <text:p text:style-name="P1"><text:s/>create mode 100644 "Day11Lib2/Home\\Documents\\Praveen\\names.txt"</text:p>
      <text:p text:style-name="P1"><text:s/>create mode 100644 "Day11Lib2/Home\\Documents\\Praveen\\names2.txt"</text:p>
      <text:p text:style-name="P1"><text:s/>create mode 100644 "Day11Lib2/Home\\Praveen\\marks.dat"</text:p>
      <text:p text:style-name="P1"><text:s/>create mode 100644 "Day11Lib2/Home\\Praveen\\names2.txt"</text:p>
      <text:p text:style-name="P1"><text:s/>create mode 100644 Day11Lib2/bin/com/Course.class</text:p>
      <text:p text:style-name="P1"><text:s/>create mode 100644 Day11Lib2/bin/com/EnterNewMarks.class</text:p>
      <text:p text:style-name="P1"><text:s/>create mode 100644 Day11Lib2/bin/com/Marks.class</text:p>
      <text:p text:style-name="P1"><text:s/>create mode 100644 Day11Lib2/bin/com/Names.class</text:p>
      <text:p text:style-name="P1"><text:s/>create mode 100644 Day11Lib2/bin/com/Names2.class</text:p>
      <text:p text:style-name="P1"><text:s/>create mode 100644 Day11Lib2/bin/com/RandomMarks.class</text:p>
      <text:p text:style-name="P1"><text:s/>create mode 100644 Day11Lib2/bin/com/StudentRollno.class</text:p>
      <text:p text:style-name="P1"><text:s/>create mode 100644 Day11Lib2/bin/com/TestCourse.class</text:p>
      <text:p text:style-name="P1"><text:s/>create mode 100644 Day11Lib2/bin/com/UniqueLines.class</text:p>
      <text:p text:style-name="P1"><text:s/>create mode 100644 Day11Lib2/bin/com/UntilENDSortedOrder.class</text:p>
      <text:p text:style-name="P1"><text:s/>create mode 100644 Day11Lib2/bin/module-info.class</text:p>
      <text:p text:style-name="P1"><text:s/>create mode 100644 Day11Lib2/src/com/EnterNewMarks.java</text:p>
      <text:p text:style-name="P1"><text:s/>create mode 100644 Day11Lib2/src/com/Marks.java</text:p>
      <text:p text:style-name="P1"><text:s/>create mode 100644 Day11Lib2/src/com/Names.java</text:p>
      <text:p text:style-name="P1"><text:s/>create mode 100644 Day11Lib2/src/com/Names2.java</text:p>
      <text:p text:style-name="P1"><text:s/>create mode 100644 Day11Lib2/src/com/RandomMarks.java</text:p>
      <text:p text:style-name="P1"><text:soft-page-break/><text:s/>create mode 100644 Day11Lib2/src/com/StudentRollno.java</text:p>
      <text:p text:style-name="P1"><text:s/>create mode 100644 Day11Lib2/src/com/TestCourse.java</text:p>
      <text:p text:style-name="P1"><text:s/>create mode 100644 Day11Lib2/src/com/UniqueLines.java</text:p>
      <text:p text:style-name="P1"><text:s/>create mode 100644 Day11Lib2/src/com/UntilENDSortedOrder.java</text:p>
      <text:p text:style-name="P1"><text:s/>create mode 100644 Day11Lib2/src/module-info.java</text:p>
      <text:p text:style-name="P1"><text:s/>create mode 100644 Day12Lib2/.classpath</text:p>
      <text:p text:style-name="P1"><text:s/>create mode 100644 Day12Lib2/.project</text:p>
      <text:p text:style-name="P1"><text:s/>create mode 100644 Day12Lib2/.settings/org.eclipse.core.resources.prefs</text:p>
      <text:p text:style-name="P1"><text:s/>create mode 100644 Day12Lib2/.settings/org.eclipse.jdt.core.prefs</text:p>
      <text:p text:style-name="P1"><text:s/>create mode 100644 "Day12Lib2/Home\\Documents\\Praveen\\customers.txt"</text:p>
      <text:p text:style-name="P1"><text:s/>create mode 100644 "Day12Lib2/Home\\Documents\\Praveen\\marks.dat"</text:p>
      <text:p text:style-name="P1"><text:s/>create mode 100644 "Day12Lib2/Home\\Documents\\Praveen\\names.txt"</text:p>
      <text:p text:style-name="P1"><text:s/>create mode 100644 Day12Lib2/bin/com/CountNames.class</text:p>
      <text:p text:style-name="P1"><text:s/>create mode 100644 Day12Lib2/bin/com/ListMarks.class</text:p>
      <text:p text:style-name="P1"><text:s/>create mode 100644 Day12Lib2/bin/com/NameMobileSort.class</text:p>
      <text:p text:style-name="P1"><text:s/>create mode 100644 Day12Lib2/bin/com/SortbyLength$1.class</text:p>
      <text:p text:style-name="P1"><text:s/>create mode 100644 Day12Lib2/bin/com/SortbyLength.class</text:p>
      <text:p text:style-name="P1"><text:s/>create mode 100644 Day12Lib2/bin/com/SortbyName.class</text:p>
      <text:p text:style-name="P1"><text:s/>create mode 100644 Day12Lib2/bin/module-info.class</text:p>
      <text:p text:style-name="P1"><text:s/>create mode 100644 Day12Lib2/src/com/CountNames.java</text:p>
      <text:p text:style-name="P1"><text:s/>create mode 100644 Day12Lib2/src/com/ListMarks.java</text:p>
      <text:p text:style-name="P1"><text:s/>create mode 100644 Day12Lib2/src/com/NameMobileSort.java</text:p>
      <text:p text:style-name="P1"><text:s/>create mode 100644 Day12Lib2/src/com/SortbyLength.java</text:p>
      <text:p text:style-name="P1"><text:s/>create mode 100644 Day12Lib2/src/com/SortbyName.java</text:p>
      <text:p text:style-name="P1"><text:s/>create mode 100644 Day12Lib2/src/module-info.java</text:p>
      <text:p text:style-name="P1"><text:s/>create mode 100644 Day13Lib2/.classpath</text:p>
      <text:p text:style-name="P1"><text:s/>create mode 100644 Day13Lib2/.project</text:p>
      <text:p text:style-name="P1"><text:s/>create mode 100644 Day13Lib2/.settings/org.eclipse.core.resources.prefs</text:p>
      <text:p text:style-name="P1"><text:s/>create mode 100644 Day13Lib2/.settings/org.eclipse.jdt.core.prefs</text:p>
      <text:p text:style-name="P1"><text:s/>create mode 100644 "Day13Lib2/Home\\Documents\\Praveen\\marks.txt"</text:p>
      <text:p text:style-name="P1"><text:s/>create mode 100644 "Day13Lib2/Home\\Documents\\Praveen\\mobile.txt"</text:p>
      <text:p text:style-name="P1"><text:s/>create mode 100644 "Day13Lib2/Home\\Documents\\Praveen\\mobiles.txt"</text:p>
      <text:p text:style-name="P1"><text:s/>create mode 100644 Day13Lib2/bin/collection/Collections.class</text:p>
      <text:p text:style-name="P1"><text:s/>create mode 100644 Day13Lib2/bin/com/Marks.class</text:p>
      <text:p text:style-name="P1"><text:s/>create mode 100644 Day13Lib2/bin/com/Top5Marks.class</text:p>
      <text:p text:style-name="P1"><text:s/>create mode 100644 Day13Lib2/bin/com/TotalMarks.class</text:p>
      <text:p text:style-name="P1"><text:s/>create mode 100644 Day13Lib2/bin/com/WordsSortedCount.class</text:p>
      <text:p text:style-name="P1"><text:s/>create mode 100644 Day13Lib2/bin/module-info.class</text:p>
      <text:p text:style-name="P1"><text:s/>create mode 100644 Day13Lib2/bin/streams/Streams.class</text:p>
      <text:p text:style-name="P1"><text:s/>create mode 100644 Day13Lib2/src/collection/Collections.java</text:p>
      <text:p text:style-name="P1"><text:s/>create mode 100644 Day13Lib2/src/com/Marks.java</text:p>
      <text:p text:style-name="P1"><text:s/>create mode 100644 Day13Lib2/src/com/MobilesSortedOrder.java</text:p>
      <text:p text:style-name="P1"><text:s/>create mode 100644 Day13Lib2/src/com/Top5Marks.java</text:p>
      <text:p text:style-name="P1"><text:s/>create mode 100644 Day13Lib2/src/com/TotalMarks.java</text:p>
      <text:p text:style-name="P1"><text:s/>create mode 100644 Day13Lib2/src/com/WordsSortedCount.java</text:p>
      <text:p text:style-name="P1"><text:soft-page-break/><text:s/>create mode 100644 Day13Lib2/src/module-info.java</text:p>
      <text:p text:style-name="P1"><text:s/>create mode 100644 Day13Lib2/src/streams/Streams.java</text:p>
      <text:p text:style-name="P1"><text:s/>create mode 100644 Day2/.classpath</text:p>
      <text:p text:style-name="P1"><text:s/>create mode 100644 Day2/.project</text:p>
      <text:p text:style-name="P1"><text:s/>create mode 100644 Day2/.settings/org.eclipse.core.resources.prefs</text:p>
      <text:p text:style-name="P1"><text:s/>create mode 100644 Day2/.settings/org.eclipse.jdt.core.prefs</text:p>
      <text:p text:style-name="P1"><text:s/>create mode 100644 Day2/bin/Exercises/First10Fibonacci.class</text:p>
      <text:p text:style-name="P1"><text:s/>create mode 100644 Day2/bin/Exercises/GCDnumbers.class</text:p>
      <text:p text:style-name="P1"><text:s/>create mode 100644 Day2/bin/Exercises/HighestFactor.class</text:p>
      <text:p text:style-name="P1"><text:s/>create mode 100644 Day2/bin/Exercises/Largest.class</text:p>
      <text:p text:style-name="P1"><text:s/>create mode 100644 Day2/bin/Exercises/Palindrome.class</text:p>
      <text:p text:style-name="P1"><text:s/>create mode 100644 Day2/bin/Exercises/PerfectorNot.class</text:p>
      <text:p text:style-name="P1"><text:s/>create mode 100644 Day2/bin/Exercises/RaiseBase.class</text:p>
      <text:p text:style-name="P1"><text:s/>create mode 100644 Day2/bin/Exercises/ReverseOrder.class</text:p>
      <text:p text:style-name="P1"><text:s/>create mode 100644 Day2/bin/com/ArrayAvg.class</text:p>
      <text:p text:style-name="P1"><text:s/>create mode 100644 Day2/bin/com/Function.class</text:p>
      <text:p text:style-name="P1"><text:s/>create mode 100644 Day2/bin/com/LargestFactor.class</text:p>
      <text:p text:style-name="P1"><text:s/>create mode 100644 Day2/bin/com/LargestNumber.class</text:p>
      <text:p text:style-name="P1"><text:s/>create mode 100644 Day2/bin/com/Wages.class</text:p>
      <text:p text:style-name="P1"><text:s/>create mode 100644 Day2/bin/module-info.class</text:p>
      <text:p text:style-name="P1"><text:s/>create mode 100644 Day2/src/Exercises/First10Fibonacci.java</text:p>
      <text:p text:style-name="P1"><text:s/>create mode 100644 Day2/src/Exercises/GCDnumbers.java</text:p>
      <text:p text:style-name="P1"><text:s/>create mode 100644 Day2/src/Exercises/HighestFactor.java</text:p>
      <text:p text:style-name="P1"><text:s/>create mode 100644 Day2/src/Exercises/Largest.java</text:p>
      <text:p text:style-name="P1"><text:s/>create mode 100644 Day2/src/Exercises/Palindrome.java</text:p>
      <text:p text:style-name="P1"><text:s/>create mode 100644 Day2/src/Exercises/PerfectorNot.java</text:p>
      <text:p text:style-name="P1"><text:s/>create mode 100644 Day2/src/Exercises/RaiseBase.java</text:p>
      <text:p text:style-name="P1"><text:s/>create mode 100644 Day2/src/Exercises/ReverseOrder.java</text:p>
      <text:p text:style-name="P1"><text:s/>create mode 100644 Day2/src/com/ArrayAvg.class</text:p>
      <text:p text:style-name="P1"><text:s/>create mode 100644 Day2/src/com/ArrayAvg.java</text:p>
      <text:p text:style-name="P1"><text:s/>create mode 100644 Day2/src/com/Function.java</text:p>
      <text:p text:style-name="P1"><text:s/>create mode 100644 Day2/src/com/LargestFactor.java</text:p>
      <text:p text:style-name="P1"><text:s/>create mode 100644 Day2/src/com/LargestNumber.java</text:p>
      <text:p text:style-name="P1"><text:s/>create mode 100644 Day2/src/com/Wages.class</text:p>
      <text:p text:style-name="P1"><text:s/>create mode 100644 Day2/src/com/Wages.java</text:p>
      <text:p text:style-name="P1"><text:s/>create mode 100644 Day2/src/module-info.java</text:p>
      <text:p text:style-name="P1"><text:s/>create mode 100644 Day3Oops/.classpath</text:p>
      <text:p text:style-name="P1"><text:s/>create mode 100644 Day3Oops/.project</text:p>
      <text:p text:style-name="P1"><text:s/>create mode 100644 Day3Oops/.settings/org.eclipse.core.resources.prefs</text:p>
      <text:p text:style-name="P1"><text:s/>create mode 100644 Day3Oops/.settings/org.eclipse.jdt.core.prefs</text:p>
      <text:p text:style-name="P1"><text:s/>create mode 100644 Day3Oops/bin/Excercise/Product.class</text:p>
      <text:p text:style-name="P1"><text:s/>create mode 100644 Day3Oops/bin/Excercise/StoreDetails.class</text:p>
      <text:p text:style-name="P1"><text:s/>create mode 100644 Day3Oops/bin/com/ArrSquare.class</text:p>
      <text:p text:style-name="P1"><text:s/>create mode 100644 Day3Oops/bin/com/SaleTransaction.class</text:p>
      <text:p text:style-name="P1"><text:s/>create mode 100644 Day3Oops/bin/com/Sales.class</text:p>
      <text:p text:style-name="P1"><text:soft-page-break/><text:s/>create mode 100644 Day3Oops/bin/com/Square.class</text:p>
      <text:p text:style-name="P1"><text:s/>create mode 100644 Day3Oops/bin/com/SquareSide.class</text:p>
      <text:p text:style-name="P1"><text:s/>create mode 100644 Day3Oops/src/Excercise/Product.java</text:p>
      <text:p text:style-name="P1"><text:s/>create mode 100644 Day3Oops/src/com/ArrSquare.java</text:p>
      <text:p text:style-name="P1"><text:s/>create mode 100644 Day3Oops/src/com/SaleTransaction.java</text:p>
      <text:p text:style-name="P1"><text:s/>create mode 100644 Day3Oops/src/com/Sales.java</text:p>
      <text:p text:style-name="P1"><text:s/>create mode 100644 Day3Oops/src/com/Square.java</text:p>
      <text:p text:style-name="P1"><text:s/>create mode 100644 Day3Oops/src/com/SquareSide.java</text:p>
      <text:p text:style-name="P1"><text:s/>create mode 100644 Day4Oops/.classpath</text:p>
      <text:p text:style-name="P1"><text:s/>create mode 100644 Day4Oops/.project</text:p>
      <text:p text:style-name="P1"><text:s/>create mode 100644 Day4Oops/.settings/org.eclipse.core.resources.prefs</text:p>
      <text:p text:style-name="P1"><text:s/>create mode 100644 Day4Oops/.settings/org.eclipse.jdt.core.prefs</text:p>
      <text:p text:style-name="P1"><text:s/>create mode 100644 Day4Oops/bin/com/Consultant.class</text:p>
      <text:p text:style-name="P1"><text:s/>create mode 100644 Day4Oops/bin/com/Employee.class</text:p>
      <text:p text:style-name="P1"><text:s/>create mode 100644 Day4Oops/bin/com/OverseasEmp.class</text:p>
      <text:p text:style-name="P1"><text:s/>create mode 100644 Day4Oops/bin/com/Person.class</text:p>
      <text:p text:style-name="P1"><text:s/>create mode 100644 Day4Oops/bin/com/PersonDet.class</text:p>
      <text:p text:style-name="P1"><text:s/>create mode 100644 Day4Oops/bin/com/SalariedEmployee.class</text:p>
      <text:p text:style-name="P1"><text:s/>create mode 100644 Day4Oops/bin/com/Sales.class</text:p>
      <text:p text:style-name="P1"><text:s/>create mode 100644 Day4Oops/bin/com/Student.class</text:p>
      <text:p text:style-name="P1"><text:s/>create mode 100644 Day4Oops/bin/com/Teacher.class</text:p>
      <text:p text:style-name="P1"><text:s/>create mode 100644 Day4Oops/bin/com/TestEmployee.class</text:p>
      <text:p text:style-name="P1"><text:s/>create mode 100644 Day4Oops/bin/com/Transaction.class</text:p>
      <text:p text:style-name="P1"><text:s/>create mode 100644 Day4Oops/bin/module-info.class</text:p>
      <text:p text:style-name="P1"><text:s/>create mode 100644 Day4Oops/src/com/PersonDet.java</text:p>
      <text:p text:style-name="P1"><text:s/>create mode 100644 Day4Oops/src/com/Sales.java</text:p>
      <text:p text:style-name="P1"><text:s/>create mode 100644 Day4Oops/src/com/TestEmployee.java</text:p>
      <text:p text:style-name="P1"><text:s/>create mode 100644 Day4Oops/src/module-info.java</text:p>
      <text:p text:style-name="P1"><text:s/>create mode 100644 Day5Oops/.classpath</text:p>
      <text:p text:style-name="P1"><text:s/>create mode 100644 Day5Oops/.project</text:p>
      <text:p text:style-name="P1"><text:s/>create mode 100644 Day5Oops/.settings/org.eclipse.core.resources.prefs</text:p>
      <text:p text:style-name="P1"><text:s/>create mode 100644 Day5Oops/.settings/org.eclipse.jdt.core.prefs</text:p>
      <text:p text:style-name="P1"><text:s/>create mode 100644 Day5Oops/bin/com/Discount.class</text:p>
      <text:p text:style-name="P1"><text:s/>create mode 100644 Day5Oops/bin/com/Imported.class</text:p>
      <text:p text:style-name="P1"><text:s/>create mode 100644 Day5Oops/bin/com/LocalProduct.class</text:p>
      <text:p text:style-name="P1"><text:s/>create mode 100644 Day5Oops/bin/com/Products.class</text:p>
      <text:p text:style-name="P1"><text:s/>create mode 100644 Day5Oops/bin/com/StoreDetails.class</text:p>
      <text:p text:style-name="P1"><text:s/>create mode 100644 Day5Oops/bin/module-info.class</text:p>
      <text:p text:style-name="P1"><text:s/>create mode 100644 Day5Oops/src/com/StoreDetails.java</text:p>
      <text:p text:style-name="P1"><text:s/>create mode 100644 Day5Oops/src/module-info.java</text:p>
      <text:p text:style-name="P1"><text:s/>create mode 100644 Day6Lib1/.classpath</text:p>
      <text:p text:style-name="P1"><text:s/>create mode 100644 Day6Lib1/.project</text:p>
      <text:p text:style-name="P1"><text:s/>create mode 100644 Day6Lib1/.settings/org.eclipse.core.resources.prefs</text:p>
      <text:p text:style-name="P1"><text:s/>create mode 100644 Day6Lib1/.settings/org.eclipse.jdt.core.prefs</text:p>
      <text:p text:style-name="P1"><text:s/>create mode 100644 Day6Lib1/LargestofAll.java</text:p>
      <text:p text:style-name="P1"><text:soft-page-break/><text:s/>create mode 100644 Day6Lib1/bin/com/ArrayRandomOrder.class</text:p>
      <text:p text:style-name="P1"><text:s/>create mode 100644 Day6Lib1/bin/com/GuessingNumber.class</text:p>
      <text:p text:style-name="P1"><text:s/>create mode 100644 Day6Lib1/bin/com/GuessingWithoutHint.class</text:p>
      <text:p text:style-name="P1"><text:s/>create mode 100644 Day6Lib1/bin/com/StringSortedOrder.class</text:p>
      <text:p text:style-name="P1"><text:s/>create mode 100644 Day6Lib1/bin/com/UpperLowerDigit.class</text:p>
      <text:p text:style-name="P1"><text:s/>create mode 100644 Day6Lib1/bin/module-info.class</text:p>
      <text:p text:style-name="P1"><text:s/>create mode 100644 Day6Lib1/src/com/ArrayRandomOrder.java</text:p>
      <text:p text:style-name="P1"><text:s/>create mode 100644 Day6Lib1/src/com/GuessingNumber.java</text:p>
      <text:p text:style-name="P1"><text:s/>create mode 100644 Day6Lib1/src/com/GuessingWithoutHint.java</text:p>
      <text:p text:style-name="P1"><text:s/>create mode 100644 Day6Lib1/src/com/StringSortedOrder.java</text:p>
      <text:p text:style-name="P1"><text:s/>create mode 100644 Day6Lib1/src/com/UpperLowerDigit.java</text:p>
      <text:p text:style-name="P1"><text:s/>create mode 100644 Day6Lib1/src/module-info.java</text:p>
      <text:p text:style-name="P1"><text:s/>create mode 100644 Day7Lib1/.classpath</text:p>
      <text:p text:style-name="P1"><text:s/>create mode 100644 Day7Lib1/.project</text:p>
      <text:p text:style-name="P1"><text:s/>create mode 100644 Day7Lib1/.settings/org.eclipse.core.resources.prefs</text:p>
      <text:p text:style-name="P1"><text:s/>create mode 100644 Day7Lib1/.settings/org.eclipse.jdt.core.prefs</text:p>
      <text:p text:style-name="P1"><text:s/>create mode 100644 Day7Lib1/bin/com/DaysSortedOrder.class</text:p>
      <text:p text:style-name="P1"><text:s/>create mode 100644 Day7Lib1/bin/com/LargestString.class</text:p>
      <text:p text:style-name="P1"><text:s/>create mode 100644 Day7Lib1/bin/com/LargestStringIgnoreCase.class</text:p>
      <text:p text:style-name="P1"><text:s/>create mode 100644 Day7Lib1/bin/module-info.class</text:p>
      <text:p text:style-name="P1"><text:s/>create mode 100644 Day7Lib1/src/com/DaysSortedOrder.java</text:p>
      <text:p text:style-name="P1"><text:s/>create mode 100644 Day7Lib1/src/com/LargestString.class</text:p>
      <text:p text:style-name="P1"><text:s/>create mode 100644 Day7Lib1/src/com/LargestString.java</text:p>
      <text:p text:style-name="P1"><text:s/>create mode 100644 Day7Lib1/src/com/LargestStringIgnoreCase.java</text:p>
      <text:p text:style-name="P1"><text:s/>create mode 100644 Day7Lib1/src/module-info.java</text:p>
      <text:p text:style-name="P1"><text:s/>create mode 100644 Day8Lib2/.classpath</text:p>
      <text:p text:style-name="P1"><text:s/>create mode 100644 Day8Lib2/.project</text:p>
      <text:p text:style-name="P1"><text:s/>create mode 100644 Day8Lib2/.settings/org.eclipse.core.resources.prefs</text:p>
      <text:p text:style-name="P1"><text:s/>create mode 100644 Day8Lib2/.settings/org.eclipse.jdt.core.prefs</text:p>
      <text:p text:style-name="P1"><text:s/>create mode 100644 Day8Lib2/bin/com/Circle.class</text:p>
      <text:p text:style-name="P1"><text:s/>create mode 100644 Day8Lib2/bin/com/DaysOrder.class</text:p>
      <text:p text:style-name="P1"><text:s/>create mode 100644 Day8Lib2/bin/com/DisplayAverage.class</text:p>
      <text:p text:style-name="P1"><text:s/>create mode 100644 Day8Lib2/bin/com/MyStack.class</text:p>
      <text:p text:style-name="P1"><text:s/>create mode 100644 Day8Lib2/bin/com/PushandPop.class</text:p>
      <text:p text:style-name="P1"><text:s/>create mode 100644 Day8Lib2/bin/com/RecordCircle.class</text:p>
      <text:p text:style-name="P1"><text:s/>create mode 100644 Day8Lib2/bin/com/Stack.class</text:p>
      <text:p text:style-name="P1"><text:s/>create mode 100644 Day8Lib2/bin/com/StackEmptyException.class</text:p>
      <text:p text:style-name="P1"><text:s/>create mode 100644 Day8Lib2/bin/com/StackFullException.class</text:p>
      <text:p text:style-name="P1"><text:s/>create mode 100644 Day8Lib2/bin/com/StudentMarks.class</text:p>
      <text:p text:style-name="P1"><text:s/>create mode 100644 Day8Lib2/bin/module-info.class</text:p>
      <text:p text:style-name="P1"><text:s/>create mode 100644 Day8Lib2/src/com/DaysOrder.java</text:p>
      <text:p text:style-name="P1"><text:s/>create mode 100644 Day8Lib2/src/com/DisplayAverage.java</text:p>
      <text:p text:style-name="P1"><text:s/>create mode 100644 Day8Lib2/src/com/PushandPop.java</text:p>
      <text:p text:style-name="P1"><text:s/>create mode 100644 Day8Lib2/src/com/RecordCircle.java</text:p>
      <text:p text:style-name="P1"><text:s/>create mode 100644 Day8Lib2/src/com/StudentMarks.java</text:p>
      <text:p text:style-name="P1"><text:soft-page-break/><text:s/>create mode 100644 Day8Lib2/src/module-info.java</text:p>
      <text:p text:style-name="P1"><text:s/>create mode 100644 Day9Lib2/.classpath</text:p>
      <text:p text:style-name="P1"><text:s/>create mode 100644 Day9Lib2/.project</text:p>
      <text:p text:style-name="P1"><text:s/>create mode 100644 Day9Lib2/.settings/org.eclipse.core.resources.prefs</text:p>
      <text:p text:style-name="P1"><text:s/>create mode 100644 Day9Lib2/.settings/org.eclipse.jdt.core.prefs</text:p>
      <text:p text:style-name="P1"><text:s/>create mode 100644 Day9Lib2/bin/com/AlphabetsDigits$1.class</text:p>
      <text:p text:style-name="P1"><text:s/>create mode 100644 Day9Lib2/bin/com/AlphabetsDigits.class</text:p>
      <text:p text:style-name="P1"><text:s/>create mode 100644 Day9Lib2/bin/com/StringsbyLength.class</text:p>
      <text:p text:style-name="P1"><text:s/>create mode 100644 Day9Lib2/bin/module-info.class</text:p>
      <text:p text:style-name="P1"><text:s/>create mode 100644 Day9Lib2/src/com/AlphabetsDigits.java</text:p>
      <text:p text:style-name="P1"><text:s/>create mode 100644 Day9Lib2/src/com/StringsbyLength.java</text:p>
      <text:p text:style-name="P1"><text:s/>create mode 100644 Day9Lib2/src/module-info.java</text:p>
      <text:p text:style-name="P1"><text:s/>create mode 100644 JavaExcercises/.classpath</text:p>
      <text:p text:style-name="P1"><text:s/>create mode 100644 JavaExcercises/.project</text:p>
      <text:p text:style-name="P1"><text:s/>create mode 100644 JavaExcercises/.settings/org.eclipse.core.resources.prefs</text:p>
      <text:p text:style-name="P1"><text:s/>create mode 100644 JavaExcercises/.settings/org.eclipse.jdt.core.prefs</text:p>
      <text:p text:style-name="P1"><text:s/>create mode 100644 JavaExcercises/bin/ArraysStrings/GuessingNumber.class</text:p>
      <text:p text:style-name="P1"><text:s/>create mode 100644 JavaExcercises/bin/ArraysStrings/InvertofCharacters.class</text:p>
      <text:p text:style-name="P1"><text:s/>create mode 100644 JavaExcercises/bin/ArraysStrings/ReverseOrder.class</text:p>
      <text:p text:style-name="P1"><text:s/>create mode 100644 JavaExcercises/bin/ArraysStrings/SeparateLine.class</text:p>
      <text:p text:style-name="P1"><text:s/>create mode 100644 JavaExcercises/bin/ArraysStrings/Separating.class</text:p>
      <text:p text:style-name="P1"><text:s/>create mode 100644 JavaExcercises/bin/ArraysStrings/SortedOrder.class</text:p>
      <text:p text:style-name="P1"><text:s/>create mode 100644 JavaExcercises/bin/ArraysStrings/Substring.class</text:p>
      <text:p text:style-name="P1"><text:s/>create mode 100644 JavaExcercises/bin/ArraysandFunc/AvgofPositive.class</text:p>
      <text:p text:style-name="P1"><text:s/>create mode 100644 JavaExcercises/bin/ArraysandFunc/EvenOddNumbers.class</text:p>
      <text:p text:style-name="P1"><text:s/>create mode 100644 JavaExcercises/bin/ArraysandFunc/LargestFactor.class</text:p>
      <text:p text:style-name="P1"><text:s/>create mode 100644 JavaExcercises/bin/ArraysandFunc/ReverseOrder.class</text:p>
      <text:p text:style-name="P1"><text:s/>create mode 100644 JavaExcercises/bin/DateWrapperBoxing/DaysBetween.class</text:p>
      <text:p text:style-name="P1"><text:s/>create mode 100644 JavaExcercises/bin/ExceptionHandling/AvgofNumbers.class</text:p>
      <text:p text:style-name="P1"><text:s/>create mode 100644 JavaExcercises/bin/ExceptionHandling/Goods.class</text:p>
      <text:p text:style-name="P1"><text:s/>create mode 100644 JavaExcercises/bin/ExceptionHandling/InsufficientQuantityException.class</text:p>
      <text:p text:style-name="P1"><text:s/>create mode 100644 JavaExcercises/bin/ExceptionHandling/InvalidQuantityException.class</text:p>
      <text:p text:style-name="P1"><text:s/>create mode 100644 JavaExcercises/bin/ExceptionHandling/Products.class</text:p>
      <text:p text:style-name="P1"><text:s/>create mode 100644 JavaExcercises/bin/InheritanceandPoly/Classroom.class</text:p>
      <text:p text:style-name="P1"><text:s/>create mode 100644 JavaExcercises/bin/InheritanceandPoly/Consultant.class</text:p>
      <text:p text:style-name="P1"><text:s/>create mode 100644 JavaExcercises/bin/InheritanceandPoly/Course.class</text:p>
      <text:p text:style-name="P1"><text:s/>create mode 100644 JavaExcercises/bin/InheritanceandPoly/Courses.class</text:p>
      <text:p text:style-name="P1"><text:s/>create mode 100644 JavaExcercises/bin/InheritanceandPoly/Doctor.class</text:p>
      <text:p text:style-name="P1"><text:s/>create mode 100644 JavaExcercises/bin/InheritanceandPoly/DoctorDetails.class</text:p>
      <text:p text:style-name="P1"><text:s/>create mode 100644 JavaExcercises/bin/InheritanceandPoly/Online.class</text:p>
      <text:p text:style-name="P1"><text:s/>create mode 100644 JavaExcercises/bin/InheritanceandPoly/Resident.class</text:p>
      <text:p text:style-name="P1"><text:s/>create mode 100644 JavaExcercises/bin/InterfacesPackages/Account.class</text:p>
      <text:p text:style-name="P1"><text:s/>create mode 100644 JavaExcercises/bin/InterfacesPackages/Bank.class</text:p>
      <text:p text:style-name="P1"><text:soft-page-break/><text:s/>create mode 100644 JavaExcercises/bin/InterfacesPackages/Circle.class</text:p>
      <text:p text:style-name="P1"><text:s/>create mode 100644 JavaExcercises/bin/InterfacesPackages/CompareAges.class</text:p>
      <text:p text:style-name="P1"><text:s/>create mode 100644 JavaExcercises/bin/InterfacesPackages/CompareNames.class</text:p>
      <text:p text:style-name="P1"><text:s/>create mode 100644 JavaExcercises/bin/InterfacesPackages/Details.class</text:p>
      <text:p text:style-name="P1"><text:s/>create mode 100644 JavaExcercises/bin/InterfacesPackages/InterfaceShape.class</text:p>
      <text:p text:style-name="P1"><text:s/>create mode 100644 JavaExcercises/bin/InterfacesPackages/Person.class</text:p>
      <text:p text:style-name="P1"><text:s/>create mode 100644 JavaExcercises/bin/InterfacesPackages/PersonDetails.class</text:p>
      <text:p text:style-name="P1"><text:s/>create mode 100644 JavaExcercises/bin/InterfacesPackages/PersonNameAge.class</text:p>
      <text:p text:style-name="P1"><text:s/>create mode 100644 JavaExcercises/bin/InterfacesPackages/PersonSortbyName.class</text:p>
      <text:p text:style-name="P1"><text:s/>create mode 100644 JavaExcercises/bin/InterfacesPackages/Shape.class</text:p>
      <text:p text:style-name="P1"><text:s/>create mode 100644 JavaExcercises/bin/InterfacesPackages/Square.class</text:p>
      <text:p text:style-name="P1"><text:s/>create mode 100644 JavaExcercises/bin/Language/Bmi.class</text:p>
      <text:p text:style-name="P1"><text:s/>create mode 100644 JavaExcercises/bin/Language/DaysinMonth.class</text:p>
      <text:p text:style-name="P1"><text:s/>create mode 100644 JavaExcercises/bin/Language/Divisible.class</text:p>
      <text:p text:style-name="P1"><text:s/>create mode 100644 JavaExcercises/bin/Language/Gcd.class</text:p>
      <text:p text:style-name="P1"><text:s/>create mode 100644 JavaExcercises/bin/Language/Largest.class</text:p>
      <text:p text:style-name="P1"><text:s/>create mode 100644 JavaExcercises/bin/Language/Prime.class</text:p>
      <text:p text:style-name="P1"><text:s/>create mode 100644 JavaExcercises/bin/Language/SmallestFactor.class</text:p>
      <text:p text:style-name="P1"><text:s/>create mode 100644 JavaExcercises/bin/Language/SumofDigits.class</text:p>
      <text:p text:style-name="P1"><text:s/>create mode 100644 JavaExcercises/bin/Oop/Interest.class</text:p>
      <text:p text:style-name="P1"><text:s/>create mode 100644 JavaExcercises/bin/Oop/Interests.class</text:p>
      <text:p text:style-name="P1"><text:s/>create mode 100644 JavaExcercises/bin/Oop/StoreDetails.class</text:p>
      <text:p text:style-name="P1"><text:s/>create mode 100644 JavaExcercises/bin/Oop/Student.class</text:p>
      <text:p text:style-name="P1"><text:s/>create mode 100644 JavaExcercises/bin/Oop/StudentDetails.class</text:p>
      <text:p text:style-name="P1"><text:s/>create mode 100644 JavaExcercises/bin/StaticandFinal/Circle.class</text:p>
      <text:p text:style-name="P1"><text:s/>create mode 100644 JavaExcercises/bin/StaticandFinal/Count.class</text:p>
      <text:p text:style-name="P1"><text:s/>create mode 100644 JavaExcercises/bin/StaticandFinal/ProductTaxRate.class</text:p>
      <text:p text:style-name="P1"><text:s/>create mode 100644 JavaExcercises/bin/StaticandFinal/RecordCircle.class</text:p>
      <text:p text:style-name="P1"><text:s/>create mode 100644 JavaExcercises/bin/StaticandFinal/Sales.class</text:p>
      <text:p text:style-name="P1"><text:s/>create mode 100644 JavaExcercises/bin/StaticandFinal/Transaction.class</text:p>
      <text:p text:style-name="P1"><text:s/>create mode 100644 JavaExcercises/bin/module-info.class</text:p>
      <text:p text:style-name="P1"><text:s/>create mode 100644 JavaExcercises/src/ArraysStrings/GuessingNumber.java</text:p>
      <text:p text:style-name="P1"><text:s/>create mode 100644 JavaExcercises/src/ArraysStrings/InvertofCharacters.java</text:p>
      <text:p text:style-name="P1"><text:s/>create mode 100644 JavaExcercises/src/ArraysStrings/ReverseOrder.java</text:p>
      <text:p text:style-name="P1"><text:s/>create mode 100644 JavaExcercises/src/ArraysStrings/SeparateLine.java</text:p>
      <text:p text:style-name="P1"><text:s/>create mode 100644 JavaExcercises/src/ArraysStrings/Separating.java</text:p>
      <text:p text:style-name="P1"><text:s/>create mode 100644 JavaExcercises/src/ArraysStrings/SortedOrder.java</text:p>
      <text:p text:style-name="P1"><text:s/>create mode 100644 JavaExcercises/src/ArraysStrings/Substring.java</text:p>
      <text:p text:style-name="P1"><text:s/>create mode 100644 JavaExcercises/src/ArraysandFunc/AvgofPositive.java</text:p>
      <text:p text:style-name="P1"><text:s/>create mode 100644 JavaExcercises/src/ArraysandFunc/EvenOddNumbers.java</text:p>
      <text:p text:style-name="P1"><text:s/>create mode 100644 JavaExcercises/src/ArraysandFunc/LargestFactor.java</text:p>
      <text:p text:style-name="P1"><text:s/>create mode 100644 JavaExcercises/src/ArraysandFunc/ReverseOrder.java</text:p>
      <text:p text:style-name="P1"><text:s/>create mode 100644 JavaExcercises/src/DateWrapperBoxing/DaysBetween.java</text:p>
      <text:p text:style-name="P1"><text:s/>create mode 100644 JavaExcercises/src/ExceptionHandling/AvgofNumbers.java</text:p>
      <text:p text:style-name="P1"><text:s/>create mode 100644 JavaExcercises/src/ExceptionHandling/Details.java</text:p>
      <text:p text:style-name="P1"><text:soft-page-break/><text:s/>create mode 100644 JavaExcercises/src/ExceptionHandling/Goods.java</text:p>
      <text:p text:style-name="P1"><text:s/>create mode 100644 JavaExcercises/src/InheritanceandPoly/Courses.java</text:p>
      <text:p text:style-name="P1"><text:s/>create mode 100644 JavaExcercises/src/InheritanceandPoly/DoctorDetails.java</text:p>
      <text:p text:style-name="P1"><text:s/>create mode 100644 JavaExcercises/src/InterfacesPackages/Account.java</text:p>
      <text:p text:style-name="P1"><text:s/>create mode 100644 JavaExcercises/src/InterfacesPackages/InterfaceShape.java</text:p>
      <text:p text:style-name="P1"><text:s/>create mode 100644 JavaExcercises/src/InterfacesPackages/PersonNameAge.java</text:p>
      <text:p text:style-name="P1"><text:s/>create mode 100644 JavaExcercises/src/InterfacesPackages/PersonSortbyName.java</text:p>
      <text:p text:style-name="P1"><text:s/>create mode 100644 JavaExcercises/src/Language/Bmi.java</text:p>
      <text:p text:style-name="P1"><text:s/>create mode 100644 JavaExcercises/src/Language/DaysinMonth.java</text:p>
      <text:p text:style-name="P1"><text:s/>create mode 100644 JavaExcercises/src/Language/Divisible.java</text:p>
      <text:p text:style-name="P1"><text:s/>create mode 100644 JavaExcercises/src/Language/Gcd.java</text:p>
      <text:p text:style-name="P1"><text:s/>create mode 100644 JavaExcercises/src/Language/Largest.java</text:p>
      <text:p text:style-name="P1"><text:s/>create mode 100644 JavaExcercises/src/Language/Prime.java</text:p>
      <text:p text:style-name="P1"><text:s/>create mode 100644 JavaExcercises/src/Language/SmallestFactor.java</text:p>
      <text:p text:style-name="P1"><text:s/>create mode 100644 JavaExcercises/src/Language/SumofDigits.java</text:p>
      <text:p text:style-name="P1"><text:s/>create mode 100644 JavaExcercises/src/Oop/Interest.java</text:p>
      <text:p text:style-name="P1"><text:s/>create mode 100644 JavaExcercises/src/Oop/StoreDetails.java</text:p>
      <text:p text:style-name="P1"><text:s/>create mode 100644 JavaExcercises/src/Oop/StudentDetails.java</text:p>
      <text:p text:style-name="P1"><text:s/>create mode 100644 JavaExcercises/src/StaticandFinal/Count.java</text:p>
      <text:p text:style-name="P1"><text:s/>create mode 100644 JavaExcercises/src/StaticandFinal/ProductTaxRate.java</text:p>
      <text:p text:style-name="P1"><text:s/>create mode 100644 JavaExcercises/src/StaticandFinal/RecordCircle.java</text:p>
      <text:p text:style-name="P1"><text:s/>create mode 100644 JavaExcercises/src/module-info.java</text:p>
      <text:p text:style-name="P1">praveenkumarnaidu@alekhya-ThinkPad-E14-Gen-2:~/Documents/Eclipse/Basics$ <text:span text:style-name="T1">git config --global user.name "Praveen"</text:span></text:p>
      <text:p text:style-name="P1">praveenkumarnaidu@alekhya-ThinkPad-E14-Gen-2:~/Documents/Eclipse/Basics$ <text:span text:style-name="T1">git config --global user.email "praveen13cn028@gmail.com"</text:span></text:p>
      <text:p text:style-name="P1">praveenkumarnaidu@alekhya-ThinkPad-E14-Gen-2:~/Documents/Eclipse/Basics$ <text:span text:style-name="T1">git commit -m "1st task done"</text:span></text:p>
      <text:p text:style-name="P1">On branch master</text:p>
      <text:p text:style-name="P1">nothing to commit, working tree clean</text:p>
      <text:p text:style-name="P1">praveenkumarnaidu@alekhya-ThinkPad-E14-Gen-2:~/Documents/Eclipse/Basics$ <text:span text:style-name="T1">git add .</text:span></text:p>
      <text:p text:style-name="P1">praveenkumarnaidu@alekhya-ThinkPad-E14-Gen-2:~/Documents/Eclipse/Basics$ <text:span text:style-name="T1">git status</text:span></text:p>
      <text:p text:style-name="P1">On branch master</text:p>
      <text:p text:style-name="P1">nothing to commit, working tree clean</text:p>
      <text:p text:style-name="P1">praveenkumarnaidu@alekhya-ThinkPad-E14-Gen-2:~/Documents/Eclipse/Basics$ <text:span text:style-name="T1">git remote add origin https://github.com/Praveenkumar0402/praveen_imagin.git</text:span></text:p>
      <text:p text:style-name="P1">praveenkumarnaidu@alekhya-ThinkPad-E14-Gen-2:~/Documents/Eclipse/Basics$ <text:s/><text:span text:style-name="T1">git push -u origin master</text:span></text:p>
      <text:p text:style-name="P1">Username for 'https://github.com': Praveenkumar0402</text:p>
      <text:p text:style-name="P1">Password for 'https://Praveenkumar0402@github.com': <text:span text:style-name="T3">(enter the token URL)</text:span></text:p>
      <text:p text:style-name="P1">Enumerating objects: 1172, done.</text:p>
      <text:p text:style-name="P1">Counting objects: 100% (1172/1172), done.</text:p>
      <text:p text:style-name="P1">Delta compression using up to 4 threads</text:p>
      <text:p text:style-name="P1"><text:soft-page-break/>Compressing objects: 100% (1057/1057), done.</text:p>
      <text:p text:style-name="P1">Writing objects: 100% (1172/1172), 15.63 MiB | 2.54 MiB/s, done.</text:p>
      <text:p text:style-name="P1">Total 1172 (delta 412), reused 0 (delta 0), pack-reused 0</text:p>
      <text:p text:style-name="P1">remote: Resolving deltas: 100% (412/412), done.</text:p>
      <text:p text:style-name="P1">remote: </text:p>
      <text:p text:style-name="P1">remote: Create a pull request for 'master' on GitHub by visiting:</text:p>
      <text:p text:style-name="P1">remote: <text:s text:c="5"/>https://github.com/Praveenkumar0402/praveen_imagin/pull/new/master</text:p>
      <text:p text:style-name="P1">remote: </text:p>
      <text:p text:style-name="P1">To https://github.com/Praveenkumar0402/praveen_imagin.git</text:p>
      <text:p text:style-name="P1"><text:s/>* [new branch] <text:s text:c="5"/>master -&gt; master</text:p>
      <text:p text:style-name="P1">Branch 'master' set up to track remote branch 'master' from 'origin'.</text:p>
      <text:p text:style-name="P1">praveenkumarnaidu@alekhya-ThinkPad-E14-Gen-2:~/Documents/Eclipse/Basics$ <text:span text:style-name="T1">git remote show origin</text:span></text:p>
      <text:p text:style-name="P1">* remote origin</text:p>
      <text:p text:style-name="P1"><text:s text:c="2"/>Fetch URL: https://github.com/Praveenkumar0402/praveen_imagin.git</text:p>
      <text:p text:style-name="P1"><text:s text:c="2"/>Push <text:s/>URL: https://github.com/Praveenkumar0402/praveen_imagin.git</text:p>
      <text:p text:style-name="P1"><text:s text:c="2"/>HEAD branch: main</text:p>
      <text:p text:style-name="P1"><text:s text:c="2"/>Remote branches:</text:p>
      <text:p text:style-name="P1"><text:s text:c="4"/>main <text:s text:c="2"/>new (next fetch will store in remotes/origin)</text:p>
      <text:p text:style-name="P1"><text:s text:c="4"/>master tracked</text:p>
      <text:p text:style-name="P1"><text:s text:c="2"/>Local branch configured for 'git pull':</text:p>
      <text:p text:style-name="P1"><text:s text:c="4"/>master merges with remote master</text:p>
      <text:p text:style-name="P1"><text:s text:c="2"/>Local ref configured for 'git push':</text:p>
      <text:p text:style-name="P1"><text:s text:c="4"/>master pushes to master (up to date)</text:p>
      <text:p text:style-name="P1"/>
      <text:p text:style-name="P1"/>
      <text:p text:style-name="P2">#to update the changes#</text:p>
      <text:p text:style-name="P1">praveenkumarnaidu@alekhya-ThinkPad-E14-Gen-2:~/Documents/Eclipse/Basics$ <text:span text:style-name="T1">git push -u origin master</text:span></text:p>
      <text:p text:style-name="P1">Username for 'https://github.com': Praveenkumar0402</text:p>
      <text:p text:style-name="P1">Password for 'https://Praveenkumar0402@github.com': </text:p>
      <text:p text:style-name="P1">Enumerating objects: 21, done.</text:p>
      <text:p text:style-name="P1">Counting objects: 100% (21/21), done.</text:p>
      <text:p text:style-name="P1">Delta compression using up to 4 threads</text:p>
      <text:p text:style-name="P1">Compressing objects: 100% (13/13), done.</text:p>
      <text:p text:style-name="P1">Writing objects: 100% (15/15), 332.21 KiB | 13.84 MiB/s, done.</text:p>
      <text:p text:style-name="P1">Total 15 (delta 7), reused 0 (delta 0), pack-reused 0</text:p>
      <text:p text:style-name="P1">remote: Resolving deltas: 100% (7/7), completed with 4 local objects.</text:p>
      <text:p text:style-name="P1">To https://github.com/Praveenkumar0402/praveen_imagin.git</text:p>
      <text:p text:style-name="P1"><text:s text:c="3"/>de040f7..68f4fc8 <text:s/>master -&gt; master</text:p>
      <text:p text:style-name="P1">Branch 'master' set up to track remote branch 'master' from 'origin'.</text:p>
      <text:p text:style-name="P1">praveenkumarnaidu@alekhya-ThinkPad-E14-Gen-2:~/Documents/Eclipse/Basics$ <text:span text:style-name="T1">git add .</text:span></text:p>
      <text:p text:style-name="P1"><text:soft-page-break/>praveenkumarnaidu@alekhya-ThinkPad-E14-Gen-2:~/Documents/Eclipse/Basics$ <text:span text:style-name="T4">git commit -m "msg" / </text:span><text:span text:style-name="T5">git commit</text:span></text:p>
      <text:p text:style-name="P1">On branch master</text:p>
      <text:p text:style-name="P1">Your branch is up to date with 'origin/master'.</text:p>
      <text:p text:style-name="P1"/>
      <text:p text:style-name="P1">nothing to commit, working tree clean</text:p>
      <text:p text:style-name="P1">praveenkumarnaidu@alekhya-ThinkPad-E14-Gen-2:~/Documents/Eclipse/Basics$ <text:span text:style-name="T1">git clone gh repo clone Praveenkumar0402/praveen_imagin</text:span></text:p>
      <text:p text:style-name="P1">fatal: Too many arguments.</text:p>
      <text:p text:style-name="P1"/>
      <text:p text:style-name="P1">usage: git clone [&lt;options&gt;] [--] &lt;repo&gt; [&lt;dir&gt;]</text:p>
      <text:p text:style-name="P1"/>
      <text:p text:style-name="P1"><text:s text:c="4"/>-v, --verbose <text:s text:c="8"/>be more verbose</text:p>
      <text:p text:style-name="P1"><text:s text:c="4"/>-q, --quiet <text:s text:c="10"/>be more quiet</text:p>
      <text:p text:style-name="P1"><text:s text:c="4"/>--progress <text:s text:c="11"/>force progress reporting</text:p>
      <text:p text:style-name="P1"><text:s text:c="4"/>--reject-shallow <text:s text:c="5"/>don't clone shallow repository</text:p>
      <text:p text:style-name="P1"><text:s text:c="4"/>-n, --no-checkout <text:s text:c="4"/>don't create a checkout</text:p>
      <text:p text:style-name="P1"><text:s text:c="4"/>--bare <text:s text:c="15"/>create a bare repository</text:p>
      <text:p text:style-name="P1"><text:s text:c="4"/>--mirror <text:s text:c="13"/>create a mirror repository (implies bare)</text:p>
      <text:p text:style-name="P1"><text:s text:c="4"/>-l, --local <text:s text:c="10"/>to clone from a local repository</text:p>
      <text:p text:style-name="P1"><text:s text:c="4"/>--no-hardlinks <text:s text:c="7"/>don't use local hardlinks, always copy</text:p>
      <text:p text:style-name="P1"><text:s text:c="4"/>-s, --shared <text:s text:c="9"/>setup as shared repository</text:p>
      <text:p text:style-name="P1"><text:s text:c="4"/>--recurse-submodules[=&lt;pathspec&gt;]</text:p>
      <text:p text:style-name="P1"><text:s text:c="26"/>initialize submodules in the clone</text:p>
      <text:p text:style-name="P1"><text:s text:c="4"/>--recursive ... <text:s text:c="6"/>alias of --recurse-submodules</text:p>
      <text:p text:style-name="P1"><text:s text:c="4"/>-j, --jobs &lt;n&gt; <text:s text:c="7"/>number of submodules cloned in parallel</text:p>
      <text:p text:style-name="P1"><text:s text:c="4"/>--template &lt;template-directory&gt;</text:p>
      <text:p text:style-name="P1"><text:s text:c="26"/>directory from which templates will be used</text:p>
      <text:p text:style-name="P1"><text:s text:c="4"/>--reference &lt;repo&gt; <text:s text:c="3"/>reference repository</text:p>
      <text:p text:style-name="P1"><text:s text:c="4"/>--reference-if-able &lt;repo&gt;</text:p>
      <text:p text:style-name="P1"><text:s text:c="26"/>reference repository</text:p>
      <text:p text:style-name="P1"><text:s text:c="4"/>--dissociate <text:s text:c="9"/>use --reference only while cloning</text:p>
      <text:p text:style-name="P1"><text:s text:c="4"/>-o, --origin &lt;name&gt; <text:s text:c="2"/>use &lt;name&gt; instead of 'origin' to track upstream</text:p>
      <text:p text:style-name="P1"><text:s text:c="4"/>-b, --branch &lt;branch&gt;</text:p>
      <text:p text:style-name="P1"><text:s text:c="26"/>checkout &lt;branch&gt; instead of the remote's HEAD</text:p>
      <text:p text:style-name="P1"><text:s text:c="4"/>-u, --upload-pack &lt;path&gt;</text:p>
      <text:p text:style-name="P1"><text:s text:c="26"/>path to git-upload-pack on the remote</text:p>
      <text:p text:style-name="P1"><text:s text:c="4"/>--depth &lt;depth&gt; <text:s text:c="6"/>create a shallow clone of that depth</text:p>
      <text:p text:style-name="P1"><text:s text:c="4"/>--shallow-since &lt;time&gt;</text:p>
      <text:p text:style-name="P1"><text:s text:c="26"/>create a shallow clone since a specific time</text:p>
      <text:p text:style-name="P1"><text:s text:c="4"/>--shallow-exclude &lt;revision&gt;</text:p>
      <text:p text:style-name="P1"><text:s text:c="26"/>deepen history of shallow clone, excluding rev</text:p>
      <text:p text:style-name="P1"><text:s text:c="4"/>--single-branch <text:s text:c="6"/>clone only one branch, HEAD or --branch</text:p>
      <text:p text:style-name="P1"><text:s text:c="4"/>--no-tags <text:s text:c="12"/>don't clone any tags, and make later fetches not to follow them</text:p>
      <text:p text:style-name="P1"><text:s text:c="4"/>--shallow-submodules <text:s/>any cloned submodules will be shallow</text:p>
      <text:p text:style-name="P1"><text:soft-page-break/><text:s text:c="4"/>--separate-git-dir &lt;gitdir&gt;</text:p>
      <text:p text:style-name="P1"><text:s text:c="26"/>separate git dir from working tree</text:p>
      <text:p text:style-name="P1"><text:s text:c="4"/>-c, --config &lt;key=value&gt;</text:p>
      <text:p text:style-name="P1"><text:s text:c="26"/>set config inside the new repository</text:p>
      <text:p text:style-name="P1"><text:s text:c="4"/>--server-option &lt;server-specific&gt;</text:p>
      <text:p text:style-name="P1"><text:s text:c="26"/>option to transmit</text:p>
      <text:p text:style-name="P1"><text:s text:c="4"/>-4, --ipv4 <text:s text:c="11"/>use IPv4 addresses only</text:p>
      <text:p text:style-name="P1"><text:s text:c="4"/>-6, --ipv6 <text:s text:c="11"/>use IPv6 addresses only</text:p>
      <text:p text:style-name="P1"><text:s text:c="4"/>--filter &lt;args&gt; <text:s text:c="6"/>object filtering</text:p>
      <text:p text:style-name="P1"><text:s text:c="4"/>--remote-submodules <text:s text:c="2"/>any cloned submodules will use their remote-tracking branch</text:p>
      <text:p text:style-name="P1"><text:s text:c="4"/>--sparse <text:s text:c="13"/>initialize sparse-checkout file to include only files at root</text:p>
      <text:p text:style-name="P1"/>
      <text:p text:style-name="P1">praveenkumarnaidu@alekhya-ThinkPad-E14-Gen-2:~/Documents/Eclipse/Basics$ <text:span text:style-name="T1">git pull</text:span></text:p>
      <text:p text:style-name="P1">Already up to date.</text:p>
      <text:p text:style-name="P1">praveenkumarnaidu@alekhya-ThinkPad-E14-Gen-2:~/Documents/Eclipse/Basics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1:30:29.064619906</meta:creation-date>
    <dc:date>2023-07-20T10:44:48.189908817</dc:date>
    <meta:editing-duration>PT23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6" meta:paragraph-count="1888" meta:word-count="6930" meta:character-count="147309" meta:non-whitespace-character-count="138138"/>
  </office:meta>
</office:document-meta>
</file>